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ListSched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table:style-name="ce1" office:value-type="string">
            <text:p>Min-Min</text:p>
          </table:table-cell>
          <table:table-cell office:value-type="float" office:value="116.774377">
            <text:p>116.774377</text:p>
          </table:table-cell>
          <table:table-cell office:value-type="float" office:value="442520.723466">
            <text:p>442520.723466</text:p>
          </table:table-cell>
        </table:table-row>
        <table:table-row table:style-name="ro3">
          <table:table-cell/>
          <table:table-cell table:style-name="ce1" office:value-type="string">
            <text:p>MCT</text:p>
          </table:table-cell>
          <table:table-cell office:value-type="float" office:value="151.401474">
            <text:p>151.401474</text:p>
          </table:table-cell>
          <table:table-cell office:value-type="float" office:value="599389.625">
            <text:p>599389.62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>
            <text:p>Instancia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Scenario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1" office:value-type="string">
            <text:p>Workload</text:p>
          </table:table-cell>
          <table:table-cell table:style-name="ce3" office:value-type="string">
            <text:p>A_c_hihi</text:p>
          </table:table-cell>
          <table:table-cell/>
        </table:table-row>
      </table:table>
      <table:table table:name="MOCHCD" table:style-name="ta1">
        <table:table-column table:style-name="co1" table:number-columns-repeated="15" table:default-cell-style-name="Default"/>
        <table:table-row table:style-name="ro3">
          <table:table-cell/>
          <table:table-cell table:style-name="ce4" office:value-type="string">
            <text:p>MOCHC/D</text:p>
          </table:table-cell>
          <table:table-cell table:style-name="ce4"/>
          <table:table-cell/>
          <table:table-cell table:style-name="ce4" office:value-type="string">
            <text:p>MOCHC/D (2m)</text:p>
          </table:table-cell>
          <table:table-cell table:style-name="ce4"/>
          <table:table-cell/>
          <table:table-cell table:style-name="ce4" office:value-type="string">
            <text:p>MOCHC/D (1m-7)</text:p>
          </table:table-cell>
          <table:table-cell table:style-name="ce4"/>
          <table:table-cell/>
          <table:table-cell table:style-name="ce4" office:value-type="string">
            <text:p>MOCHC/D (1m-6)</text:p>
          </table:table-cell>
          <table:table-cell table:style-name="ce4"/>
          <table:table-cell/>
          <table:table-cell table:style-name="ce4" office:value-type="string">
            <text:p>MOCHC/D (1m-8)</text:p>
          </table:table-cell>
          <table:table-cell table:style-name="ce4"/>
        </table:table-row>
        <table:table-row table:style-name="ro4">
          <table:table-cell/>
          <table:table-cell table:style-name="ce4" office:value-type="string">
            <text:p>Iteraciones: 2000x750</text:p>
          </table:table-cell>
          <table:table-cell table:style-name="ce4"/>
          <table:table-cell/>
          <table:table-cell table:style-name="ce4" office:value-type="string">
            <text:p>Iteraciones: 4000x750</text:p>
          </table:table-cell>
          <table:table-cell table:style-name="ce4"/>
          <table:table-cell/>
          <table:table-cell table:style-name="ce4" office:value-type="string">
            <text:p>Evaluations: 35000000</text:p>
          </table:table-cell>
          <table:table-cell table:style-name="ce4"/>
          <table:table-cell/>
          <table:table-cell table:style-name="ce4" office:value-type="string">
            <text:p>Evaluations: 35000000</text:p>
          </table:table-cell>
          <table:table-cell table:style-name="ce4"/>
          <table:table-cell/>
          <table:table-cell table:style-name="ce4" office:value-type="string">
            <text:p>Evaluations: 35000000</text:p>
          </table:table-cell>
          <table:table-cell table:style-name="ce4"/>
        </table:table-row>
        <table:table-row table:style-name="ro3">
          <table:table-cell/>
          <table:table-cell table:style-name="ce4" office:value-type="string">
            <text:p>Execution time: 56s</text:p>
          </table:table-cell>
          <table:table-cell table:style-name="ce4"/>
          <table:table-cell/>
          <table:table-cell table:style-name="ce4" office:value-type="string">
            <text:p>Execution time: 2m32s</text:p>
          </table:table-cell>
          <table:table-cell table:style-name="ce4"/>
          <table:table-cell/>
          <table:table-cell table:style-name="ce4" office:value-type="string">
            <text:p>Execution time: 2m32s</text:p>
          </table:table-cell>
          <table:table-cell table:style-name="ce4"/>
          <table:table-cell/>
          <table:table-cell table:style-name="ce4" office:value-type="string">
            <text:p>Execution time: 2m32s</text:p>
          </table:table-cell>
          <table:table-cell table:style-name="ce4"/>
          <table:table-cell/>
          <table:table-cell table:style-name="ce4" office:value-type="string">
            <text:p>Execution time: 2m32s</text:p>
          </table:table-cell>
          <table:table-cell table:style-name="ce4"/>
        </table:table-row>
        <table:table-row table:style-name="ro3"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2">
          <table:table-cell/>
          <table:table-cell table:style-name="ce5" office:value-type="string">
            <text:p>Makespan</text:p>
          </table:table-cell>
          <table:table-cell table:style-name="ce5" office:value-type="string">
            <text:p>Energy</text:p>
          </table:table-cell>
          <table:table-cell/>
          <table:table-cell table:style-name="ce5" office:value-type="string">
            <text:p>Makespan</text:p>
          </table:table-cell>
          <table:table-cell table:style-name="ce5" office:value-type="string">
            <text:p>Energy</text:p>
          </table:table-cell>
          <table:table-cell/>
          <table:table-cell table:style-name="ce5" office:value-type="string">
            <text:p>Makespan</text:p>
          </table:table-cell>
          <table:table-cell table:style-name="ce5" office:value-type="string">
            <text:p>Energy</text:p>
          </table:table-cell>
          <table:table-cell/>
          <table:table-cell table:style-name="ce5" office:value-type="string">
            <text:p>Makespan</text:p>
          </table:table-cell>
          <table:table-cell table:style-name="ce5" office:value-type="string">
            <text:p>Energy</text:p>
          </table:table-cell>
          <table:table-cell/>
          <table:table-cell table:style-name="ce5" office:value-type="string">
            <text:p>Makespan</text:p>
          </table:table-cell>
          <table:table-cell table:style-name="ce5" office:value-type="string">
            <text:p>Energy</text:p>
          </table:table-cell>
        </table:table-row>
        <table:table-row table:style-name="ro3">
          <table:table-cell/>
          <table:table-cell office:value-type="float" office:value="111.466847">
            <text:p>111.466847</text:p>
          </table:table-cell>
          <table:table-cell office:value-type="float" office:value="436046.776134">
            <text:p>436046.776134</text:p>
          </table:table-cell>
          <table:table-cell/>
          <table:table-cell office:value-type="float" office:value="111.363241">
            <text:p>111.363241</text:p>
          </table:table-cell>
          <table:table-cell office:value-type="float" office:value="434195.870649">
            <text:p>434195.870649</text:p>
          </table:table-cell>
          <table:table-cell table:style-name="ce6"/>
          <table:table-cell office:value-type="float" office:value="108.482447">
            <text:p>108.482447</text:p>
          </table:table-cell>
          <table:table-cell office:value-type="float" office:value="437344.471511">
            <text:p>437344.471511</text:p>
          </table:table-cell>
          <table:table-cell table:style-name="ce6"/>
          <table:table-cell office:value-type="float" office:value="109.140063">
            <text:p>109.140063</text:p>
          </table:table-cell>
          <table:table-cell office:value-type="float" office:value="436493.736284">
            <text:p>436493.736284</text:p>
          </table:table-cell>
          <table:table-cell table:style-name="ce6"/>
          <table:table-cell office:value-type="float" office:value="108.548135">
            <text:p>108.548135</text:p>
          </table:table-cell>
          <table:table-cell office:value-type="float" office:value="437971.851794">
            <text:p>437971.851794</text:p>
          </table:table-cell>
        </table:table-row>
        <table:table-row table:style-name="ro3">
          <table:table-cell/>
          <table:table-cell office:value-type="float" office:value="111.470403">
            <text:p>111.470403</text:p>
          </table:table-cell>
          <table:table-cell office:value-type="float" office:value="435980.336281">
            <text:p>435980.336281</text:p>
          </table:table-cell>
          <table:table-cell/>
          <table:table-cell office:value-type="float" office:value="111.378328">
            <text:p>111.378328</text:p>
          </table:table-cell>
          <table:table-cell office:value-type="float" office:value="433671.397165">
            <text:p>433671.397165</text:p>
          </table:table-cell>
          <table:table-cell table:style-name="ce6"/>
          <table:table-cell office:value-type="float" office:value="108.484561">
            <text:p>108.484561</text:p>
          </table:table-cell>
          <table:table-cell office:value-type="float" office:value="437328.235246">
            <text:p>437328.235246</text:p>
          </table:table-cell>
          <table:table-cell table:style-name="ce6"/>
          <table:table-cell office:value-type="float" office:value="109.144501">
            <text:p>109.144501</text:p>
          </table:table-cell>
          <table:table-cell office:value-type="float" office:value="436408.133441">
            <text:p>436408.133441</text:p>
          </table:table-cell>
          <table:table-cell table:style-name="ce6"/>
          <table:table-cell office:value-type="float" office:value="109.30327">
            <text:p>109.30327</text:p>
          </table:table-cell>
          <table:table-cell office:value-type="float" office:value="436235.625484">
            <text:p>436235.625484</text:p>
          </table:table-cell>
        </table:table-row>
        <table:table-row table:style-name="ro3">
          <table:table-cell/>
          <table:table-cell office:value-type="float" office:value="111.470776">
            <text:p>111.470776</text:p>
          </table:table-cell>
          <table:table-cell office:value-type="float" office:value="435979.768991">
            <text:p>435979.768991</text:p>
          </table:table-cell>
          <table:table-cell/>
          <table:table-cell office:value-type="float" office:value="111.522895">
            <text:p>111.522895</text:p>
          </table:table-cell>
          <table:table-cell office:value-type="float" office:value="432998.076038">
            <text:p>432998.076038</text:p>
          </table:table-cell>
          <table:table-cell table:style-name="ce6"/>
          <table:table-cell office:value-type="float" office:value="108.485157">
            <text:p>108.485157</text:p>
          </table:table-cell>
          <table:table-cell office:value-type="float" office:value="437308.049498">
            <text:p>437308.049498</text:p>
          </table:table-cell>
          <table:table-cell table:style-name="ce6"/>
          <table:table-cell office:value-type="float" office:value="109.327429">
            <text:p>109.327429</text:p>
          </table:table-cell>
          <table:table-cell office:value-type="float" office:value="436287.443131">
            <text:p>436287.443131</text:p>
          </table:table-cell>
          <table:table-cell table:style-name="ce6"/>
          <table:table-cell office:value-type="float" office:value="109.395573">
            <text:p>109.395573</text:p>
          </table:table-cell>
          <table:table-cell office:value-type="float" office:value="436112.268585">
            <text:p>436112.268585</text:p>
          </table:table-cell>
        </table:table-row>
        <table:table-row table:style-name="ro3">
          <table:table-cell/>
          <table:table-cell office:value-type="float" office:value="111.474171">
            <text:p>111.474171</text:p>
          </table:table-cell>
          <table:table-cell office:value-type="float" office:value="435944.585429">
            <text:p>435944.585429</text:p>
          </table:table-cell>
          <table:table-cell/>
          <table:table-cell office:value-type="float" office:value="111.61406">
            <text:p>111.61406</text:p>
          </table:table-cell>
          <table:table-cell office:value-type="float" office:value="432806.63159">
            <text:p>432806.63159</text:p>
          </table:table-cell>
          <table:table-cell table:style-name="ce6"/>
          <table:table-cell office:value-type="float" office:value="108.539585">
            <text:p>108.539585</text:p>
          </table:table-cell>
          <table:table-cell office:value-type="float" office:value="437094.527128">
            <text:p>437094.527128</text:p>
          </table:table-cell>
          <table:table-cell table:style-name="ce6"/>
          <table:table-cell office:value-type="float" office:value="109.906404">
            <text:p>109.906404</text:p>
          </table:table-cell>
          <table:table-cell office:value-type="float" office:value="434896.617231">
            <text:p>434896.617231</text:p>
          </table:table-cell>
          <table:table-cell table:style-name="ce6"/>
          <table:table-cell office:value-type="float" office:value="109.419383">
            <text:p>109.419383</text:p>
          </table:table-cell>
          <table:table-cell office:value-type="float" office:value="436109.530903">
            <text:p>436109.530903</text:p>
          </table:table-cell>
        </table:table-row>
        <table:table-row table:style-name="ro3">
          <table:table-cell/>
          <table:table-cell office:value-type="float" office:value="111.707453">
            <text:p>111.707453</text:p>
          </table:table-cell>
          <table:table-cell office:value-type="float" office:value="434259.165656">
            <text:p>434259.165656</text:p>
          </table:table-cell>
          <table:table-cell/>
          <table:table-cell office:value-type="float" office:value="111.615955">
            <text:p>111.615955</text:p>
          </table:table-cell>
          <table:table-cell office:value-type="float" office:value="432677.078401">
            <text:p>432677.078401</text:p>
          </table:table-cell>
          <table:table-cell table:style-name="ce6"/>
          <table:table-cell office:value-type="float" office:value="108.540964">
            <text:p>108.540964</text:p>
          </table:table-cell>
          <table:table-cell office:value-type="float" office:value="436884.301762">
            <text:p>436884.301762</text:p>
          </table:table-cell>
          <table:table-cell table:style-name="ce6"/>
          <table:table-cell office:value-type="float" office:value="109.907309">
            <text:p>109.907309</text:p>
          </table:table-cell>
          <table:table-cell office:value-type="float" office:value="434891.924847">
            <text:p>434891.924847</text:p>
          </table:table-cell>
          <table:table-cell table:style-name="ce6"/>
          <table:table-cell office:value-type="float" office:value="109.423739">
            <text:p>109.423739</text:p>
          </table:table-cell>
          <table:table-cell office:value-type="float" office:value="436050.770631">
            <text:p>436050.770631</text:p>
          </table:table-cell>
        </table:table-row>
        <table:table-row table:style-name="ro3">
          <table:table-cell/>
          <table:table-cell office:value-type="float" office:value="112.113589">
            <text:p>112.113589</text:p>
          </table:table-cell>
          <table:table-cell office:value-type="float" office:value="434013.466424">
            <text:p>434013.466424</text:p>
          </table:table-cell>
          <table:table-cell/>
          <table:table-cell office:value-type="float" office:value="112.235924">
            <text:p>112.235924</text:p>
          </table:table-cell>
          <table:table-cell office:value-type="float" office:value="431370.710512">
            <text:p>431370.710512</text:p>
          </table:table-cell>
          <table:table-cell table:style-name="ce6"/>
          <table:table-cell office:value-type="float" office:value="108.667105">
            <text:p>108.667105</text:p>
          </table:table-cell>
          <table:table-cell office:value-type="float" office:value="436874.408317">
            <text:p>436874.408317</text:p>
          </table:table-cell>
          <table:table-cell table:style-name="ce6"/>
          <table:table-cell office:value-type="float" office:value="113.068971">
            <text:p>113.068971</text:p>
          </table:table-cell>
          <table:table-cell office:value-type="float" office:value="433963.672648">
            <text:p>433963.672648</text:p>
          </table:table-cell>
          <table:table-cell table:style-name="ce6"/>
          <table:table-cell office:value-type="float" office:value="109.423818">
            <text:p>109.423818</text:p>
          </table:table-cell>
          <table:table-cell office:value-type="float" office:value="435892.702199">
            <text:p>435892.702199</text:p>
          </table:table-cell>
        </table:table-row>
        <table:table-row table:style-name="ro3">
          <table:table-cell/>
          <table:table-cell office:value-type="float" office:value="112.12194">
            <text:p>112.12194</text:p>
          </table:table-cell>
          <table:table-cell office:value-type="float" office:value="433855.470825">
            <text:p>433855.470825</text:p>
          </table:table-cell>
          <table:table-cell/>
          <table:table-cell office:value-type="float" office:value="112.644244">
            <text:p>112.644244</text:p>
          </table:table-cell>
          <table:table-cell office:value-type="float" office:value="430663.063081">
            <text:p>430663.063081</text:p>
          </table:table-cell>
          <table:table-cell table:style-name="ce6"/>
          <table:table-cell office:value-type="float" office:value="108.723683">
            <text:p>108.723683</text:p>
          </table:table-cell>
          <table:table-cell office:value-type="float" office:value="436761.553353">
            <text:p>436761.553353</text:p>
          </table:table-cell>
          <table:table-cell table:style-name="ce6"/>
          <table:table-cell office:value-type="float" office:value="113.110968">
            <text:p>113.110968</text:p>
          </table:table-cell>
          <table:table-cell office:value-type="float" office:value="433831.975753">
            <text:p>433831.975753</text:p>
          </table:table-cell>
          <table:table-cell table:style-name="ce6"/>
          <table:table-cell office:value-type="float" office:value="109.428347">
            <text:p>109.428347</text:p>
          </table:table-cell>
          <table:table-cell office:value-type="float" office:value="435802.463377">
            <text:p>435802.463377</text:p>
          </table:table-cell>
        </table:table-row>
        <table:table-row table:style-name="ro3">
          <table:table-cell/>
          <table:table-cell office:value-type="float" office:value="112.143673">
            <text:p>112.143673</text:p>
          </table:table-cell>
          <table:table-cell office:value-type="float" office:value="433833.532843">
            <text:p>433833.532843</text:p>
          </table:table-cell>
          <table:table-cell/>
          <table:table-cell office:value-type="float" office:value="112.871148">
            <text:p>112.871148</text:p>
          </table:table-cell>
          <table:table-cell office:value-type="float" office:value="429725.726679">
            <text:p>429725.726679</text:p>
          </table:table-cell>
          <table:table-cell table:style-name="ce6"/>
          <table:table-cell office:value-type="float" office:value="108.727238">
            <text:p>108.727238</text:p>
          </table:table-cell>
          <table:table-cell office:value-type="float" office:value="435767.541313">
            <text:p>435767.541313</text:p>
          </table:table-cell>
          <table:table-cell table:style-name="ce6"/>
          <table:table-cell office:value-type="float" office:value="113.732027">
            <text:p>113.732027</text:p>
          </table:table-cell>
          <table:table-cell office:value-type="float" office:value="429604.9499">
            <text:p>429604.9499</text:p>
          </table:table-cell>
          <table:table-cell table:style-name="ce6"/>
          <table:table-cell office:value-type="float" office:value="109.442039">
            <text:p>109.442039</text:p>
          </table:table-cell>
          <table:table-cell office:value-type="float" office:value="435702.070945">
            <text:p>435702.070945</text:p>
          </table:table-cell>
        </table:table-row>
        <table:table-row table:style-name="ro3">
          <table:table-cell/>
          <table:table-cell office:value-type="float" office:value="112.293313">
            <text:p>112.293313</text:p>
          </table:table-cell>
          <table:table-cell office:value-type="float" office:value="433789.293452">
            <text:p>433789.293452</text:p>
          </table:table-cell>
          <table:table-cell/>
          <table:table-cell office:value-type="float" office:value="112.885484">
            <text:p>112.885484</text:p>
          </table:table-cell>
          <table:table-cell office:value-type="float" office:value="429596.724912">
            <text:p>429596.724912</text:p>
          </table:table-cell>
          <table:table-cell table:style-name="ce6"/>
          <table:table-cell office:value-type="float" office:value="109.004508">
            <text:p>109.004508</text:p>
          </table:table-cell>
          <table:table-cell office:value-type="float" office:value="433816.327272">
            <text:p>433816.327272</text:p>
          </table:table-cell>
          <table:table-cell table:style-name="ce6"/>
          <table:table-cell office:value-type="float" office:value="114.632052">
            <text:p>114.632052</text:p>
          </table:table-cell>
          <table:table-cell office:value-type="float" office:value="429293.849539">
            <text:p>429293.849539</text:p>
          </table:table-cell>
          <table:table-cell table:style-name="ce6"/>
          <table:table-cell office:value-type="float" office:value="109.447813">
            <text:p>109.447813</text:p>
          </table:table-cell>
          <table:table-cell office:value-type="float" office:value="435646.352942">
            <text:p>435646.352942</text:p>
          </table:table-cell>
        </table:table-row>
        <table:table-row table:style-name="ro3">
          <table:table-cell/>
          <table:table-cell office:value-type="float" office:value="112.305338">
            <text:p>112.305338</text:p>
          </table:table-cell>
          <table:table-cell office:value-type="float" office:value="433462.014499">
            <text:p>433462.014499</text:p>
          </table:table-cell>
          <table:table-cell/>
          <table:table-cell office:value-type="float" office:value="112.944022">
            <text:p>112.944022</text:p>
          </table:table-cell>
          <table:table-cell office:value-type="float" office:value="424300.030891">
            <text:p>424300.030891</text:p>
          </table:table-cell>
          <table:table-cell table:style-name="ce6"/>
          <table:table-cell office:value-type="float" office:value="109.099773">
            <text:p>109.099773</text:p>
          </table:table-cell>
          <table:table-cell office:value-type="float" office:value="433181.438523">
            <text:p>433181.438523</text:p>
          </table:table-cell>
          <table:table-cell table:style-name="ce6"/>
          <table:table-cell office:value-type="float" office:value="114.846705">
            <text:p>114.846705</text:p>
          </table:table-cell>
          <table:table-cell office:value-type="float" office:value="429116.559233">
            <text:p>429116.559233</text:p>
          </table:table-cell>
          <table:table-cell table:style-name="ce6"/>
          <table:table-cell office:value-type="float" office:value="109.452188">
            <text:p>109.452188</text:p>
          </table:table-cell>
          <table:table-cell office:value-type="float" office:value="435627.417087">
            <text:p>435627.417087</text:p>
          </table:table-cell>
        </table:table-row>
        <table:table-row table:style-name="ro3">
          <table:table-cell/>
          <table:table-cell office:value-type="float" office:value="112.354576">
            <text:p>112.354576</text:p>
          </table:table-cell>
          <table:table-cell office:value-type="float" office:value="432857.656391">
            <text:p>432857.656391</text:p>
          </table:table-cell>
          <table:table-cell/>
          <table:table-cell office:value-type="float" office:value="113.285421">
            <text:p>113.285421</text:p>
          </table:table-cell>
          <table:table-cell office:value-type="float" office:value="422710.363678">
            <text:p>422710.363678</text:p>
          </table:table-cell>
          <table:table-cell table:style-name="ce6"/>
          <table:table-cell office:value-type="float" office:value="109.559275">
            <text:p>109.559275</text:p>
          </table:table-cell>
          <table:table-cell office:value-type="float" office:value="431573.986711">
            <text:p>431573.986711</text:p>
          </table:table-cell>
          <table:table-cell table:style-name="ce6"/>
          <table:table-cell office:value-type="float" office:value="114.86363">
            <text:p>114.86363</text:p>
          </table:table-cell>
          <table:table-cell office:value-type="float" office:value="429052.29021">
            <text:p>429052.29021</text:p>
          </table:table-cell>
          <table:table-cell table:style-name="ce6"/>
          <table:table-cell office:value-type="float" office:value="109.467703">
            <text:p>109.467703</text:p>
          </table:table-cell>
          <table:table-cell office:value-type="float" office:value="435603.428798">
            <text:p>435603.428798</text:p>
          </table:table-cell>
        </table:table-row>
        <table:table-row table:style-name="ro3">
          <table:table-cell/>
          <table:table-cell office:value-type="float" office:value="112.804143">
            <text:p>112.804143</text:p>
          </table:table-cell>
          <table:table-cell office:value-type="float" office:value="431613.972576">
            <text:p>431613.972576</text:p>
          </table:table-cell>
          <table:table-cell/>
          <table:table-cell office:value-type="float" office:value="113.40238">
            <text:p>113.40238</text:p>
          </table:table-cell>
          <table:table-cell office:value-type="float" office:value="421926.704827">
            <text:p>421926.704827</text:p>
          </table:table-cell>
          <table:table-cell table:style-name="ce6"/>
          <table:table-cell office:value-type="float" office:value="109.563847">
            <text:p>109.563847</text:p>
          </table:table-cell>
          <table:table-cell office:value-type="float" office:value="431412.918616">
            <text:p>431412.918616</text:p>
          </table:table-cell>
          <table:table-cell table:style-name="ce6"/>
          <table:table-cell office:value-type="float" office:value="114.868067">
            <text:p>114.868067</text:p>
          </table:table-cell>
          <table:table-cell office:value-type="float" office:value="428986.164647">
            <text:p>428986.164647</text:p>
          </table:table-cell>
          <table:table-cell table:style-name="ce6"/>
          <table:table-cell office:value-type="float" office:value="109.476012">
            <text:p>109.476012</text:p>
          </table:table-cell>
          <table:table-cell office:value-type="float" office:value="434021.126731">
            <text:p>434021.126731</text:p>
          </table:table-cell>
        </table:table-row>
        <table:table-row table:style-name="ro3">
          <table:table-cell/>
          <table:table-cell office:value-type="float" office:value="113.164519">
            <text:p>113.164519</text:p>
          </table:table-cell>
          <table:table-cell office:value-type="float" office:value="428299.695711">
            <text:p>428299.695711</text:p>
          </table:table-cell>
          <table:table-cell/>
          <table:table-cell office:value-type="float" office:value="113.706801">
            <text:p>113.706801</text:p>
          </table:table-cell>
          <table:table-cell office:value-type="float" office:value="421000.938674">
            <text:p>421000.938674</text:p>
          </table:table-cell>
          <table:table-cell table:style-name="ce6"/>
          <table:table-cell office:value-type="float" office:value="109.567963">
            <text:p>109.567963</text:p>
          </table:table-cell>
          <table:table-cell office:value-type="float" office:value="431153.268432">
            <text:p>431153.268432</text:p>
          </table:table-cell>
          <table:table-cell table:style-name="ce6"/>
          <table:table-cell office:value-type="float" office:value="115.37141">
            <text:p>115.37141</text:p>
          </table:table-cell>
          <table:table-cell office:value-type="float" office:value="425938.095818">
            <text:p>425938.095818</text:p>
          </table:table-cell>
          <table:table-cell table:style-name="ce6"/>
          <table:table-cell office:value-type="float" office:value="109.599476">
            <text:p>109.599476</text:p>
          </table:table-cell>
          <table:table-cell office:value-type="float" office:value="432688.499016">
            <text:p>432688.499016</text:p>
          </table:table-cell>
        </table:table-row>
        <table:table-row table:style-name="ro3">
          <table:table-cell/>
          <table:table-cell office:value-type="float" office:value="114.004426">
            <text:p>114.004426</text:p>
          </table:table-cell>
          <table:table-cell office:value-type="float" office:value="427039.136687">
            <text:p>427039.136687</text:p>
          </table:table-cell>
          <table:table-cell/>
          <table:table-cell office:value-type="float" office:value="114.641434">
            <text:p>114.641434</text:p>
          </table:table-cell>
          <table:table-cell office:value-type="float" office:value="417491.836526">
            <text:p>417491.836526</text:p>
          </table:table-cell>
          <table:table-cell table:style-name="ce6"/>
          <table:table-cell office:value-type="float" office:value="110.220078">
            <text:p>110.220078</text:p>
          </table:table-cell>
          <table:table-cell office:value-type="float" office:value="430530.587444">
            <text:p>430530.587444</text:p>
          </table:table-cell>
          <table:table-cell table:style-name="ce6"/>
          <table:table-cell office:value-type="float" office:value="115.430662">
            <text:p>115.430662</text:p>
          </table:table-cell>
          <table:table-cell office:value-type="float" office:value="425625.593161">
            <text:p>425625.593161</text:p>
          </table:table-cell>
          <table:table-cell table:style-name="ce6"/>
          <table:table-cell office:value-type="float" office:value="111.99297">
            <text:p>111.99297</text:p>
          </table:table-cell>
          <table:table-cell office:value-type="float" office:value="431318.156951">
            <text:p>431318.156951</text:p>
          </table:table-cell>
        </table:table-row>
        <table:table-row table:style-name="ro3">
          <table:table-cell/>
          <table:table-cell office:value-type="float" office:value="114.408455">
            <text:p>114.408455</text:p>
          </table:table-cell>
          <table:table-cell office:value-type="float" office:value="424859.410707">
            <text:p>424859.410707</text:p>
          </table:table-cell>
          <table:table-cell/>
          <table:table-cell office:value-type="float" office:value="114.701954">
            <text:p>114.701954</text:p>
          </table:table-cell>
          <table:table-cell office:value-type="float" office:value="416438.232028">
            <text:p>416438.232028</text:p>
          </table:table-cell>
          <table:table-cell table:style-name="ce6"/>
          <table:table-cell office:value-type="float" office:value="110.377161">
            <text:p>110.377161</text:p>
          </table:table-cell>
          <table:table-cell office:value-type="float" office:value="427640.232757">
            <text:p>427640.232757</text:p>
          </table:table-cell>
          <table:table-cell table:style-name="ce6"/>
          <table:table-cell office:value-type="float" office:value="115.507718">
            <text:p>115.507718</text:p>
          </table:table-cell>
          <table:table-cell office:value-type="float" office:value="424526.055628">
            <text:p>424526.055628</text:p>
          </table:table-cell>
          <table:table-cell table:style-name="ce6"/>
          <table:table-cell office:value-type="float" office:value="112.575626">
            <text:p>112.575626</text:p>
          </table:table-cell>
          <table:table-cell office:value-type="float" office:value="430863.979912">
            <text:p>430863.979912</text:p>
          </table:table-cell>
        </table:table-row>
        <table:table-row table:style-name="ro3">
          <table:table-cell/>
          <table:table-cell office:value-type="float" office:value="114.425284">
            <text:p>114.425284</text:p>
          </table:table-cell>
          <table:table-cell office:value-type="float" office:value="424614.565631">
            <text:p>424614.565631</text:p>
          </table:table-cell>
          <table:table-cell/>
          <table:table-cell office:value-type="float" office:value="114.702885">
            <text:p>114.702885</text:p>
          </table:table-cell>
          <table:table-cell office:value-type="float" office:value="416412.461464">
            <text:p>416412.461464</text:p>
          </table:table-cell>
          <table:table-cell table:style-name="ce6"/>
          <table:table-cell office:value-type="float" office:value="111.778395">
            <text:p>111.778395</text:p>
          </table:table-cell>
          <table:table-cell office:value-type="float" office:value="427029.897605">
            <text:p>427029.897605</text:p>
          </table:table-cell>
          <table:table-cell table:style-name="ce6"/>
          <table:table-cell office:value-type="float" office:value="115.578288">
            <text:p>115.578288</text:p>
          </table:table-cell>
          <table:table-cell office:value-type="float" office:value="424172.106445">
            <text:p>424172.106445</text:p>
          </table:table-cell>
          <table:table-cell table:style-name="ce6"/>
          <table:table-cell office:value-type="float" office:value="114.238934">
            <text:p>114.238934</text:p>
          </table:table-cell>
          <table:table-cell office:value-type="float" office:value="430565.706627">
            <text:p>430565.706627</text:p>
          </table:table-cell>
        </table:table-row>
        <table:table-row table:style-name="ro3">
          <table:table-cell/>
          <table:table-cell office:value-type="float" office:value="115.079082">
            <text:p>115.079082</text:p>
          </table:table-cell>
          <table:table-cell office:value-type="float" office:value="421743.904849">
            <text:p>421743.904849</text:p>
          </table:table-cell>
          <table:table-cell/>
          <table:table-cell office:value-type="float" office:value="115.009641">
            <text:p>115.009641</text:p>
          </table:table-cell>
          <table:table-cell office:value-type="float" office:value="416355.880186">
            <text:p>416355.880186</text:p>
          </table:table-cell>
          <table:table-cell table:style-name="ce6"/>
          <table:table-cell office:value-type="float" office:value="111.779726">
            <text:p>111.779726</text:p>
          </table:table-cell>
          <table:table-cell office:value-type="float" office:value="426764.581623">
            <text:p>426764.581623</text:p>
          </table:table-cell>
          <table:table-cell table:style-name="ce6"/>
          <table:table-cell office:value-type="float" office:value="115.657002">
            <text:p>115.657002</text:p>
          </table:table-cell>
          <table:table-cell office:value-type="float" office:value="424112.018235">
            <text:p>424112.018235</text:p>
          </table:table-cell>
          <table:table-cell table:style-name="ce6"/>
          <table:table-cell office:value-type="float" office:value="114.50117">
            <text:p>114.50117</text:p>
          </table:table-cell>
          <table:table-cell office:value-type="float" office:value="430130.298442">
            <text:p>430130.298442</text:p>
          </table:table-cell>
        </table:table-row>
        <table:table-row table:style-name="ro3">
          <table:table-cell/>
          <table:table-cell office:value-type="float" office:value="115.080457">
            <text:p>115.080457</text:p>
          </table:table-cell>
          <table:table-cell office:value-type="float" office:value="421405.321107">
            <text:p>421405.321107</text:p>
          </table:table-cell>
          <table:table-cell/>
          <table:table-cell office:value-type="float" office:value="115.014107">
            <text:p>115.014107</text:p>
          </table:table-cell>
          <table:table-cell office:value-type="float" office:value="416218.97094">
            <text:p>416218.97094</text:p>
          </table:table-cell>
          <table:table-cell table:style-name="ce6"/>
          <table:table-cell office:value-type="float" office:value="112.160048">
            <text:p>112.160048</text:p>
          </table:table-cell>
          <table:table-cell office:value-type="float" office:value="424128.766699">
            <text:p>424128.766699</text:p>
          </table:table-cell>
          <table:table-cell table:style-name="ce6"/>
          <table:table-cell office:value-type="float" office:value="117.764644">
            <text:p>117.764644</text:p>
          </table:table-cell>
          <table:table-cell office:value-type="float" office:value="422874.21198">
            <text:p>422874.21198</text:p>
          </table:table-cell>
          <table:table-cell table:style-name="ce6"/>
          <table:table-cell office:value-type="float" office:value="114.993378">
            <text:p>114.993378</text:p>
          </table:table-cell>
          <table:table-cell office:value-type="float" office:value="422907.526233">
            <text:p>422907.526233</text:p>
          </table:table-cell>
        </table:table-row>
        <table:table-row table:style-name="ro3">
          <table:table-cell/>
          <table:table-cell office:value-type="float" office:value="115.217051">
            <text:p>115.217051</text:p>
          </table:table-cell>
          <table:table-cell office:value-type="float" office:value="417404.219408">
            <text:p>417404.219408</text:p>
          </table:table-cell>
          <table:table-cell/>
          <table:table-cell office:value-type="float" office:value="115.274871">
            <text:p>115.274871</text:p>
          </table:table-cell>
          <table:table-cell office:value-type="float" office:value="415988.699736">
            <text:p>415988.699736</text:p>
          </table:table-cell>
          <table:table-cell table:style-name="ce6"/>
          <table:table-cell office:value-type="float" office:value="112.538957">
            <text:p>112.538957</text:p>
          </table:table-cell>
          <table:table-cell office:value-type="float" office:value="421319.219286">
            <text:p>421319.219286</text:p>
          </table:table-cell>
          <table:table-cell table:style-name="ce6"/>
          <table:table-cell office:value-type="float" office:value="117.77988">
            <text:p>117.77988</text:p>
          </table:table-cell>
          <table:table-cell office:value-type="float" office:value="422571.276064">
            <text:p>422571.276064</text:p>
          </table:table-cell>
          <table:table-cell table:style-name="ce6"/>
          <table:table-cell office:value-type="float" office:value="117.58332">
            <text:p>117.58332</text:p>
          </table:table-cell>
          <table:table-cell office:value-type="float" office:value="421751.486207">
            <text:p>421751.486207</text:p>
          </table:table-cell>
        </table:table-row>
        <table:table-row table:style-name="ro3">
          <table:table-cell/>
          <table:table-cell office:value-type="float" office:value="115.296849">
            <text:p>115.296849</text:p>
          </table:table-cell>
          <table:table-cell office:value-type="float" office:value="416343.336359">
            <text:p>416343.336359</text:p>
          </table:table-cell>
          <table:table-cell/>
          <table:table-cell office:value-type="float" office:value="116.814453">
            <text:p>116.814453</text:p>
          </table:table-cell>
          <table:table-cell office:value-type="float" office:value="414887.339066">
            <text:p>414887.339066</text:p>
          </table:table-cell>
          <table:table-cell table:style-name="ce6"/>
          <table:table-cell office:value-type="float" office:value="112.546642">
            <text:p>112.546642</text:p>
          </table:table-cell>
          <table:table-cell office:value-type="float" office:value="421271.125451">
            <text:p>421271.125451</text:p>
          </table:table-cell>
          <table:table-cell table:style-name="ce6"/>
          <table:table-cell office:value-type="float" office:value="118.081001">
            <text:p>118.081001</text:p>
          </table:table-cell>
          <table:table-cell office:value-type="float" office:value="422420.803127">
            <text:p>422420.803127</text:p>
          </table:table-cell>
          <table:table-cell table:style-name="ce6"/>
          <table:table-cell office:value-type="float" office:value="117.613371">
            <text:p>117.613371</text:p>
          </table:table-cell>
          <table:table-cell office:value-type="float" office:value="421657.467871">
            <text:p>421657.467871</text:p>
          </table:table-cell>
        </table:table-row>
        <table:table-row table:style-name="ro3">
          <table:table-cell/>
          <table:table-cell office:value-type="float" office:value="117.119486">
            <text:p>117.119486</text:p>
          </table:table-cell>
          <table:table-cell office:value-type="float" office:value="414678.258381">
            <text:p>414678.258381</text:p>
          </table:table-cell>
          <table:table-cell/>
          <table:table-cell office:value-type="float" office:value="117.104892">
            <text:p>117.104892</text:p>
          </table:table-cell>
          <table:table-cell office:value-type="float" office:value="413672.478247">
            <text:p>413672.478247</text:p>
          </table:table-cell>
          <table:table-cell table:style-name="ce6"/>
          <table:table-cell office:value-type="float" office:value="112.684432">
            <text:p>112.684432</text:p>
          </table:table-cell>
          <table:table-cell office:value-type="float" office:value="420756.13575">
            <text:p>420756.13575</text:p>
          </table:table-cell>
          <table:table-cell table:style-name="ce6"/>
          <table:table-cell office:value-type="float" office:value="118.148473">
            <text:p>118.148473</text:p>
          </table:table-cell>
          <table:table-cell office:value-type="float" office:value="422140.390976">
            <text:p>422140.390976</text:p>
          </table:table-cell>
          <table:table-cell table:style-name="ce6"/>
          <table:table-cell office:value-type="float" office:value="117.622585">
            <text:p>117.622585</text:p>
          </table:table-cell>
          <table:table-cell office:value-type="float" office:value="421653.074017">
            <text:p>421653.074017</text:p>
          </table:table-cell>
        </table:table-row>
        <table:table-row table:style-name="ro3">
          <table:table-cell/>
          <table:table-cell office:value-type="float" office:value="118.03203">
            <text:p>118.03203</text:p>
          </table:table-cell>
          <table:table-cell office:value-type="float" office:value="413379.324867">
            <text:p>413379.324867</text:p>
          </table:table-cell>
          <table:table-cell/>
          <table:table-cell office:value-type="float" office:value="117.792392">
            <text:p>117.792392</text:p>
          </table:table-cell>
          <table:table-cell office:value-type="float" office:value="413139.819242">
            <text:p>413139.819242</text:p>
          </table:table-cell>
          <table:table-cell table:style-name="ce6"/>
          <table:table-cell office:value-type="float" office:value="114.097858">
            <text:p>114.097858</text:p>
          </table:table-cell>
          <table:table-cell office:value-type="float" office:value="418646.830773">
            <text:p>418646.830773</text:p>
          </table:table-cell>
          <table:table-cell table:style-name="ce6"/>
          <table:table-cell office:value-type="float" office:value="118.172361">
            <text:p>118.172361</text:p>
          </table:table-cell>
          <table:table-cell office:value-type="float" office:value="421451.282911">
            <text:p>421451.282911</text:p>
          </table:table-cell>
          <table:table-cell table:style-name="ce6"/>
          <table:table-cell office:value-type="float" office:value="117.889227">
            <text:p>117.889227</text:p>
          </table:table-cell>
          <table:table-cell office:value-type="float" office:value="416280.570519">
            <text:p>416280.570519</text:p>
          </table:table-cell>
        </table:table-row>
        <table:table-row table:style-name="ro3">
          <table:table-cell/>
          <table:table-cell office:value-type="float" office:value="118.092494">
            <text:p>118.092494</text:p>
          </table:table-cell>
          <table:table-cell office:value-type="float" office:value="413172.43061">
            <text:p>413172.43061</text:p>
          </table:table-cell>
          <table:table-cell/>
          <table:table-cell office:value-type="float" office:value="117.812911">
            <text:p>117.812911</text:p>
          </table:table-cell>
          <table:table-cell office:value-type="float" office:value="412426.7399">
            <text:p>412426.7399</text:p>
          </table:table-cell>
          <table:table-cell table:style-name="ce6"/>
          <table:table-cell office:value-type="float" office:value="115.193718">
            <text:p>115.193718</text:p>
          </table:table-cell>
          <table:table-cell office:value-type="float" office:value="418543.83553">
            <text:p>418543.83553</text:p>
          </table:table-cell>
          <table:table-cell table:style-name="ce6"/>
          <table:table-cell office:value-type="float" office:value="118.40409">
            <text:p>118.40409</text:p>
          </table:table-cell>
          <table:table-cell office:value-type="float" office:value="420402.672931">
            <text:p>420402.672931</text:p>
          </table:table-cell>
          <table:table-cell table:style-name="ce6"/>
          <table:table-cell office:value-type="float" office:value="117.944046">
            <text:p>117.944046</text:p>
          </table:table-cell>
          <table:table-cell office:value-type="float" office:value="414182.800571">
            <text:p>414182.800571</text:p>
          </table:table-cell>
        </table:table-row>
        <table:table-row table:style-name="ro3">
          <table:table-cell/>
          <table:table-cell office:value-type="float" office:value="119.391094">
            <text:p>119.391094</text:p>
          </table:table-cell>
          <table:table-cell office:value-type="float" office:value="411187.039201">
            <text:p>411187.039201</text:p>
          </table:table-cell>
          <table:table-cell/>
          <table:table-cell office:value-type="float" office:value="117.940923">
            <text:p>117.940923</text:p>
          </table:table-cell>
          <table:table-cell office:value-type="float" office:value="412323.254299">
            <text:p>412323.254299</text:p>
          </table:table-cell>
          <table:table-cell table:style-name="ce6"/>
          <table:table-cell office:value-type="float" office:value="115.359231">
            <text:p>115.359231</text:p>
          </table:table-cell>
          <table:table-cell office:value-type="float" office:value="416354.118809">
            <text:p>416354.118809</text:p>
          </table:table-cell>
          <table:table-cell table:style-name="ce6"/>
          <table:table-cell office:value-type="float" office:value="118.572515">
            <text:p>118.572515</text:p>
          </table:table-cell>
          <table:table-cell office:value-type="float" office:value="420094.069593">
            <text:p>420094.069593</text:p>
          </table:table-cell>
          <table:table-cell table:style-name="ce6"/>
          <table:table-cell office:value-type="float" office:value="117.947878">
            <text:p>117.947878</text:p>
          </table:table-cell>
          <table:table-cell office:value-type="float" office:value="411584.723496">
            <text:p>411584.723496</text:p>
          </table:table-cell>
        </table:table-row>
        <table:table-row table:style-name="ro3">
          <table:table-cell/>
          <table:table-cell office:value-type="float" office:value="119.395279">
            <text:p>119.395279</text:p>
          </table:table-cell>
          <table:table-cell office:value-type="float" office:value="411115.064453">
            <text:p>411115.064453</text:p>
          </table:table-cell>
          <table:table-cell/>
          <table:table-cell office:value-type="float" office:value="118.933187">
            <text:p>118.933187</text:p>
          </table:table-cell>
          <table:table-cell office:value-type="float" office:value="411831.298665">
            <text:p>411831.298665</text:p>
          </table:table-cell>
          <table:table-cell table:style-name="ce6"/>
          <table:table-cell office:value-type="float" office:value="115.413901">
            <text:p>115.413901</text:p>
          </table:table-cell>
          <table:table-cell office:value-type="float" office:value="416261.968625">
            <text:p>416261.968625</text:p>
          </table:table-cell>
          <table:table-cell table:style-name="ce6"/>
          <table:table-cell office:value-type="float" office:value="118.656148">
            <text:p>118.656148</text:p>
          </table:table-cell>
          <table:table-cell office:value-type="float" office:value="419189.957724">
            <text:p>419189.957724</text:p>
          </table:table-cell>
          <table:table-cell table:style-name="ce6"/>
          <table:table-cell office:value-type="float" office:value="119.083226">
            <text:p>119.083226</text:p>
          </table:table-cell>
          <table:table-cell office:value-type="float" office:value="411228.381991">
            <text:p>411228.381991</text:p>
          </table:table-cell>
        </table:table-row>
        <table:table-row table:style-name="ro3">
          <table:table-cell/>
          <table:table-cell office:value-type="float" office:value="119.395918">
            <text:p>119.395918</text:p>
          </table:table-cell>
          <table:table-cell office:value-type="float" office:value="411090.375865">
            <text:p>411090.375865</text:p>
          </table:table-cell>
          <table:table-cell/>
          <table:table-cell office:value-type="float" office:value="119.117288">
            <text:p>119.117288</text:p>
          </table:table-cell>
          <table:table-cell office:value-type="float" office:value="410339.008203">
            <text:p>410339.008203</text:p>
          </table:table-cell>
          <table:table-cell table:style-name="ce6"/>
          <table:table-cell office:value-type="float" office:value="115.937101">
            <text:p>115.937101</text:p>
          </table:table-cell>
          <table:table-cell office:value-type="float" office:value="415471.77162">
            <text:p>415471.77162</text:p>
          </table:table-cell>
          <table:table-cell table:style-name="ce6"/>
          <table:table-cell office:value-type="float" office:value="118.923848">
            <text:p>118.923848</text:p>
          </table:table-cell>
          <table:table-cell office:value-type="float" office:value="418309.401961">
            <text:p>418309.401961</text:p>
          </table:table-cell>
          <table:table-cell table:style-name="ce6"/>
          <table:table-cell office:value-type="float" office:value="119.088147">
            <text:p>119.088147</text:p>
          </table:table-cell>
          <table:table-cell office:value-type="float" office:value="411209.347896">
            <text:p>411209.347896</text:p>
          </table:table-cell>
        </table:table-row>
        <table:table-row table:style-name="ro3">
          <table:table-cell/>
          <table:table-cell office:value-type="float" office:value="119.553039">
            <text:p>119.553039</text:p>
          </table:table-cell>
          <table:table-cell office:value-type="float" office:value="410825.861211">
            <text:p>410825.861211</text:p>
          </table:table-cell>
          <table:table-cell/>
          <table:table-cell office:value-type="float" office:value="119.608545">
            <text:p>119.608545</text:p>
          </table:table-cell>
          <table:table-cell office:value-type="float" office:value="409633.693606">
            <text:p>409633.693606</text:p>
          </table:table-cell>
          <table:table-cell table:style-name="ce6"/>
          <table:table-cell office:value-type="float" office:value="116.979118">
            <text:p>116.979118</text:p>
          </table:table-cell>
          <table:table-cell office:value-type="float" office:value="412251.036732">
            <text:p>412251.036732</text:p>
          </table:table-cell>
          <table:table-cell table:style-name="ce6"/>
          <table:table-cell office:value-type="float" office:value="119.853705">
            <text:p>119.853705</text:p>
          </table:table-cell>
          <table:table-cell office:value-type="float" office:value="413580.207572">
            <text:p>413580.207572</text:p>
          </table:table-cell>
          <table:table-cell table:style-name="ce6"/>
          <table:table-cell office:value-type="float" office:value="119.209525">
            <text:p>119.209525</text:p>
          </table:table-cell>
          <table:table-cell office:value-type="float" office:value="410005.55779">
            <text:p>410005.55779</text:p>
          </table:table-cell>
        </table:table-row>
        <table:table-row table:style-name="ro3">
          <table:table-cell/>
          <table:table-cell office:value-type="float" office:value="119.562086">
            <text:p>119.562086</text:p>
          </table:table-cell>
          <table:table-cell office:value-type="float" office:value="410586.887442">
            <text:p>410586.887442</text:p>
          </table:table-cell>
          <table:table-cell/>
          <table:table-cell office:value-type="float" office:value="122.374337">
            <text:p>122.374337</text:p>
          </table:table-cell>
          <table:table-cell office:value-type="float" office:value="408771.627272">
            <text:p>408771.627272</text:p>
          </table:table-cell>
          <table:table-cell table:style-name="ce6"/>
          <table:table-cell office:value-type="float" office:value="117.00354">
            <text:p>117.00354</text:p>
          </table:table-cell>
          <table:table-cell office:value-type="float" office:value="412028.910986">
            <text:p>412028.910986</text:p>
          </table:table-cell>
          <table:table-cell table:style-name="ce6"/>
          <table:table-cell office:value-type="float" office:value="120.037943">
            <text:p>120.037943</text:p>
          </table:table-cell>
          <table:table-cell office:value-type="float" office:value="413556.218979">
            <text:p>413556.218979</text:p>
          </table:table-cell>
          <table:table-cell table:style-name="ce6"/>
          <table:table-cell office:value-type="float" office:value="119.212334">
            <text:p>119.212334</text:p>
          </table:table-cell>
          <table:table-cell office:value-type="float" office:value="409997.766925">
            <text:p>409997.766925</text:p>
          </table:table-cell>
        </table:table-row>
        <table:table-row table:style-name="ro3">
          <table:table-cell/>
          <table:table-cell office:value-type="float" office:value="119.615629">
            <text:p>119.615629</text:p>
          </table:table-cell>
          <table:table-cell office:value-type="float" office:value="410469.990483">
            <text:p>410469.990483</text:p>
          </table:table-cell>
          <table:table-cell/>
          <table:table-cell office:value-type="float" office:value="122.415461">
            <text:p>122.415461</text:p>
          </table:table-cell>
          <table:table-cell office:value-type="float" office:value="408573.139733">
            <text:p>408573.139733</text:p>
          </table:table-cell>
          <table:table-cell table:style-name="ce6"/>
          <table:table-cell office:value-type="float" office:value="117.172485">
            <text:p>117.172485</text:p>
          </table:table-cell>
          <table:table-cell office:value-type="float" office:value="410377.281365">
            <text:p>410377.281365</text:p>
          </table:table-cell>
          <table:table-cell table:style-name="ce6"/>
          <table:table-cell office:value-type="float" office:value="120.601193">
            <text:p>120.601193</text:p>
          </table:table-cell>
          <table:table-cell office:value-type="float" office:value="410801.079519">
            <text:p>410801.079519</text:p>
          </table:table-cell>
          <table:table-cell table:style-name="ce6"/>
          <table:table-cell office:value-type="float" office:value="119.27637">
            <text:p>119.27637</text:p>
          </table:table-cell>
          <table:table-cell office:value-type="float" office:value="409319.831341">
            <text:p>409319.831341</text:p>
          </table:table-cell>
        </table:table-row>
        <table:table-row table:style-name="ro3">
          <table:table-cell/>
          <table:table-cell office:value-type="float" office:value="122.658179">
            <text:p>122.658179</text:p>
          </table:table-cell>
          <table:table-cell office:value-type="float" office:value="409030.865722">
            <text:p>409030.865722</text:p>
          </table:table-cell>
          <table:table-cell table:number-columns-repeated="3"/>
          <table:table-cell table:style-name="ce6"/>
          <table:table-cell office:value-type="float" office:value="117.22976">
            <text:p>117.22976</text:p>
          </table:table-cell>
          <table:table-cell office:value-type="float" office:value="409859.816584">
            <text:p>409859.816584</text:p>
          </table:table-cell>
          <table:table-cell table:style-name="ce6"/>
          <table:table-cell office:value-type="float" office:value="120.687678">
            <text:p>120.687678</text:p>
          </table:table-cell>
          <table:table-cell office:value-type="float" office:value="410414.886426">
            <text:p>410414.886426</text:p>
          </table:table-cell>
          <table:table-cell table:style-name="ce6"/>
          <table:table-cell office:value-type="float" office:value="119.314641">
            <text:p>119.314641</text:p>
          </table:table-cell>
          <table:table-cell office:value-type="float" office:value="408602.918725">
            <text:p>408602.918725</text:p>
          </table:table-cell>
        </table:table-row>
        <table:table-row table:style-name="ro3">
          <table:table-cell table:number-columns-repeated="6"/>
          <table:table-cell table:style-name="ce6"/>
          <table:table-cell office:value-type="float" office:value="117.304569">
            <text:p>117.304569</text:p>
          </table:table-cell>
          <table:table-cell office:value-type="float" office:value="409690.762375">
            <text:p>409690.762375</text:p>
          </table:table-cell>
          <table:table-cell table:style-name="ce6"/>
          <table:table-cell office:value-type="float" office:value="121.842762">
            <text:p>121.842762</text:p>
          </table:table-cell>
          <table:table-cell office:value-type="float" office:value="409817.241904">
            <text:p>409817.241904</text:p>
          </table:table-cell>
          <table:table-cell table:style-name="ce6"/>
          <table:table-cell office:value-type="float" office:value="119.323703">
            <text:p>119.323703</text:p>
          </table:table-cell>
          <table:table-cell office:value-type="float" office:value="408246.420791">
            <text:p>408246.420791</text:p>
          </table:table-cell>
        </table:table-row>
        <table:table-row table:style-name="ro3">
          <table:table-cell table:number-columns-repeated="6"/>
          <table:table-cell table:style-name="ce6"/>
          <table:table-cell office:value-type="float" office:value="117.367935">
            <text:p>117.367935</text:p>
          </table:table-cell>
          <table:table-cell office:value-type="float" office:value="409654.43986">
            <text:p>409654.43986</text:p>
          </table:table-cell>
          <table:table-cell table:style-name="ce6"/>
          <table:table-cell office:value-type="float" office:value="122.268203">
            <text:p>122.268203</text:p>
          </table:table-cell>
          <table:table-cell office:value-type="float" office:value="409123.351602">
            <text:p>409123.351602</text:p>
          </table:table-cell>
          <table:table-cell table:style-name="ce6"/>
          <table:table-cell office:value-type="float" office:value="119.324411">
            <text:p>119.324411</text:p>
          </table:table-cell>
          <table:table-cell office:value-type="float" office:value="408148.039859">
            <text:p>408148.039859</text:p>
          </table:table-cell>
        </table:table-row>
        <table:table-row table:style-name="ro3">
          <table:table-cell table:number-columns-repeated="6"/>
          <table:table-cell table:style-name="ce6"/>
          <table:table-cell office:value-type="float" office:value="119.690261">
            <text:p>119.690261</text:p>
          </table:table-cell>
          <table:table-cell office:value-type="float" office:value="408988.175651">
            <text:p>408988.175651</text:p>
          </table:table-cell>
          <table:table-cell table:style-name="ce6"/>
          <table:table-cell office:value-type="float" office:value="123.103496">
            <text:p>123.103496</text:p>
          </table:table-cell>
          <table:table-cell office:value-type="float" office:value="407940.037482">
            <text:p>407940.037482</text:p>
          </table:table-cell>
          <table:table-cell table:style-name="ce6"/>
          <table:table-cell office:value-type="float" office:value="119.963392">
            <text:p>119.963392</text:p>
          </table:table-cell>
          <table:table-cell office:value-type="float" office:value="407043.828704">
            <text:p>407043.828704</text:p>
          </table:table-cell>
        </table:table-row>
        <table:table-row table:style-name="ro3">
          <table:table-cell table:number-columns-repeated="6"/>
          <table:table-cell table:style-name="ce6"/>
          <table:table-cell office:value-type="float" office:value="121.334656">
            <text:p>121.334656</text:p>
          </table:table-cell>
          <table:table-cell office:value-type="float" office:value="407454.757153">
            <text:p>407454.757153</text:p>
          </table:table-cell>
          <table:table-cell table:style-name="ce6"/>
          <table:table-cell office:value-type="float" office:value="123.110158">
            <text:p>123.110158</text:p>
          </table:table-cell>
          <table:table-cell office:value-type="float" office:value="407935.987559">
            <text:p>407935.987559</text:p>
          </table:table-cell>
          <table:table-cell table:style-name="ce6"/>
          <table:table-cell office:value-type="float" office:value="123.952787">
            <text:p>123.952787</text:p>
          </table:table-cell>
          <table:table-cell office:value-type="float" office:value="405587.037604">
            <text:p>405587.037604</text:p>
          </table:table-cell>
        </table:table-row>
        <table:table-row table:style-name="ro3">
          <table:table-cell table:number-columns-repeated="6"/>
          <table:table-cell table:style-name="ce6"/>
          <table:table-cell office:value-type="float" office:value="121.602833">
            <text:p>121.602833</text:p>
          </table:table-cell>
          <table:table-cell office:value-type="float" office:value="407418.17692">
            <text:p>407418.17692</text:p>
          </table:table-cell>
          <table:table-cell table:style-name="ce6"/>
          <table:table-cell office:value-type="float" office:value="123.54475">
            <text:p>123.54475</text:p>
          </table:table-cell>
          <table:table-cell office:value-type="float" office:value="407555.535872">
            <text:p>407555.535872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6"/>
          <table:table-cell office:value-type="float" office:value="121.777899">
            <text:p>121.777899</text:p>
          </table:table-cell>
          <table:table-cell office:value-type="float" office:value="406045.550309">
            <text:p>406045.550309</text:p>
          </table:table-cell>
          <table:table-cell table:style-name="ce6"/>
          <table:table-cell office:value-type="float" office:value="123.554527">
            <text:p>123.554527</text:p>
          </table:table-cell>
          <table:table-cell office:value-type="float" office:value="407505.610799">
            <text:p>407505.610799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6"/>
          <table:table-cell table:number-columns-repeated="2"/>
          <table:table-cell table:style-name="ce6"/>
          <table:table-cell office:value-type="float" office:value="124.376521">
            <text:p>124.376521</text:p>
          </table:table-cell>
          <table:table-cell office:value-type="float" office:value="406417.988905">
            <text:p>406417.988905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6"/>
          <table:table-cell table:number-columns-repeated="2"/>
          <table:table-cell table:style-name="ce6"/>
          <table:table-cell office:value-type="float" office:value="124.380146">
            <text:p>124.380146</text:p>
          </table:table-cell>
          <table:table-cell office:value-type="float" office:value="406417.109348">
            <text:p>406417.109348</text:p>
          </table:table-cell>
          <table:table-cell table:number-columns-repeated="3"/>
        </table:table-row>
        <table:table-row table:style-name="ro3" table:number-rows-repeated="2">
          <table:table-cell table:number-columns-repeated="6"/>
          <table:table-cell table:style-name="ce6"/>
          <table:table-cell table:number-columns-repeated="8"/>
        </table:table-row>
        <table:table-row table:style-name="ro3" table:number-rows-repeated="1048530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ME-MLS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E-MLS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Iteraciones: 34.097.749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5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08.500725">
            <text:p>108.500725</text:p>
          </table:table-cell>
          <table:table-cell office:value-type="float" office:value="425615.75">
            <text:p>425615.75</text:p>
          </table:table-cell>
        </table:table-row>
        <table:table-row table:style-name="ro3">
          <table:table-cell/>
          <table:table-cell office:value-type="float" office:value="108.727425">
            <text:p>108.727425</text:p>
          </table:table-cell>
          <table:table-cell office:value-type="float" office:value="425444.03125">
            <text:p>425444.03125</text:p>
          </table:table-cell>
        </table:table-row>
        <table:table-row table:style-name="ro3">
          <table:table-cell/>
          <table:table-cell office:value-type="float" office:value="109.009079">
            <text:p>109.009079</text:p>
          </table:table-cell>
          <table:table-cell office:value-type="float" office:value="424468.59375">
            <text:p>424468.59375</text:p>
          </table:table-cell>
        </table:table-row>
        <table:table-row table:style-name="ro3">
          <table:table-cell/>
          <table:table-cell office:value-type="float" office:value="109.496666">
            <text:p>109.496666</text:p>
          </table:table-cell>
          <table:table-cell office:value-type="float" office:value="423917.8125">
            <text:p>423917.8125</text:p>
          </table:table-cell>
        </table:table-row>
        <table:table-row table:style-name="ro3">
          <table:table-cell/>
          <table:table-cell office:value-type="float" office:value="110.277939">
            <text:p>110.277939</text:p>
          </table:table-cell>
          <table:table-cell office:value-type="float" office:value="419945.125">
            <text:p>419945.125</text:p>
          </table:table-cell>
        </table:table-row>
        <table:table-row table:style-name="ro3">
          <table:table-cell/>
          <table:table-cell office:value-type="float" office:value="112.215736">
            <text:p>112.215736</text:p>
          </table:table-cell>
          <table:table-cell office:value-type="float" office:value="417825.375">
            <text:p>417825.375</text:p>
          </table:table-cell>
        </table:table-row>
        <table:table-row table:style-name="ro3">
          <table:table-cell/>
          <table:table-cell office:value-type="float" office:value="113.042183">
            <text:p>113.042183</text:p>
          </table:table-cell>
          <table:table-cell office:value-type="float" office:value="415728.53125">
            <text:p>415728.53125</text:p>
          </table:table-cell>
        </table:table-row>
        <table:table-row table:style-name="ro3">
          <table:table-cell/>
          <table:table-cell office:value-type="float" office:value="117.675392">
            <text:p>117.675392</text:p>
          </table:table-cell>
          <table:table-cell office:value-type="float" office:value="411753.25">
            <text:p>411753.25</text:p>
          </table:table-cell>
        </table:table-row>
      </table:table>
      <table:table table:name="MOCell" table:style-name="ta1"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>
            <text:p>MOCell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10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7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1.773132324219">
            <text:p>141.7731323242</text:p>
          </table:table-cell>
          <table:table-cell office:value-type="float" office:value="556776.5">
            <text:p>556776.5</text:p>
          </table:table-cell>
        </table:table-row>
        <table:table-row table:style-name="ro3">
          <table:table-cell/>
          <table:table-cell office:value-type="float" office:value="141.807464599609">
            <text:p>141.8074645996</text:p>
          </table:table-cell>
          <table:table-cell office:value-type="float" office:value="556723.625">
            <text:p>556723.625</text:p>
          </table:table-cell>
        </table:table-row>
        <table:table-row table:style-name="ro3">
          <table:table-cell/>
          <table:table-cell office:value-type="float" office:value="142.177841186523">
            <text:p>142.1778411865</text:p>
          </table:table-cell>
          <table:table-cell office:value-type="float" office:value="556388">
            <text:p>556388</text:p>
          </table:table-cell>
        </table:table-row>
        <table:table-row table:style-name="ro3">
          <table:table-cell/>
          <table:table-cell office:value-type="float" office:value="142.195373535156">
            <text:p>142.1953735352</text:p>
          </table:table-cell>
          <table:table-cell office:value-type="float" office:value="555736.5">
            <text:p>555736.5</text:p>
          </table:table-cell>
        </table:table-row>
        <table:table-row table:style-name="ro3">
          <table:table-cell/>
          <table:table-cell office:value-type="float" office:value="142.204788208008">
            <text:p>142.204788208</text:p>
          </table:table-cell>
          <table:table-cell office:value-type="float" office:value="555591.3125">
            <text:p>555591.3125</text:p>
          </table:table-cell>
        </table:table-row>
        <table:table-row table:style-name="ro3">
          <table:table-cell/>
          <table:table-cell office:value-type="float" office:value="142.286437988281">
            <text:p>142.2864379883</text:p>
          </table:table-cell>
          <table:table-cell office:value-type="float" office:value="555094">
            <text:p>555094</text:p>
          </table:table-cell>
        </table:table-row>
        <table:table-row table:style-name="ro3">
          <table:table-cell/>
          <table:table-cell office:value-type="float" office:value="142.313385009766">
            <text:p>142.3133850098</text:p>
          </table:table-cell>
          <table:table-cell office:value-type="float" office:value="554891.625">
            <text:p>554891.625</text:p>
          </table:table-cell>
        </table:table-row>
        <table:table-row table:style-name="ro3">
          <table:table-cell/>
          <table:table-cell office:value-type="float" office:value="142.360229492188">
            <text:p>142.3602294922</text:p>
          </table:table-cell>
          <table:table-cell office:value-type="float" office:value="553467.5625">
            <text:p>553467.5625</text:p>
          </table:table-cell>
        </table:table-row>
        <table:table-row table:style-name="ro3">
          <table:table-cell/>
          <table:table-cell office:value-type="float" office:value="142.36328125">
            <text:p>142.36328125</text:p>
          </table:table-cell>
          <table:table-cell office:value-type="float" office:value="553416.3125">
            <text:p>553416.3125</text:p>
          </table:table-cell>
        </table:table-row>
        <table:table-row table:style-name="ro3">
          <table:table-cell/>
          <table:table-cell office:value-type="float" office:value="142.444931030273">
            <text:p>142.4449310303</text:p>
          </table:table-cell>
          <table:table-cell office:value-type="float" office:value="552097.8125">
            <text:p>552097.8125</text:p>
          </table:table-cell>
        </table:table-row>
        <table:table-row table:style-name="ro3">
          <table:table-cell/>
          <table:table-cell office:value-type="float" office:value="142.458160400391">
            <text:p>142.4581604004</text:p>
          </table:table-cell>
          <table:table-cell office:value-type="float" office:value="547829.5625">
            <text:p>547829.5625</text:p>
          </table:table-cell>
        </table:table-row>
        <table:table-row table:style-name="ro3">
          <table:table-cell/>
          <table:table-cell office:value-type="float" office:value="142.560852050781">
            <text:p>142.5608520508</text:p>
          </table:table-cell>
          <table:table-cell office:value-type="float" office:value="546805.4375">
            <text:p>546805.4375</text:p>
          </table:table-cell>
        </table:table-row>
        <table:table-row table:style-name="ro3">
          <table:table-cell/>
          <table:table-cell office:value-type="float" office:value="142.567810058594">
            <text:p>142.5678100586</text:p>
          </table:table-cell>
          <table:table-cell office:value-type="float" office:value="546155.3125">
            <text:p>546155.3125</text:p>
          </table:table-cell>
        </table:table-row>
        <table:table-row table:style-name="ro3">
          <table:table-cell/>
          <table:table-cell office:value-type="float" office:value="142.674591064453">
            <text:p>142.6745910645</text:p>
          </table:table-cell>
          <table:table-cell office:value-type="float" office:value="545522.4375">
            <text:p>545522.4375</text:p>
          </table:table-cell>
        </table:table-row>
        <table:table-row table:style-name="ro3">
          <table:table-cell/>
          <table:table-cell office:value-type="float" office:value="142.727081298828">
            <text:p>142.7270812988</text:p>
          </table:table-cell>
          <table:table-cell office:value-type="float" office:value="545357.0625">
            <text:p>545357.0625</text:p>
          </table:table-cell>
        </table:table-row>
        <table:table-row table:style-name="ro3">
          <table:table-cell/>
          <table:table-cell office:value-type="float" office:value="142.748718261719">
            <text:p>142.7487182617</text:p>
          </table:table-cell>
          <table:table-cell office:value-type="float" office:value="544929.5625">
            <text:p>544929.5625</text:p>
          </table:table-cell>
        </table:table-row>
        <table:table-row table:style-name="ro3">
          <table:table-cell/>
          <table:table-cell office:value-type="float" office:value="142.797302246094">
            <text:p>142.7973022461</text:p>
          </table:table-cell>
          <table:table-cell office:value-type="float" office:value="544259">
            <text:p>544259</text:p>
          </table:table-cell>
        </table:table-row>
        <table:table-row table:style-name="ro3">
          <table:table-cell/>
          <table:table-cell office:value-type="float" office:value="142.905914306641">
            <text:p>142.9059143066</text:p>
          </table:table-cell>
          <table:table-cell office:value-type="float" office:value="544138.8125">
            <text:p>544138.8125</text:p>
          </table:table-cell>
        </table:table-row>
        <table:table-row table:style-name="ro3">
          <table:table-cell/>
          <table:table-cell office:value-type="float" office:value="142.963958740234">
            <text:p>142.9639587402</text:p>
          </table:table-cell>
          <table:table-cell office:value-type="float" office:value="543603.125">
            <text:p>543603.125</text:p>
          </table:table-cell>
        </table:table-row>
        <table:table-row table:style-name="ro3">
          <table:table-cell/>
          <table:table-cell office:value-type="float" office:value="143.033905029297">
            <text:p>143.0339050293</text:p>
          </table:table-cell>
          <table:table-cell office:value-type="float" office:value="543357.75">
            <text:p>543357.75</text:p>
          </table:table-cell>
        </table:table-row>
        <table:table-row table:style-name="ro3">
          <table:table-cell/>
          <table:table-cell office:value-type="float" office:value="143.136627197266">
            <text:p>143.1366271973</text:p>
          </table:table-cell>
          <table:table-cell office:value-type="float" office:value="539416.5">
            <text:p>539416.5</text:p>
          </table:table-cell>
        </table:table-row>
        <table:table-row table:style-name="ro3">
          <table:table-cell/>
          <table:table-cell office:value-type="float" office:value="143.139663696289">
            <text:p>143.1396636963</text:p>
          </table:table-cell>
          <table:table-cell office:value-type="float" office:value="538090.3125">
            <text:p>538090.3125</text:p>
          </table:table-cell>
        </table:table-row>
        <table:table-row table:style-name="ro3">
          <table:table-cell/>
          <table:table-cell office:value-type="float" office:value="143.171401977539">
            <text:p>143.1714019775</text:p>
          </table:table-cell>
          <table:table-cell office:value-type="float" office:value="538033.5625">
            <text:p>538033.5625</text:p>
          </table:table-cell>
        </table:table-row>
        <table:table-row table:style-name="ro3">
          <table:table-cell/>
          <table:table-cell office:value-type="float" office:value="143.198348999023">
            <text:p>143.198348999</text:p>
          </table:table-cell>
          <table:table-cell office:value-type="float" office:value="537484.5">
            <text:p>537484.5</text:p>
          </table:table-cell>
        </table:table-row>
        <table:table-row table:style-name="ro3">
          <table:table-cell/>
          <table:table-cell office:value-type="float" office:value="143.291061401367">
            <text:p>143.2910614014</text:p>
          </table:table-cell>
          <table:table-cell office:value-type="float" office:value="537361.375">
            <text:p>537361.375</text:p>
          </table:table-cell>
        </table:table-row>
        <table:table-row table:style-name="ro3">
          <table:table-cell/>
          <table:table-cell office:value-type="float" office:value="143.683868408203">
            <text:p>143.6838684082</text:p>
          </table:table-cell>
          <table:table-cell office:value-type="float" office:value="537215.875">
            <text:p>537215.875</text:p>
          </table:table-cell>
        </table:table-row>
        <table:table-row table:style-name="ro3">
          <table:table-cell/>
          <table:table-cell office:value-type="float" office:value="143.729583740234">
            <text:p>143.7295837402</text:p>
          </table:table-cell>
          <table:table-cell office:value-type="float" office:value="537111.3125">
            <text:p>537111.3125</text:p>
          </table:table-cell>
        </table:table-row>
        <table:table-row table:style-name="ro3">
          <table:table-cell/>
          <table:table-cell office:value-type="float" office:value="144.039794921875">
            <text:p>144.0397949219</text:p>
          </table:table-cell>
          <table:table-cell office:value-type="float" office:value="536627.5">
            <text:p>536627.5</text:p>
          </table:table-cell>
        </table:table-row>
        <table:table-row table:style-name="ro3">
          <table:table-cell/>
          <table:table-cell office:value-type="float" office:value="144.039825439453">
            <text:p>144.0398254395</text:p>
          </table:table-cell>
          <table:table-cell office:value-type="float" office:value="536451.9375">
            <text:p>536451.9375</text:p>
          </table:table-cell>
        </table:table-row>
        <table:table-row table:style-name="ro3">
          <table:table-cell/>
          <table:table-cell office:value-type="float" office:value="144.042449951172">
            <text:p>144.0424499512</text:p>
          </table:table-cell>
          <table:table-cell office:value-type="float" office:value="536161.875">
            <text:p>536161.875</text:p>
          </table:table-cell>
        </table:table-row>
        <table:table-row table:style-name="ro3">
          <table:table-cell/>
          <table:table-cell office:value-type="float" office:value="144.067718505859">
            <text:p>144.0677185059</text:p>
          </table:table-cell>
          <table:table-cell office:value-type="float" office:value="535675.6875">
            <text:p>535675.6875</text:p>
          </table:table-cell>
        </table:table-row>
        <table:table-row table:style-name="ro3">
          <table:table-cell/>
          <table:table-cell office:value-type="float" office:value="144.093276977539">
            <text:p>144.0932769775</text:p>
          </table:table-cell>
          <table:table-cell office:value-type="float" office:value="535224.625">
            <text:p>535224.625</text:p>
          </table:table-cell>
        </table:table-row>
        <table:table-row table:style-name="ro3">
          <table:table-cell/>
          <table:table-cell office:value-type="float" office:value="144.093536376953">
            <text:p>144.093536377</text:p>
          </table:table-cell>
          <table:table-cell office:value-type="float" office:value="534334.9375">
            <text:p>534334.9375</text:p>
          </table:table-cell>
        </table:table-row>
        <table:table-row table:style-name="ro3">
          <table:table-cell/>
          <table:table-cell office:value-type="float" office:value="144.100296020508">
            <text:p>144.1002960205</text:p>
          </table:table-cell>
          <table:table-cell office:value-type="float" office:value="534229.75">
            <text:p>534229.75</text:p>
          </table:table-cell>
        </table:table-row>
        <table:table-row table:style-name="ro3">
          <table:table-cell/>
          <table:table-cell office:value-type="float" office:value="144.100616455078">
            <text:p>144.1006164551</text:p>
          </table:table-cell>
          <table:table-cell office:value-type="float" office:value="534201.3125">
            <text:p>534201.3125</text:p>
          </table:table-cell>
        </table:table-row>
        <table:table-row table:style-name="ro3">
          <table:table-cell/>
          <table:table-cell office:value-type="float" office:value="144.111175537109">
            <text:p>144.1111755371</text:p>
          </table:table-cell>
          <table:table-cell office:value-type="float" office:value="534076">
            <text:p>534076</text:p>
          </table:table-cell>
        </table:table-row>
        <table:table-row table:style-name="ro3">
          <table:table-cell/>
          <table:table-cell office:value-type="float" office:value="144.319427490234">
            <text:p>144.3194274902</text:p>
          </table:table-cell>
          <table:table-cell office:value-type="float" office:value="533933.25">
            <text:p>533933.25</text:p>
          </table:table-cell>
        </table:table-row>
        <table:table-row table:style-name="ro3">
          <table:table-cell/>
          <table:table-cell office:value-type="float" office:value="144.351058959961">
            <text:p>144.35105896</text:p>
          </table:table-cell>
          <table:table-cell office:value-type="float" office:value="533852.9375">
            <text:p>533852.9375</text:p>
          </table:table-cell>
        </table:table-row>
        <table:table-row table:style-name="ro3">
          <table:table-cell/>
          <table:table-cell office:value-type="float" office:value="144.355255126953">
            <text:p>144.355255127</text:p>
          </table:table-cell>
          <table:table-cell office:value-type="float" office:value="532686.25">
            <text:p>532686.25</text:p>
          </table:table-cell>
        </table:table-row>
        <table:table-row table:style-name="ro3">
          <table:table-cell/>
          <table:table-cell office:value-type="float" office:value="144.369506835938">
            <text:p>144.3695068359</text:p>
          </table:table-cell>
          <table:table-cell office:value-type="float" office:value="532343.0625">
            <text:p>532343.0625</text:p>
          </table:table-cell>
        </table:table-row>
        <table:table-row table:style-name="ro3">
          <table:table-cell/>
          <table:table-cell office:value-type="float" office:value="144.374572753906">
            <text:p>144.3745727539</text:p>
          </table:table-cell>
          <table:table-cell office:value-type="float" office:value="532095.1875">
            <text:p>532095.1875</text:p>
          </table:table-cell>
        </table:table-row>
        <table:table-row table:style-name="ro3">
          <table:table-cell/>
          <table:table-cell office:value-type="float" office:value="144.480895996094">
            <text:p>144.4808959961</text:p>
          </table:table-cell>
          <table:table-cell office:value-type="float" office:value="532089.25">
            <text:p>532089.25</text:p>
          </table:table-cell>
        </table:table-row>
        <table:table-row table:style-name="ro3">
          <table:table-cell/>
          <table:table-cell office:value-type="float" office:value="144.496368408203">
            <text:p>144.4963684082</text:p>
          </table:table-cell>
          <table:table-cell office:value-type="float" office:value="531733.9375">
            <text:p>531733.9375</text:p>
          </table:table-cell>
        </table:table-row>
        <table:table-row table:style-name="ro3">
          <table:table-cell/>
          <table:table-cell office:value-type="float" office:value="144.533645629883">
            <text:p>144.5336456299</text:p>
          </table:table-cell>
          <table:table-cell office:value-type="float" office:value="531450.9375">
            <text:p>531450.9375</text:p>
          </table:table-cell>
        </table:table-row>
        <table:table-row table:style-name="ro3">
          <table:table-cell/>
          <table:table-cell office:value-type="float" office:value="144.547454833984">
            <text:p>144.547454834</text:p>
          </table:table-cell>
          <table:table-cell office:value-type="float" office:value="530868.125">
            <text:p>530868.125</text:p>
          </table:table-cell>
        </table:table-row>
        <table:table-row table:style-name="ro3">
          <table:table-cell/>
          <table:table-cell office:value-type="float" office:value="144.586364746094">
            <text:p>144.5863647461</text:p>
          </table:table-cell>
          <table:table-cell office:value-type="float" office:value="530583.25">
            <text:p>530583.25</text:p>
          </table:table-cell>
        </table:table-row>
        <table:table-row table:style-name="ro3">
          <table:table-cell/>
          <table:table-cell office:value-type="float" office:value="144.835784912109">
            <text:p>144.8357849121</text:p>
          </table:table-cell>
          <table:table-cell office:value-type="float" office:value="529825.6875">
            <text:p>529825.6875</text:p>
          </table:table-cell>
        </table:table-row>
        <table:table-row table:style-name="ro3">
          <table:table-cell/>
          <table:table-cell office:value-type="float" office:value="144.841339111328">
            <text:p>144.8413391113</text:p>
          </table:table-cell>
          <table:table-cell office:value-type="float" office:value="529207.5625">
            <text:p>529207.5625</text:p>
          </table:table-cell>
        </table:table-row>
        <table:table-row table:style-name="ro3">
          <table:table-cell/>
          <table:table-cell office:value-type="float" office:value="144.855346679687">
            <text:p>144.8553466797</text:p>
          </table:table-cell>
          <table:table-cell office:value-type="float" office:value="528679.3125">
            <text:p>528679.3125</text:p>
          </table:table-cell>
        </table:table-row>
        <table:table-row table:style-name="ro3">
          <table:table-cell/>
          <table:table-cell office:value-type="float" office:value="144.857543945313">
            <text:p>144.8575439453</text:p>
          </table:table-cell>
          <table:table-cell office:value-type="float" office:value="528614">
            <text:p>528614</text:p>
          </table:table-cell>
        </table:table-row>
        <table:table-row table:style-name="ro3">
          <table:table-cell/>
          <table:table-cell office:value-type="float" office:value="144.85920715332">
            <text:p>144.8592071533</text:p>
          </table:table-cell>
          <table:table-cell office:value-type="float" office:value="528185.625">
            <text:p>528185.625</text:p>
          </table:table-cell>
        </table:table-row>
        <table:table-row table:style-name="ro3">
          <table:table-cell/>
          <table:table-cell office:value-type="float" office:value="144.886154174805">
            <text:p>144.8861541748</text:p>
          </table:table-cell>
          <table:table-cell office:value-type="float" office:value="527934.625">
            <text:p>527934.625</text:p>
          </table:table-cell>
        </table:table-row>
        <table:table-row table:style-name="ro3">
          <table:table-cell/>
          <table:table-cell office:value-type="float" office:value="144.955184936523">
            <text:p>144.9551849365</text:p>
          </table:table-cell>
          <table:table-cell office:value-type="float" office:value="527913.5">
            <text:p>527913.5</text:p>
          </table:table-cell>
        </table:table-row>
        <table:table-row table:style-name="ro3">
          <table:table-cell/>
          <table:table-cell office:value-type="float" office:value="145.129547119141">
            <text:p>145.1295471191</text:p>
          </table:table-cell>
          <table:table-cell office:value-type="float" office:value="527699.8125">
            <text:p>527699.8125</text:p>
          </table:table-cell>
        </table:table-row>
        <table:table-row table:style-name="ro3">
          <table:table-cell/>
          <table:table-cell office:value-type="float" office:value="145.138854980469">
            <text:p>145.1388549805</text:p>
          </table:table-cell>
          <table:table-cell office:value-type="float" office:value="527430.625">
            <text:p>527430.625</text:p>
          </table:table-cell>
        </table:table-row>
        <table:table-row table:style-name="ro3">
          <table:table-cell/>
          <table:table-cell office:value-type="float" office:value="145.165161132813">
            <text:p>145.1651611328</text:p>
          </table:table-cell>
          <table:table-cell office:value-type="float" office:value="526938.25">
            <text:p>526938.25</text:p>
          </table:table-cell>
        </table:table-row>
        <table:table-row table:style-name="ro3">
          <table:table-cell/>
          <table:table-cell office:value-type="float" office:value="146.601257324219">
            <text:p>146.6012573242</text:p>
          </table:table-cell>
          <table:table-cell office:value-type="float" office:value="526555.5625">
            <text:p>526555.5625</text:p>
          </table:table-cell>
        </table:table-row>
        <table:table-row table:style-name="ro3">
          <table:table-cell/>
          <table:table-cell office:value-type="float" office:value="146.639526367188">
            <text:p>146.6395263672</text:p>
          </table:table-cell>
          <table:table-cell office:value-type="float" office:value="525763.9375">
            <text:p>525763.9375</text:p>
          </table:table-cell>
        </table:table-row>
        <table:table-row table:style-name="ro3">
          <table:table-cell/>
          <table:table-cell office:value-type="float" office:value="146.744750976563">
            <text:p>146.7447509766</text:p>
          </table:table-cell>
          <table:table-cell office:value-type="float" office:value="525429.5625">
            <text:p>525429.5625</text:p>
          </table:table-cell>
        </table:table-row>
        <table:table-row table:style-name="ro3">
          <table:table-cell/>
          <table:table-cell office:value-type="float" office:value="146.785125732422">
            <text:p>146.7851257324</text:p>
          </table:table-cell>
          <table:table-cell office:value-type="float" office:value="524966.0625">
            <text:p>524966.0625</text:p>
          </table:table-cell>
        </table:table-row>
        <table:table-row table:style-name="ro3">
          <table:table-cell/>
          <table:table-cell office:value-type="float" office:value="146.853424072266">
            <text:p>146.8534240723</text:p>
          </table:table-cell>
          <table:table-cell office:value-type="float" office:value="524730.1875">
            <text:p>524730.1875</text:p>
          </table:table-cell>
        </table:table-row>
        <table:table-row table:style-name="ro3">
          <table:table-cell/>
          <table:table-cell office:value-type="float" office:value="146.859115600586">
            <text:p>146.8591156006</text:p>
          </table:table-cell>
          <table:table-cell office:value-type="float" office:value="524489.6875">
            <text:p>524489.6875</text:p>
          </table:table-cell>
        </table:table-row>
        <table:table-row table:style-name="ro3">
          <table:table-cell/>
          <table:table-cell office:value-type="float" office:value="146.9111328125">
            <text:p>146.9111328125</text:p>
          </table:table-cell>
          <table:table-cell office:value-type="float" office:value="524094.8125">
            <text:p>524094.8125</text:p>
          </table:table-cell>
        </table:table-row>
        <table:table-row table:style-name="ro3">
          <table:table-cell/>
          <table:table-cell office:value-type="float" office:value="147.043960571289">
            <text:p>147.0439605713</text:p>
          </table:table-cell>
          <table:table-cell office:value-type="float" office:value="522766.0625">
            <text:p>522766.0625</text:p>
          </table:table-cell>
        </table:table-row>
        <table:table-row table:style-name="ro3">
          <table:table-cell/>
          <table:table-cell office:value-type="float" office:value="147.069793701172">
            <text:p>147.0697937012</text:p>
          </table:table-cell>
          <table:table-cell office:value-type="float" office:value="522610.96875">
            <text:p>522610.96875</text:p>
          </table:table-cell>
        </table:table-row>
        <table:table-row table:style-name="ro3">
          <table:table-cell/>
          <table:table-cell office:value-type="float" office:value="147.136566162109">
            <text:p>147.1365661621</text:p>
          </table:table-cell>
          <table:table-cell office:value-type="float" office:value="522352.875">
            <text:p>522352.875</text:p>
          </table:table-cell>
        </table:table-row>
        <table:table-row table:style-name="ro3">
          <table:table-cell/>
          <table:table-cell office:value-type="float" office:value="147.247833251953">
            <text:p>147.247833252</text:p>
          </table:table-cell>
          <table:table-cell office:value-type="float" office:value="522326.75">
            <text:p>522326.75</text:p>
          </table:table-cell>
        </table:table-row>
        <table:table-row table:style-name="ro3">
          <table:table-cell/>
          <table:table-cell office:value-type="float" office:value="147.415252685547">
            <text:p>147.4152526855</text:p>
          </table:table-cell>
          <table:table-cell office:value-type="float" office:value="522021.03125">
            <text:p>522021.03125</text:p>
          </table:table-cell>
        </table:table-row>
      </table:table>
      <table:table table:name="MOCHC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MOCHC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80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54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0.964767456055">
            <text:p>140.9647674561</text:p>
          </table:table-cell>
          <table:table-cell office:value-type="float" office:value="542503">
            <text:p>542503</text:p>
          </table:table-cell>
        </table:table-row>
        <table:table-row table:style-name="ro3">
          <table:table-cell/>
          <table:table-cell office:value-type="float" office:value="142.657440185547">
            <text:p>142.6574401855</text:p>
          </table:table-cell>
          <table:table-cell office:value-type="float" office:value="536033.125">
            <text:p>536033.125</text:p>
          </table:table-cell>
        </table:table-row>
        <table:table-row table:style-name="ro3">
          <table:table-cell/>
          <table:table-cell office:value-type="float" office:value="142.041030883789">
            <text:p>142.0410308838</text:p>
          </table:table-cell>
          <table:table-cell office:value-type="float" office:value="541277.4375">
            <text:p>541277.4375</text:p>
          </table:table-cell>
        </table:table-row>
        <table:table-row table:style-name="ro3">
          <table:table-cell/>
          <table:table-cell office:value-type="float" office:value="142.3408203125">
            <text:p>142.3408203125</text:p>
          </table:table-cell>
          <table:table-cell office:value-type="float" office:value="540306.4375">
            <text:p>540306.4375</text:p>
          </table:table-cell>
        </table:table-row>
        <table:table-row table:style-name="ro3">
          <table:table-cell/>
          <table:table-cell office:value-type="float" office:value="142.373168945313">
            <text:p>142.3731689453</text:p>
          </table:table-cell>
          <table:table-cell office:value-type="float" office:value="537977.125">
            <text:p>537977.125</text:p>
          </table:table-cell>
        </table:table-row>
      </table:table>
      <table:table table:name="NSGA-II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NSGA-II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26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5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40.441055297852">
            <text:p>140.4410552979</text:p>
          </table:table-cell>
          <table:table-cell office:value-type="float" office:value="550064.375">
            <text:p>550064.375</text:p>
          </table:table-cell>
        </table:table-row>
        <table:table-row table:style-name="ro3">
          <table:table-cell/>
          <table:table-cell office:value-type="float" office:value="140.441055297852">
            <text:p>140.4410552979</text:p>
          </table:table-cell>
          <table:table-cell office:value-type="float" office:value="550064.375">
            <text:p>550064.375</text:p>
          </table:table-cell>
        </table:table-row>
        <table:table-row table:style-name="ro3">
          <table:table-cell/>
          <table:table-cell office:value-type="float" office:value="140.487823486328">
            <text:p>140.4878234863</text:p>
          </table:table-cell>
          <table:table-cell office:value-type="float" office:value="548736.125">
            <text:p>548736.125</text:p>
          </table:table-cell>
        </table:table-row>
        <table:table-row table:style-name="ro3">
          <table:table-cell/>
          <table:table-cell office:value-type="float" office:value="140.487823486328">
            <text:p>140.4878234863</text:p>
          </table:table-cell>
          <table:table-cell office:value-type="float" office:value="548736.125">
            <text:p>548736.125</text:p>
          </table:table-cell>
        </table:table-row>
        <table:table-row table:style-name="ro3">
          <table:table-cell/>
          <table:table-cell office:value-type="float" office:value="140.557998657227">
            <text:p>140.5579986572</text:p>
          </table:table-cell>
          <table:table-cell office:value-type="float" office:value="548480.3125">
            <text:p>548480.3125</text:p>
          </table:table-cell>
        </table:table-row>
        <table:table-row table:style-name="ro3">
          <table:table-cell/>
          <table:table-cell office:value-type="float" office:value="140.578018188477">
            <text:p>140.5780181885</text:p>
          </table:table-cell>
          <table:table-cell office:value-type="float" office:value="548250.875">
            <text:p>548250.875</text:p>
          </table:table-cell>
        </table:table-row>
        <table:table-row table:style-name="ro3">
          <table:table-cell/>
          <table:table-cell office:value-type="float" office:value="140.611267089844">
            <text:p>140.6112670898</text:p>
          </table:table-cell>
          <table:table-cell office:value-type="float" office:value="548095.8125">
            <text:p>548095.8125</text:p>
          </table:table-cell>
        </table:table-row>
        <table:table-row table:style-name="ro3">
          <table:table-cell/>
          <table:table-cell office:value-type="float" office:value="140.620239257813">
            <text:p>140.6202392578</text:p>
          </table:table-cell>
          <table:table-cell office:value-type="float" office:value="547617.1875">
            <text:p>547617.1875</text:p>
          </table:table-cell>
        </table:table-row>
        <table:table-row table:style-name="ro3">
          <table:table-cell/>
          <table:table-cell office:value-type="float" office:value="140.75390625">
            <text:p>140.75390625</text:p>
          </table:table-cell>
          <table:table-cell office:value-type="float" office:value="547343.5">
            <text:p>547343.5</text:p>
          </table:table-cell>
        </table:table-row>
        <table:table-row table:style-name="ro3">
          <table:table-cell/>
          <table:table-cell office:value-type="float" office:value="140.774490356445">
            <text:p>140.7744903564</text:p>
          </table:table-cell>
          <table:table-cell office:value-type="float" office:value="547137.4375">
            <text:p>547137.4375</text:p>
          </table:table-cell>
        </table:table-row>
        <table:table-row table:style-name="ro3">
          <table:table-cell/>
          <table:table-cell office:value-type="float" office:value="140.796981811523">
            <text:p>140.7969818115</text:p>
          </table:table-cell>
          <table:table-cell office:value-type="float" office:value="546472.25">
            <text:p>546472.25</text:p>
          </table:table-cell>
        </table:table-row>
        <table:table-row table:style-name="ro3">
          <table:table-cell/>
          <table:table-cell office:value-type="float" office:value="140.796981811523">
            <text:p>140.7969818115</text:p>
          </table:table-cell>
          <table:table-cell office:value-type="float" office:value="546472.25">
            <text:p>546472.25</text:p>
          </table:table-cell>
        </table:table-row>
        <table:table-row table:style-name="ro3">
          <table:table-cell/>
          <table:table-cell office:value-type="float" office:value="140.80322265625">
            <text:p>140.8032226563</text:p>
          </table:table-cell>
          <table:table-cell office:value-type="float" office:value="545338.8125">
            <text:p>545338.8125</text:p>
          </table:table-cell>
        </table:table-row>
        <table:table-row table:style-name="ro3">
          <table:table-cell/>
          <table:table-cell office:value-type="float" office:value="140.849060058594">
            <text:p>140.8490600586</text:p>
          </table:table-cell>
          <table:table-cell office:value-type="float" office:value="545197">
            <text:p>545197</text:p>
          </table:table-cell>
        </table:table-row>
        <table:table-row table:style-name="ro3">
          <table:table-cell/>
          <table:table-cell office:value-type="float" office:value="140.8642578125">
            <text:p>140.8642578125</text:p>
          </table:table-cell>
          <table:table-cell office:value-type="float" office:value="543940.8125">
            <text:p>543940.8125</text:p>
          </table:table-cell>
        </table:table-row>
        <table:table-row table:style-name="ro3">
          <table:table-cell/>
          <table:table-cell office:value-type="float" office:value="140.876831054688">
            <text:p>140.8768310547</text:p>
          </table:table-cell>
          <table:table-cell office:value-type="float" office:value="543710.1875">
            <text:p>543710.1875</text:p>
          </table:table-cell>
        </table:table-row>
        <table:table-row table:style-name="ro3">
          <table:table-cell/>
          <table:table-cell office:value-type="float" office:value="140.894897460938">
            <text:p>140.8948974609</text:p>
          </table:table-cell>
          <table:table-cell office:value-type="float" office:value="543454">
            <text:p>543454</text:p>
          </table:table-cell>
        </table:table-row>
        <table:table-row table:style-name="ro3">
          <table:table-cell/>
          <table:table-cell office:value-type="float" office:value="141.168579101563">
            <text:p>141.1685791016</text:p>
          </table:table-cell>
          <table:table-cell office:value-type="float" office:value="543276.5">
            <text:p>543276.5</text:p>
          </table:table-cell>
        </table:table-row>
        <table:table-row table:style-name="ro3">
          <table:table-cell/>
          <table:table-cell office:value-type="float" office:value="141.184158325195">
            <text:p>141.1841583252</text:p>
          </table:table-cell>
          <table:table-cell office:value-type="float" office:value="541943.9375">
            <text:p>541943.9375</text:p>
          </table:table-cell>
        </table:table-row>
        <table:table-row table:style-name="ro3">
          <table:table-cell/>
          <table:table-cell office:value-type="float" office:value="141.184158325195">
            <text:p>141.1841583252</text:p>
          </table:table-cell>
          <table:table-cell office:value-type="float" office:value="541943.9375">
            <text:p>541943.9375</text:p>
          </table:table-cell>
        </table:table-row>
        <table:table-row table:style-name="ro3">
          <table:table-cell/>
          <table:table-cell office:value-type="float" office:value="141.186462402344">
            <text:p>141.1864624023</text:p>
          </table:table-cell>
          <table:table-cell office:value-type="float" office:value="541471.9375">
            <text:p>541471.9375</text:p>
          </table:table-cell>
        </table:table-row>
        <table:table-row table:style-name="ro3">
          <table:table-cell/>
          <table:table-cell office:value-type="float" office:value="141.24235534668">
            <text:p>141.2423553467</text:p>
          </table:table-cell>
          <table:table-cell office:value-type="float" office:value="541082.875">
            <text:p>541082.875</text:p>
          </table:table-cell>
        </table:table-row>
        <table:table-row table:style-name="ro3">
          <table:table-cell/>
          <table:table-cell office:value-type="float" office:value="141.24235534668">
            <text:p>141.2423553467</text:p>
          </table:table-cell>
          <table:table-cell office:value-type="float" office:value="541082.875">
            <text:p>541082.875</text:p>
          </table:table-cell>
        </table:table-row>
        <table:table-row table:style-name="ro3">
          <table:table-cell/>
          <table:table-cell office:value-type="float" office:value="141.437362670898">
            <text:p>141.4373626709</text:p>
          </table:table-cell>
          <table:table-cell office:value-type="float" office:value="540145.8125">
            <text:p>540145.8125</text:p>
          </table:table-cell>
        </table:table-row>
        <table:table-row table:style-name="ro3">
          <table:table-cell/>
          <table:table-cell office:value-type="float" office:value="141.437362670898">
            <text:p>141.4373626709</text:p>
          </table:table-cell>
          <table:table-cell office:value-type="float" office:value="540145.8125">
            <text:p>540145.8125</text:p>
          </table:table-cell>
        </table:table-row>
        <table:table-row table:style-name="ro3">
          <table:table-cell/>
          <table:table-cell office:value-type="float" office:value="141.513031005859">
            <text:p>141.5130310059</text:p>
          </table:table-cell>
          <table:table-cell office:value-type="float" office:value="538685.75">
            <text:p>538685.75</text:p>
          </table:table-cell>
        </table:table-row>
        <table:table-row table:style-name="ro3">
          <table:table-cell/>
          <table:table-cell office:value-type="float" office:value="141.513031005859">
            <text:p>141.5130310059</text:p>
          </table:table-cell>
          <table:table-cell office:value-type="float" office:value="538685.75">
            <text:p>538685.75</text:p>
          </table:table-cell>
        </table:table-row>
        <table:table-row table:style-name="ro3">
          <table:table-cell/>
          <table:table-cell office:value-type="float" office:value="141.555465698242">
            <text:p>141.5554656982</text:p>
          </table:table-cell>
          <table:table-cell office:value-type="float" office:value="538156.625">
            <text:p>538156.625</text:p>
          </table:table-cell>
        </table:table-row>
        <table:table-row table:style-name="ro3">
          <table:table-cell/>
          <table:table-cell office:value-type="float" office:value="141.555465698242">
            <text:p>141.5554656982</text:p>
          </table:table-cell>
          <table:table-cell office:value-type="float" office:value="538156.625">
            <text:p>538156.625</text:p>
          </table:table-cell>
        </table:table-row>
        <table:table-row table:style-name="ro3">
          <table:table-cell/>
          <table:table-cell office:value-type="float" office:value="141.605361938477">
            <text:p>141.6053619385</text:p>
          </table:table-cell>
          <table:table-cell office:value-type="float" office:value="537723.25">
            <text:p>537723.25</text:p>
          </table:table-cell>
        </table:table-row>
        <table:table-row table:style-name="ro3">
          <table:table-cell/>
          <table:table-cell office:value-type="float" office:value="141.605361938477">
            <text:p>141.6053619385</text:p>
          </table:table-cell>
          <table:table-cell office:value-type="float" office:value="537723.25">
            <text:p>537723.25</text:p>
          </table:table-cell>
        </table:table-row>
        <table:table-row table:style-name="ro3">
          <table:table-cell/>
          <table:table-cell office:value-type="float" office:value="141.630722045898">
            <text:p>141.6307220459</text:p>
          </table:table-cell>
          <table:table-cell office:value-type="float" office:value="537190.625">
            <text:p>537190.625</text:p>
          </table:table-cell>
        </table:table-row>
        <table:table-row table:style-name="ro3">
          <table:table-cell/>
          <table:table-cell office:value-type="float" office:value="141.7294921875">
            <text:p>141.7294921875</text:p>
          </table:table-cell>
          <table:table-cell office:value-type="float" office:value="537156.75">
            <text:p>537156.75</text:p>
          </table:table-cell>
        </table:table-row>
        <table:table-row table:style-name="ro3">
          <table:table-cell/>
          <table:table-cell office:value-type="float" office:value="141.7294921875">
            <text:p>141.7294921875</text:p>
          </table:table-cell>
          <table:table-cell office:value-type="float" office:value="537156.75">
            <text:p>537156.75</text:p>
          </table:table-cell>
        </table:table-row>
        <table:table-row table:style-name="ro3">
          <table:table-cell/>
          <table:table-cell office:value-type="float" office:value="142.25666809082">
            <text:p>142.2566680908</text:p>
          </table:table-cell>
          <table:table-cell office:value-type="float" office:value="536603.125">
            <text:p>536603.125</text:p>
          </table:table-cell>
        </table:table-row>
        <table:table-row table:style-name="ro3">
          <table:table-cell/>
          <table:table-cell office:value-type="float" office:value="142.25666809082">
            <text:p>142.2566680908</text:p>
          </table:table-cell>
          <table:table-cell office:value-type="float" office:value="536603.125">
            <text:p>536603.125</text:p>
          </table:table-cell>
        </table:table-row>
        <table:table-row table:style-name="ro3">
          <table:table-cell/>
          <table:table-cell office:value-type="float" office:value="142.260314941406">
            <text:p>142.2603149414</text:p>
          </table:table-cell>
          <table:table-cell office:value-type="float" office:value="535214.6875">
            <text:p>535214.6875</text:p>
          </table:table-cell>
        </table:table-row>
        <table:table-row table:style-name="ro3">
          <table:table-cell/>
          <table:table-cell office:value-type="float" office:value="142.260314941406">
            <text:p>142.2603149414</text:p>
          </table:table-cell>
          <table:table-cell office:value-type="float" office:value="535214.6875">
            <text:p>535214.6875</text:p>
          </table:table-cell>
        </table:table-row>
        <table:table-row table:style-name="ro3">
          <table:table-cell/>
          <table:table-cell office:value-type="float" office:value="142.536956787109">
            <text:p>142.5369567871</text:p>
          </table:table-cell>
          <table:table-cell office:value-type="float" office:value="534746.75">
            <text:p>534746.75</text:p>
          </table:table-cell>
        </table:table-row>
        <table:table-row table:style-name="ro3">
          <table:table-cell/>
          <table:table-cell office:value-type="float" office:value="142.536956787109">
            <text:p>142.5369567871</text:p>
          </table:table-cell>
          <table:table-cell office:value-type="float" office:value="534746.75">
            <text:p>534746.75</text:p>
          </table:table-cell>
        </table:table-row>
        <table:table-row table:style-name="ro3">
          <table:table-cell/>
          <table:table-cell office:value-type="float" office:value="142.561325073242">
            <text:p>142.5613250732</text:p>
          </table:table-cell>
          <table:table-cell office:value-type="float" office:value="534676">
            <text:p>534676</text:p>
          </table:table-cell>
        </table:table-row>
        <table:table-row table:style-name="ro3">
          <table:table-cell/>
          <table:table-cell office:value-type="float" office:value="142.561325073242">
            <text:p>142.5613250732</text:p>
          </table:table-cell>
          <table:table-cell office:value-type="float" office:value="534676">
            <text:p>534676</text:p>
          </table:table-cell>
        </table:table-row>
        <table:table-row table:style-name="ro3">
          <table:table-cell/>
          <table:table-cell office:value-type="float" office:value="142.707412719727">
            <text:p>142.7074127197</text:p>
          </table:table-cell>
          <table:table-cell office:value-type="float" office:value="534261.1875">
            <text:p>534261.1875</text:p>
          </table:table-cell>
        </table:table-row>
        <table:table-row table:style-name="ro3">
          <table:table-cell/>
          <table:table-cell office:value-type="float" office:value="142.707412719727">
            <text:p>142.7074127197</text:p>
          </table:table-cell>
          <table:table-cell office:value-type="float" office:value="534261.1875">
            <text:p>534261.1875</text:p>
          </table:table-cell>
        </table:table-row>
        <table:table-row table:style-name="ro3">
          <table:table-cell/>
          <table:table-cell office:value-type="float" office:value="142.749328613281">
            <text:p>142.7493286133</text:p>
          </table:table-cell>
          <table:table-cell office:value-type="float" office:value="533020.1875">
            <text:p>533020.1875</text:p>
          </table:table-cell>
        </table:table-row>
        <table:table-row table:style-name="ro3">
          <table:table-cell/>
          <table:table-cell office:value-type="float" office:value="142.75569152832">
            <text:p>142.7556915283</text:p>
          </table:table-cell>
          <table:table-cell office:value-type="float" office:value="532989.0625">
            <text:p>532989.0625</text:p>
          </table:table-cell>
        </table:table-row>
        <table:table-row table:style-name="ro3">
          <table:table-cell/>
          <table:table-cell office:value-type="float" office:value="142.776824951172">
            <text:p>142.7768249512</text:p>
          </table:table-cell>
          <table:table-cell office:value-type="float" office:value="532632.0625">
            <text:p>532632.0625</text:p>
          </table:table-cell>
        </table:table-row>
        <table:table-row table:style-name="ro3">
          <table:table-cell/>
          <table:table-cell office:value-type="float" office:value="142.8154296875">
            <text:p>142.8154296875</text:p>
          </table:table-cell>
          <table:table-cell office:value-type="float" office:value="532502.875">
            <text:p>532502.875</text:p>
          </table:table-cell>
        </table:table-row>
        <table:table-row table:style-name="ro3">
          <table:table-cell/>
          <table:table-cell office:value-type="float" office:value="142.8154296875">
            <text:p>142.8154296875</text:p>
          </table:table-cell>
          <table:table-cell office:value-type="float" office:value="532502.875">
            <text:p>532502.875</text:p>
          </table:table-cell>
        </table:table-row>
        <table:table-row table:style-name="ro3">
          <table:table-cell/>
          <table:table-cell office:value-type="float" office:value="142.987579345703">
            <text:p>142.9875793457</text:p>
          </table:table-cell>
          <table:table-cell office:value-type="float" office:value="526834.5">
            <text:p>526834.5</text:p>
          </table:table-cell>
        </table:table-row>
        <table:table-row table:style-name="ro3">
          <table:table-cell/>
          <table:table-cell office:value-type="float" office:value="143.106460571289">
            <text:p>143.1064605713</text:p>
          </table:table-cell>
          <table:table-cell office:value-type="float" office:value="526508.5">
            <text:p>526508.5</text:p>
          </table:table-cell>
        </table:table-row>
        <table:table-row table:style-name="ro3">
          <table:table-cell/>
          <table:table-cell office:value-type="float" office:value="143.135299682617">
            <text:p>143.1352996826</text:p>
          </table:table-cell>
          <table:table-cell office:value-type="float" office:value="526138.625">
            <text:p>526138.625</text:p>
          </table:table-cell>
        </table:table-row>
        <table:table-row table:style-name="ro3">
          <table:table-cell/>
          <table:table-cell office:value-type="float" office:value="143.424697875977">
            <text:p>143.424697876</text:p>
          </table:table-cell>
          <table:table-cell office:value-type="float" office:value="525378.4375">
            <text:p>525378.4375</text:p>
          </table:table-cell>
        </table:table-row>
        <table:table-row table:style-name="ro3">
          <table:table-cell/>
          <table:table-cell office:value-type="float" office:value="143.424697875977">
            <text:p>143.424697876</text:p>
          </table:table-cell>
          <table:table-cell office:value-type="float" office:value="525378.4375">
            <text:p>525378.4375</text:p>
          </table:table-cell>
        </table:table-row>
        <table:table-row table:style-name="ro3">
          <table:table-cell/>
          <table:table-cell office:value-type="float" office:value="143.506896972656">
            <text:p>143.5068969727</text:p>
          </table:table-cell>
          <table:table-cell office:value-type="float" office:value="525340.875">
            <text:p>525340.875</text:p>
          </table:table-cell>
        </table:table-row>
        <table:table-row table:style-name="ro3">
          <table:table-cell/>
          <table:table-cell office:value-type="float" office:value="143.536041259766">
            <text:p>143.5360412598</text:p>
          </table:table-cell>
          <table:table-cell office:value-type="float" office:value="524460.375">
            <text:p>524460.375</text:p>
          </table:table-cell>
        </table:table-row>
        <table:table-row table:style-name="ro3">
          <table:table-cell/>
          <table:table-cell office:value-type="float" office:value="143.536041259766">
            <text:p>143.5360412598</text:p>
          </table:table-cell>
          <table:table-cell office:value-type="float" office:value="524460.375">
            <text:p>524460.375</text:p>
          </table:table-cell>
        </table:table-row>
        <table:table-row table:style-name="ro3">
          <table:table-cell/>
          <table:table-cell office:value-type="float" office:value="143.548980712891">
            <text:p>143.5489807129</text:p>
          </table:table-cell>
          <table:table-cell office:value-type="float" office:value="523738.03125">
            <text:p>523738.03125</text:p>
          </table:table-cell>
        </table:table-row>
        <table:table-row table:style-name="ro3">
          <table:table-cell/>
          <table:table-cell office:value-type="float" office:value="143.579574584961">
            <text:p>143.579574585</text:p>
          </table:table-cell>
          <table:table-cell office:value-type="float" office:value="523647.40625">
            <text:p>523647.40625</text:p>
          </table:table-cell>
        </table:table-row>
        <table:table-row table:style-name="ro3">
          <table:table-cell/>
          <table:table-cell office:value-type="float" office:value="143.64338684082">
            <text:p>143.6433868408</text:p>
          </table:table-cell>
          <table:table-cell office:value-type="float" office:value="523503.71875">
            <text:p>523503.71875</text:p>
          </table:table-cell>
        </table:table-row>
        <table:table-row table:style-name="ro3">
          <table:table-cell/>
          <table:table-cell office:value-type="float" office:value="143.64338684082">
            <text:p>143.6433868408</text:p>
          </table:table-cell>
          <table:table-cell office:value-type="float" office:value="523503.71875">
            <text:p>523503.71875</text:p>
          </table:table-cell>
        </table:table-row>
        <table:table-row table:style-name="ro3">
          <table:table-cell/>
          <table:table-cell office:value-type="float" office:value="143.829208374023">
            <text:p>143.829208374</text:p>
          </table:table-cell>
          <table:table-cell office:value-type="float" office:value="523206.6875">
            <text:p>523206.6875</text:p>
          </table:table-cell>
        </table:table-row>
        <table:table-row table:style-name="ro3">
          <table:table-cell/>
          <table:table-cell office:value-type="float" office:value="143.829208374023">
            <text:p>143.829208374</text:p>
          </table:table-cell>
          <table:table-cell office:value-type="float" office:value="523206.6875">
            <text:p>523206.6875</text:p>
          </table:table-cell>
        </table:table-row>
        <table:table-row table:style-name="ro3">
          <table:table-cell/>
          <table:table-cell office:value-type="float" office:value="143.866928100586">
            <text:p>143.8669281006</text:p>
          </table:table-cell>
          <table:table-cell office:value-type="float" office:value="522436.28125">
            <text:p>522436.28125</text:p>
          </table:table-cell>
        </table:table-row>
        <table:table-row table:style-name="ro3">
          <table:table-cell/>
          <table:table-cell office:value-type="float" office:value="143.866928100586">
            <text:p>143.8669281006</text:p>
          </table:table-cell>
          <table:table-cell office:value-type="float" office:value="522436.28125">
            <text:p>522436.28125</text:p>
          </table:table-cell>
        </table:table-row>
        <table:table-row table:style-name="ro3">
          <table:table-cell/>
          <table:table-cell office:value-type="float" office:value="143.898483276367">
            <text:p>143.8984832764</text:p>
          </table:table-cell>
          <table:table-cell office:value-type="float" office:value="522274.0625">
            <text:p>522274.0625</text:p>
          </table:table-cell>
        </table:table-row>
        <table:table-row table:style-name="ro3">
          <table:table-cell/>
          <table:table-cell office:value-type="float" office:value="144.078552246094">
            <text:p>144.0785522461</text:p>
          </table:table-cell>
          <table:table-cell office:value-type="float" office:value="521939">
            <text:p>521939</text:p>
          </table:table-cell>
        </table:table-row>
        <table:table-row table:style-name="ro3">
          <table:table-cell/>
          <table:table-cell office:value-type="float" office:value="144.078552246094">
            <text:p>144.0785522461</text:p>
          </table:table-cell>
          <table:table-cell office:value-type="float" office:value="521939">
            <text:p>521939</text:p>
          </table:table-cell>
        </table:table-row>
        <table:table-row table:style-name="ro3">
          <table:table-cell/>
          <table:table-cell office:value-type="float" office:value="144.088500976563">
            <text:p>144.0885009766</text:p>
          </table:table-cell>
          <table:table-cell office:value-type="float" office:value="521050">
            <text:p>521050</text:p>
          </table:table-cell>
        </table:table-row>
        <table:table-row table:style-name="ro3">
          <table:table-cell/>
          <table:table-cell office:value-type="float" office:value="144.119552612305">
            <text:p>144.1195526123</text:p>
          </table:table-cell>
          <table:table-cell office:value-type="float" office:value="520947.65625">
            <text:p>520947.65625</text:p>
          </table:table-cell>
        </table:table-row>
        <table:table-row table:style-name="ro3">
          <table:table-cell/>
          <table:table-cell office:value-type="float" office:value="144.119552612305">
            <text:p>144.1195526123</text:p>
          </table:table-cell>
          <table:table-cell office:value-type="float" office:value="520947.65625">
            <text:p>520947.65625</text:p>
          </table:table-cell>
        </table:table-row>
        <table:table-row table:style-name="ro3">
          <table:table-cell/>
          <table:table-cell office:value-type="float" office:value="144.195861816406">
            <text:p>144.1958618164</text:p>
          </table:table-cell>
          <table:table-cell office:value-type="float" office:value="520385.65625">
            <text:p>520385.65625</text:p>
          </table:table-cell>
        </table:table-row>
        <table:table-row table:style-name="ro3">
          <table:table-cell/>
          <table:table-cell office:value-type="float" office:value="144.308013916016">
            <text:p>144.308013916</text:p>
          </table:table-cell>
          <table:table-cell office:value-type="float" office:value="520381.75">
            <text:p>520381.75</text:p>
          </table:table-cell>
        </table:table-row>
        <table:table-row table:style-name="ro3">
          <table:table-cell/>
          <table:table-cell office:value-type="float" office:value="144.316802978516">
            <text:p>144.3168029785</text:p>
          </table:table-cell>
          <table:table-cell office:value-type="float" office:value="519945.34375">
            <text:p>519945.34375</text:p>
          </table:table-cell>
        </table:table-row>
        <table:table-row table:style-name="ro3">
          <table:table-cell/>
          <table:table-cell office:value-type="float" office:value="144.574096679688">
            <text:p>144.5740966797</text:p>
          </table:table-cell>
          <table:table-cell office:value-type="float" office:value="519935.59375">
            <text:p>519935.59375</text:p>
          </table:table-cell>
        </table:table-row>
        <table:table-row table:style-name="ro3">
          <table:table-cell/>
          <table:table-cell office:value-type="float" office:value="144.574096679688">
            <text:p>144.5740966797</text:p>
          </table:table-cell>
          <table:table-cell office:value-type="float" office:value="519935.59375">
            <text:p>519935.59375</text:p>
          </table:table-cell>
        </table:table-row>
        <table:table-row table:style-name="ro3">
          <table:table-cell/>
          <table:table-cell office:value-type="float" office:value="145.574890136719">
            <text:p>145.5748901367</text:p>
          </table:table-cell>
          <table:table-cell office:value-type="float" office:value="519769.1875">
            <text:p>519769.1875</text:p>
          </table:table-cell>
        </table:table-row>
        <table:table-row table:style-name="ro3">
          <table:table-cell/>
          <table:table-cell office:value-type="float" office:value="145.599792480469">
            <text:p>145.5997924805</text:p>
          </table:table-cell>
          <table:table-cell office:value-type="float" office:value="519752.21875">
            <text:p>519752.21875</text:p>
          </table:table-cell>
        </table:table-row>
        <table:table-row table:style-name="ro3">
          <table:table-cell/>
          <table:table-cell office:value-type="float" office:value="145.636032104492">
            <text:p>145.6360321045</text:p>
          </table:table-cell>
          <table:table-cell office:value-type="float" office:value="519336.34375">
            <text:p>519336.34375</text:p>
          </table:table-cell>
        </table:table-row>
        <table:table-row table:style-name="ro3">
          <table:table-cell/>
          <table:table-cell office:value-type="float" office:value="145.742034912109">
            <text:p>145.7420349121</text:p>
          </table:table-cell>
          <table:table-cell office:value-type="float" office:value="519081.21875">
            <text:p>519081.21875</text:p>
          </table:table-cell>
        </table:table-row>
        <table:table-row table:style-name="ro3">
          <table:table-cell/>
          <table:table-cell office:value-type="float" office:value="145.750473022461">
            <text:p>145.7504730225</text:p>
          </table:table-cell>
          <table:table-cell office:value-type="float" office:value="518873.34375">
            <text:p>518873.34375</text:p>
          </table:table-cell>
        </table:table-row>
        <table:table-row table:style-name="ro3">
          <table:table-cell/>
          <table:table-cell office:value-type="float" office:value="145.761901855469">
            <text:p>145.7619018555</text:p>
          </table:table-cell>
          <table:table-cell office:value-type="float" office:value="518367.3125">
            <text:p>518367.3125</text:p>
          </table:table-cell>
        </table:table-row>
        <table:table-row table:style-name="ro3">
          <table:table-cell/>
          <table:table-cell office:value-type="float" office:value="145.816146850586">
            <text:p>145.8161468506</text:p>
          </table:table-cell>
          <table:table-cell office:value-type="float" office:value="518306.75">
            <text:p>518306.75</text:p>
          </table:table-cell>
        </table:table-row>
        <table:table-row table:style-name="ro3">
          <table:table-cell/>
          <table:table-cell office:value-type="float" office:value="145.8291015625">
            <text:p>145.8291015625</text:p>
          </table:table-cell>
          <table:table-cell office:value-type="float" office:value="517974.25">
            <text:p>517974.25</text:p>
          </table:table-cell>
        </table:table-row>
        <table:table-row table:style-name="ro3">
          <table:table-cell/>
          <table:table-cell office:value-type="float" office:value="145.8291015625">
            <text:p>145.8291015625</text:p>
          </table:table-cell>
          <table:table-cell office:value-type="float" office:value="517974.25">
            <text:p>517974.25</text:p>
          </table:table-cell>
        </table:table-row>
        <table:table-row table:style-name="ro3">
          <table:table-cell/>
          <table:table-cell office:value-type="float" office:value="145.830276489258">
            <text:p>145.8302764893</text:p>
          </table:table-cell>
          <table:table-cell office:value-type="float" office:value="517270.4375">
            <text:p>517270.4375</text:p>
          </table:table-cell>
        </table:table-row>
        <table:table-row table:style-name="ro3">
          <table:table-cell/>
          <table:table-cell office:value-type="float" office:value="145.837203979492">
            <text:p>145.8372039795</text:p>
          </table:table-cell>
          <table:table-cell office:value-type="float" office:value="516947.625">
            <text:p>516947.625</text:p>
          </table:table-cell>
        </table:table-row>
        <table:table-row table:style-name="ro3">
          <table:table-cell/>
          <table:table-cell office:value-type="float" office:value="145.837203979492">
            <text:p>145.8372039795</text:p>
          </table:table-cell>
          <table:table-cell office:value-type="float" office:value="516947.625">
            <text:p>516947.625</text:p>
          </table:table-cell>
        </table:table-row>
        <table:table-row table:style-name="ro3">
          <table:table-cell/>
          <table:table-cell office:value-type="float" office:value="145.909729003906">
            <text:p>145.9097290039</text:p>
          </table:table-cell>
          <table:table-cell office:value-type="float" office:value="516353">
            <text:p>516353</text:p>
          </table:table-cell>
        </table:table-row>
        <table:table-row table:style-name="ro3">
          <table:table-cell/>
          <table:table-cell office:value-type="float" office:value="145.909729003906">
            <text:p>145.9097290039</text:p>
          </table:table-cell>
          <table:table-cell office:value-type="float" office:value="516353">
            <text:p>516353</text:p>
          </table:table-cell>
        </table:table-row>
        <table:table-row table:style-name="ro3">
          <table:table-cell/>
          <table:table-cell office:value-type="float" office:value="145.97282409668">
            <text:p>145.9728240967</text:p>
          </table:table-cell>
          <table:table-cell office:value-type="float" office:value="516122.46875">
            <text:p>516122.46875</text:p>
          </table:table-cell>
        </table:table-row>
        <table:table-row table:style-name="ro3">
          <table:table-cell/>
          <table:table-cell office:value-type="float" office:value="145.98388671875">
            <text:p>145.9838867188</text:p>
          </table:table-cell>
          <table:table-cell office:value-type="float" office:value="515882.21875">
            <text:p>515882.21875</text:p>
          </table:table-cell>
        </table:table-row>
        <table:table-row table:style-name="ro3">
          <table:table-cell/>
          <table:table-cell office:value-type="float" office:value="146.057525634766">
            <text:p>146.0575256348</text:p>
          </table:table-cell>
          <table:table-cell office:value-type="float" office:value="515804.59375">
            <text:p>515804.59375</text:p>
          </table:table-cell>
        </table:table-row>
        <table:table-row table:style-name="ro3">
          <table:table-cell/>
          <table:table-cell office:value-type="float" office:value="146.057525634766">
            <text:p>146.0575256348</text:p>
          </table:table-cell>
          <table:table-cell office:value-type="float" office:value="515804.59375">
            <text:p>515804.59375</text:p>
          </table:table-cell>
        </table:table-row>
        <table:table-row table:style-name="ro3">
          <table:table-cell/>
          <table:table-cell office:value-type="float" office:value="146.107177734375">
            <text:p>146.1071777344</text:p>
          </table:table-cell>
          <table:table-cell office:value-type="float" office:value="515560.59375">
            <text:p>515560.59375</text:p>
          </table:table-cell>
        </table:table-row>
        <table:table-row table:style-name="ro3">
          <table:table-cell/>
          <table:table-cell office:value-type="float" office:value="146.107177734375">
            <text:p>146.1071777344</text:p>
          </table:table-cell>
          <table:table-cell office:value-type="float" office:value="515560.59375">
            <text:p>515560.59375</text:p>
          </table:table-cell>
        </table:table-row>
        <table:table-row table:style-name="ro3">
          <table:table-cell/>
          <table:table-cell office:value-type="float" office:value="146.171173095703">
            <text:p>146.1711730957</text:p>
          </table:table-cell>
          <table:table-cell office:value-type="float" office:value="514422.5625">
            <text:p>514422.5625</text:p>
          </table:table-cell>
        </table:table-row>
        <table:table-row table:style-name="ro3">
          <table:table-cell/>
          <table:table-cell office:value-type="float" office:value="146.171173095703">
            <text:p>146.1711730957</text:p>
          </table:table-cell>
          <table:table-cell office:value-type="float" office:value="514422.5625">
            <text:p>514422.5625</text:p>
          </table:table-cell>
        </table:table-row>
        <table:table-row table:style-name="ro3">
          <table:table-cell/>
          <table:table-cell office:value-type="float" office:value="146.177062988281">
            <text:p>146.1770629883</text:p>
          </table:table-cell>
          <table:table-cell office:value-type="float" office:value="514384.78125">
            <text:p>514384.78125</text:p>
          </table:table-cell>
        </table:table-row>
        <table:table-row table:style-name="ro3">
          <table:table-cell/>
          <table:table-cell office:value-type="float" office:value="146.177062988281">
            <text:p>146.1770629883</text:p>
          </table:table-cell>
          <table:table-cell office:value-type="float" office:value="514384.78125">
            <text:p>514384.78125</text:p>
          </table:table-cell>
        </table:table-row>
      </table:table>
      <table:table table:name="PAES" table:style-name="ta1">
        <table:table-column table:style-name="co1" table:number-columns-repeated="3" table:default-cell-style-name="Default"/>
        <table:table-row table:style-name="ro3">
          <table:table-cell/>
          <table:table-cell table:style-name="ce1" office:value-type="string">
            <text:p>PAES</text:p>
          </table:table-cell>
          <table:table-cell table:style-name="ce1"/>
        </table:table-row>
        <table:table-row table:style-name="ro2">
          <table:table-cell/>
          <table:table-cell table:style-name="ce1" office:value-type="string">
            <text:p>Evaluaciones: 1.730.000</text:p>
          </table:table-cell>
          <table:table-cell table:style-name="ce1"/>
        </table:table-row>
        <table:table-row table:style-name="ro3">
          <table:table-cell/>
          <table:table-cell table:style-name="ce1" office:value-type="string">
            <text:p>Execution time: 112s</text:p>
          </table:table-cell>
          <table:table-cell table:style-name="ce1"/>
        </table:table-row>
        <table:table-row table:style-name="ro3">
          <table:table-cell/>
          <table:table-cell table:style-name="ce1" table:number-columns-repeated="2"/>
        </table:table-row>
        <table:table-row table:style-name="ro2">
          <table:table-cell/>
          <table:table-cell table:style-name="ce2" office:value-type="string">
            <text:p>Makespan</text:p>
          </table:table-cell>
          <table:table-cell table:style-name="ce2" office:value-type="string">
            <text:p>Energy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45779418945">
            <text:p>135.8457794189</text:p>
          </table:table-cell>
          <table:table-cell office:value-type="float" office:value="545711.8125">
            <text:p>545711.8125</text:p>
          </table:table-cell>
        </table:table-row>
        <table:table-row table:style-name="ro3">
          <table:table-cell/>
          <table:table-cell office:value-type="float" office:value="135.873764038086">
            <text:p>135.8737640381</text:p>
          </table:table-cell>
          <table:table-cell office:value-type="float" office:value="541878.8125">
            <text:p>541878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880523681641">
            <text:p>135.8805236816</text:p>
          </table:table-cell>
          <table:table-cell office:value-type="float" office:value="540742.8125">
            <text:p>540742.812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49630737305">
            <text:p>135.9496307373</text:p>
          </table:table-cell>
          <table:table-cell office:value-type="float" office:value="539264.1875">
            <text:p>539264.18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5.999633789063">
            <text:p>135.9996337891</text:p>
          </table:table-cell>
          <table:table-cell office:value-type="float" office:value="538001.75">
            <text:p>538001.7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246215820313">
            <text:p>136.2462158203</text:p>
          </table:table-cell>
          <table:table-cell office:value-type="float" office:value="537868.5">
            <text:p>537868.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494415283203">
            <text:p>136.4944152832</text:p>
          </table:table-cell>
          <table:table-cell office:value-type="float" office:value="537424.375">
            <text:p>537424.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2424621582">
            <text:p>136.5242462158</text:p>
          </table:table-cell>
          <table:table-cell office:value-type="float" office:value="535395.4375">
            <text:p>535395.4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58935546875">
            <text:p>136.5893554688</text:p>
          </table:table-cell>
          <table:table-cell office:value-type="float" office:value="534359.375">
            <text:p>534359.3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15295410156">
            <text:p>136.6152954102</text:p>
          </table:table-cell>
          <table:table-cell office:value-type="float" office:value="531303.75">
            <text:p>531303.75</text:p>
          </table:table-cell>
        </table:table-row>
        <table:table-row table:style-name="ro3">
          <table:table-cell/>
          <table:table-cell office:value-type="float" office:value="136.644989013672">
            <text:p>136.6449890137</text:p>
          </table:table-cell>
          <table:table-cell office:value-type="float" office:value="531285.5625">
            <text:p>531285.5625</text:p>
          </table:table-cell>
        </table:table-row>
        <table:table-row table:style-name="ro3">
          <table:table-cell/>
          <table:table-cell office:value-type="float" office:value="136.664611816406">
            <text:p>136.6646118164</text:p>
          </table:table-cell>
          <table:table-cell office:value-type="float" office:value="530724.875">
            <text:p>530724.87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676071166992">
            <text:p>136.676071167</text:p>
          </table:table-cell>
          <table:table-cell office:value-type="float" office:value="529730.625">
            <text:p>529730.62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02407836914">
            <text:p>136.7024078369</text:p>
          </table:table-cell>
          <table:table-cell office:value-type="float" office:value="529515.6875">
            <text:p>529515.687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22869873047">
            <text:p>136.722869873</text:p>
          </table:table-cell>
          <table:table-cell office:value-type="float" office:value="528967.625">
            <text:p>528967.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758911132813">
            <text:p>136.7589111328</text:p>
          </table:table-cell>
          <table:table-cell office:value-type="float" office:value="528800.0625">
            <text:p>528800.062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01315307617">
            <text:p>136.8013153076</text:p>
          </table:table-cell>
          <table:table-cell office:value-type="float" office:value="528522.875">
            <text:p>528522.8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6.820373535156">
            <text:p>136.8203735352</text:p>
          </table:table-cell>
          <table:table-cell office:value-type="float" office:value="528345.4375">
            <text:p>528345.4375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0735168457">
            <text:p>137.2073516846</text:p>
          </table:table-cell>
          <table:table-cell office:value-type="float" office:value="527966">
            <text:p>527966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246490478516">
            <text:p>137.2464904785</text:p>
          </table:table-cell>
          <table:table-cell office:value-type="float" office:value="527483.375">
            <text:p>527483.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08944702148">
            <text:p>137.3089447021</text:p>
          </table:table-cell>
          <table:table-cell office:value-type="float" office:value="527315.4375">
            <text:p>527315.43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  <table:table-row table:style-name="ro3">
          <table:table-cell/>
          <table:table-cell office:value-type="float" office:value="137.345932006836">
            <text:p>137.3459320068</text:p>
          </table:table-cell>
          <table:table-cell office:value-type="float" office:value="526641.6875">
            <text:p>526641.6875</text:p>
          </table:table-cell>
        </table:table-row>
      </table:table>
      <table:table table:name="Gráfica resultados_1" table:style-name="ta1">
        <table:shapes>
          <draw:frame draw:z-index="0" draw:style-name="gr1" svg:width="11.6311in" svg:height="6.902in" svg:x="1.8213in" svg:y="0.2197in">
            <draw:object draw:notify-on-update-of-ranges="ListSched.C3:ListSched.C3 ListSched.B3:ListSched.B3 ListSched.D3:ListSched.D3 ListSched.C4:ListSched.C4 ListSched.B4:ListSched.B4 ListSched.D4:ListSched.D4 MOCHCD.B6:MOCHCD.B35 MOCHCD.B1:MOCHCD.B1 MOCHCD.C6:MOCHCD.C35 'ME-MLS'.B6:'ME-MLS'.B13 'ME-MLS'.B1:'ME-MLS'.B1 'ME-MLS'.C6:'ME-MLS'.C13 MOCell.B6:MOCell.B73 MOCell.B1:MOCell.B1 MOCell.C6:MOCell.C73 MOCHC.B6:MOCHC.B10 MOCHC.B1:MOCHC.B1 MOCHC.C6:MOCHC.C10 'NSGA-II'.B6:'NSGA-II'.B105 'NSGA-II'.B1:'NSGA-II'.B1 'NSGA-II'.C6:'NSGA-II'.C105 PAES.B6:PAES.B105 PAES.B1:PAES.B1 PAES.C6:PAES.C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resultados_2" table:style-name="ta1">
        <table:shapes>
          <draw:frame draw:z-index="0" draw:style-name="gr1" svg:width="11.6311in" svg:height="6.902in" svg:x="1.8213in" svg:y="0.2197in">
            <draw:object draw:notify-on-update-of-ranges="ListSched.C3:ListSched.C3 ListSched.B3:ListSched.B3 ListSched.D3:ListSched.D3 MOCHCD.B6:MOCHCD.B35 MOCHCD.B1:MOCHCD.B1 MOCHCD.C6:MOCHCD.C35 'ME-MLS'.B6:'ME-MLS'.B13 'ME-MLS'.B1:'ME-MLS'.B1 'ME-MLS'.C6:'ME-MLS'.C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resultados_3" table:style-name="ta1">
        <table:shapes>
          <draw:frame draw:z-index="0" draw:style-name="gr1" svg:width="11.6311in" svg:height="6.902in" svg:x="1.8646in" svg:y="0.2094in">
            <draw:object draw:notify-on-update-of-ranges="ListSched.C3:ListSched.C3 ListSched.B3:ListSched.B3 ListSched.D3:ListSched.D3 MOCHCD.B6:MOCHCD.B35 MOCHCD.B1:MOCHCD.B1 MOCHCD.C6:MOCHCD.C35 MOCHCD.E6:MOCHCD.E34 MOCHCD.E1:MOCHCD.E1 MOCHCD.F6:MOCHCD.F34 MOCHCD.H1:MOCHCD.H1 MOCHCD.I6:MOCHCD.I45 MOCHCD.H6:MOCHCD.H45 MOCHCD.K1:MOCHCD.K1 MOCHCD.L6:MOCHCD.L43 MOCHCD.K6:MOCHCD.K43 MOCHCD.N1:MOCHCD.N1 MOCHCD.O6:MOCHCD.O39 MOCHCD.N6:MOCHCD.N39 'ME-MLS'.B6:'ME-MLS'.B13 'ME-MLS'.B1:'ME-MLS'.B1 'ME-MLS'.C6:'ME-MLS'.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áfica MOCHCD" table:style-name="ta1">
        <table:shapes>
          <draw:frame draw:z-index="0" draw:style-name="gr1" svg:width="10.6882in" svg:height="6.578in" svg:x="1.8213in" svg:y="0.3972in">
            <draw:object draw:notify-on-update-of-ranges="MOCHCD.H6:MOCHCD.H41 MOCHCD.H1:MOCHCD.H1 MOCHCD.I6:MOCHCD.I41 'ME-MLS'.B1:'ME-MLS'.B1 'ME-MLS'.C6:'ME-MLS'.C13 'ME-MLS'.B6:'ME-MLS'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OCHCD.H5:MOCHCD.I41">
          <table:sort>
            <table:sort-by table:field-number="0" table:data-type="automatic"/>
          </table:sort>
        </table:database-range>
        <table:database-range table:name="__Anonymous_Sheet_DB__2" table:target-range-address="'ME-MLS'.B5:'ME-MLS'.C13">
          <table:sort>
            <table:sort-by table:field-number="0" table:data-type="automatic"/>
          </table:sort>
        </table:database-range>
        <table:database-range table:name="__Anonymous_Sheet_DB__3" table:target-range-address="MOCell.B5:MOCell.C73">
          <table:sort>
            <table:sort-by table:field-number="0" table:data-type="automatic"/>
          </table:sort>
        </table:database-range>
        <table:database-range table:name="__Anonymous_Sheet_DB__5" table:target-range-address="'NSGA-II'.B5:'NSGA-II'.C105">
          <table:sort>
            <table:sort-by table:field-number="0" table:data-type="automatic"/>
          </table:sort>
        </table:database-range>
        <table:database-range table:name="__Anonymous_Sheet_DB__6" table:target-range-address="PAES.B5:PAES.C1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00/00/0000</text:date>, <text:time style:data-style-name="N2" text:time-value="0000-00-00T19:55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turriaga</meta:initial-creator>
    <meta:creation-date>2012-10-23T21:51:14</meta:creation-date>
    <dc:date>2012-10-27T22:01:34</dc:date>
    <dc:creator>Santiago Iturriaga</dc:creator>
    <meta:editing-duration>PT1H12M3S</meta:editing-duration>
    <meta:editing-cycles>5</meta:editing-cycles>
    <meta:generator>LibreOffice/3.6$Linux_X86_64 LibreOffice_project/360m1$Build-2</meta:generator>
    <meta:document-statistic meta:table-count="11" meta:cell-count="9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5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000" chart:maximum="6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7.175cm" svg:y="6.724cm" style:legend-expansion="high" chart:style-name="ch2"/>
        <chart:plot-area chart:style-name="ch3" table:cell-range-address="ListSched.B3:ListSched.D3 ListSched.B4:ListSched.B4 ListSched.D4:ListSched.D4 MOCHCD.B1:MOCHCD.B1 MOCHCD.C6:MOCHCD.C35 'ME-MLS'.B1:'ME-MLS'.B1 'ME-MLS'.C6:'ME-MLS'.C13 MOCell.B1:MOCell.B1 MOCell.C6:MOCell.C73 MOCHC.B1:MOCHC.B1 MOCHC.C6:MOCHC.C10 'NSGA-II'.B1:'NSGA-II'.B1 'NSGA-II'.C6:'NSGA-II'.C105 PAES.B1:PAES.B1 PAES.C6:PAES.C105" chart:data-source-has-labels="column" svg:x="1.601cm" svg:y="1.535cm" svg:width="24.394cm" svg:height="14.666cm">
          <chartooo:coordinate-region svg:x="2.963cm" svg:y="1.535cm" svg:width="23.032cm" svg:height="14.019cm"/>
          <chart:axis chart:dimension="x" chart:name="primary-x" chart:style-name="ch4">
            <chart:title svg:x="12.987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ListSched.D4:ListSched.D4" chart:label-cell-address="ListSched.B4:ListSched.B4" chart:class="chart:scatter">
            <chart:domain table:cell-range-address="ListSched.C4:ListSched.C4"/>
            <chart:data-point/>
          </chart:series>
          <chart:series chart:style-name="ch11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2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series chart:style-name="ch13" chart:values-cell-range-address="MOCell.C6:MOCell.C73" chart:label-cell-address="MOCell.B1:MOCell.B1" chart:class="chart:scatter">
            <chart:domain table:cell-range-address="MOCell.B6:MOCell.B73"/>
            <chart:data-point chart:repeated="68"/>
          </chart:series>
          <chart:series chart:style-name="ch14" chart:values-cell-range-address="MOCHC.C6:MOCHC.C10" chart:label-cell-address="MOCHC.B1:MOCHC.B1" chart:class="chart:scatter">
            <chart:domain table:cell-range-address="MOCHC.B6:MOCHC.B10"/>
            <chart:data-point chart:repeated="5"/>
          </chart:series>
          <chart:series chart:style-name="ch15" chart:values-cell-range-address="'NSGA-II'.C6:'NSGA-II'.C105" chart:label-cell-address="'NSGA-II'.B1:'NSGA-II'.B1" chart:class="chart:scatter">
            <chart:domain table:cell-range-address="'NSGA-II'.B6:'NSGA-II'.B105"/>
            <chart:data-point chart:repeated="100"/>
          </chart:series>
          <chart:series chart:style-name="ch16" chart:values-cell-range-address="PAES.C6:PAES.C105" chart:label-cell-address="PAES.B1:PAES.B1" chart:class="chart:scatter">
            <chart:domain table:cell-range-address="PAES.B6:PAES.B105"/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1.401474">
                <text:p>151.401474</text:p>
                <draw:g>
                  <svg:desc>ListSched.C4:ListSched.C4</svg:desc>
                </draw:g>
              </table:table-cell>
            </table:table-row>
            <table:table-row>
              <table:table-cell office:value-type="string">
                <text:p>MCT</text:p>
                <draw:g>
                  <svg:desc>ListSched.B4:ListSched.B4</svg:desc>
                </draw:g>
              </table:table-cell>
              <table:table-cell office:value-type="float" office:value="599389.625">
                <text:p>599389.625</text:p>
                <draw:g>
                  <svg:desc>ListSched.D4:ListSched.D4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1.773132324219">
                <text:p>141.773132324219</text:p>
                <draw:g>
                  <svg:desc>MOCell.B6:MOCell.B73</svg:desc>
                </draw:g>
              </table:table-cell>
              <table:table-cell office:value-type="float" office:value="141.807464599609">
                <text:p>141.807464599609</text:p>
              </table:table-cell>
              <table:table-cell office:value-type="float" office:value="142.177841186523">
                <text:p>142.177841186523</text:p>
              </table:table-cell>
              <table:table-cell office:value-type="float" office:value="142.195373535156">
                <text:p>142.195373535156</text:p>
              </table:table-cell>
              <table:table-cell office:value-type="float" office:value="142.204788208008">
                <text:p>142.204788208008</text:p>
              </table:table-cell>
              <table:table-cell office:value-type="float" office:value="142.286437988281">
                <text:p>142.286437988281</text:p>
              </table:table-cell>
              <table:table-cell office:value-type="float" office:value="142.313385009766">
                <text:p>142.313385009766</text:p>
              </table:table-cell>
              <table:table-cell office:value-type="float" office:value="142.360229492188">
                <text:p>142.360229492188</text:p>
              </table:table-cell>
              <table:table-cell office:value-type="float" office:value="142.36328125">
                <text:p>142.36328125</text:p>
              </table:table-cell>
              <table:table-cell office:value-type="float" office:value="142.444931030273">
                <text:p>142.444931030273</text:p>
              </table:table-cell>
              <table:table-cell office:value-type="float" office:value="142.458160400391">
                <text:p>142.458160400391</text:p>
              </table:table-cell>
              <table:table-cell office:value-type="float" office:value="142.560852050781">
                <text:p>142.560852050781</text:p>
              </table:table-cell>
              <table:table-cell office:value-type="float" office:value="142.567810058594">
                <text:p>142.567810058594</text:p>
              </table:table-cell>
              <table:table-cell office:value-type="float" office:value="142.674591064453">
                <text:p>142.674591064453</text:p>
              </table:table-cell>
              <table:table-cell office:value-type="float" office:value="142.727081298828">
                <text:p>142.727081298828</text:p>
              </table:table-cell>
              <table:table-cell office:value-type="float" office:value="142.748718261719">
                <text:p>142.748718261719</text:p>
              </table:table-cell>
              <table:table-cell office:value-type="float" office:value="142.797302246094">
                <text:p>142.797302246094</text:p>
              </table:table-cell>
              <table:table-cell office:value-type="float" office:value="142.905914306641">
                <text:p>142.905914306641</text:p>
              </table:table-cell>
              <table:table-cell office:value-type="float" office:value="142.963958740234">
                <text:p>142.963958740234</text:p>
              </table:table-cell>
              <table:table-cell office:value-type="float" office:value="143.033905029297">
                <text:p>143.033905029297</text:p>
              </table:table-cell>
              <table:table-cell office:value-type="float" office:value="143.136627197266">
                <text:p>143.136627197266</text:p>
              </table:table-cell>
              <table:table-cell office:value-type="float" office:value="143.139663696289">
                <text:p>143.139663696289</text:p>
              </table:table-cell>
              <table:table-cell office:value-type="float" office:value="143.171401977539">
                <text:p>143.171401977539</text:p>
              </table:table-cell>
              <table:table-cell office:value-type="float" office:value="143.198348999023">
                <text:p>143.198348999023</text:p>
              </table:table-cell>
              <table:table-cell office:value-type="float" office:value="143.291061401367">
                <text:p>143.291061401367</text:p>
              </table:table-cell>
              <table:table-cell office:value-type="float" office:value="143.683868408203">
                <text:p>143.683868408203</text:p>
              </table:table-cell>
              <table:table-cell office:value-type="float" office:value="143.729583740234">
                <text:p>143.729583740234</text:p>
              </table:table-cell>
              <table:table-cell office:value-type="float" office:value="144.039794921875">
                <text:p>144.039794921875</text:p>
              </table:table-cell>
              <table:table-cell office:value-type="float" office:value="144.039825439453">
                <text:p>144.039825439453</text:p>
              </table:table-cell>
              <table:table-cell office:value-type="float" office:value="144.042449951172">
                <text:p>144.042449951172</text:p>
              </table:table-cell>
              <table:table-cell office:value-type="float" office:value="144.067718505859">
                <text:p>144.067718505859</text:p>
              </table:table-cell>
              <table:table-cell office:value-type="float" office:value="144.093276977539">
                <text:p>144.093276977539</text:p>
              </table:table-cell>
              <table:table-cell office:value-type="float" office:value="144.093536376953">
                <text:p>144.093536376953</text:p>
              </table:table-cell>
              <table:table-cell office:value-type="float" office:value="144.100296020508">
                <text:p>144.100296020508</text:p>
              </table:table-cell>
              <table:table-cell office:value-type="float" office:value="144.100616455078">
                <text:p>144.100616455078</text:p>
              </table:table-cell>
              <table:table-cell office:value-type="float" office:value="144.111175537109">
                <text:p>144.111175537109</text:p>
              </table:table-cell>
              <table:table-cell office:value-type="float" office:value="144.319427490234">
                <text:p>144.319427490234</text:p>
              </table:table-cell>
              <table:table-cell office:value-type="float" office:value="144.351058959961">
                <text:p>144.351058959961</text:p>
              </table:table-cell>
              <table:table-cell office:value-type="float" office:value="144.355255126953">
                <text:p>144.355255126953</text:p>
              </table:table-cell>
              <table:table-cell office:value-type="float" office:value="144.369506835938">
                <text:p>144.369506835938</text:p>
              </table:table-cell>
              <table:table-cell office:value-type="float" office:value="144.374572753906">
                <text:p>144.374572753906</text:p>
              </table:table-cell>
              <table:table-cell office:value-type="float" office:value="144.480895996094">
                <text:p>144.480895996094</text:p>
              </table:table-cell>
              <table:table-cell office:value-type="float" office:value="144.496368408203">
                <text:p>144.496368408203</text:p>
              </table:table-cell>
              <table:table-cell office:value-type="float" office:value="144.533645629883">
                <text:p>144.533645629883</text:p>
              </table:table-cell>
              <table:table-cell office:value-type="float" office:value="144.547454833984">
                <text:p>144.547454833984</text:p>
              </table:table-cell>
              <table:table-cell office:value-type="float" office:value="144.586364746094">
                <text:p>144.586364746094</text:p>
              </table:table-cell>
              <table:table-cell office:value-type="float" office:value="144.835784912109">
                <text:p>144.835784912109</text:p>
              </table:table-cell>
              <table:table-cell office:value-type="float" office:value="144.841339111328">
                <text:p>144.841339111328</text:p>
              </table:table-cell>
              <table:table-cell office:value-type="float" office:value="144.855346679687">
                <text:p>144.855346679687</text:p>
              </table:table-cell>
              <table:table-cell office:value-type="float" office:value="144.857543945313">
                <text:p>144.857543945313</text:p>
              </table:table-cell>
              <table:table-cell office:value-type="float" office:value="144.85920715332">
                <text:p>144.85920715332</text:p>
              </table:table-cell>
              <table:table-cell office:value-type="float" office:value="144.886154174805">
                <text:p>144.886154174805</text:p>
              </table:table-cell>
              <table:table-cell office:value-type="float" office:value="144.955184936523">
                <text:p>144.955184936523</text:p>
              </table:table-cell>
              <table:table-cell office:value-type="float" office:value="145.129547119141">
                <text:p>145.129547119141</text:p>
              </table:table-cell>
              <table:table-cell office:value-type="float" office:value="145.138854980469">
                <text:p>145.138854980469</text:p>
              </table:table-cell>
              <table:table-cell office:value-type="float" office:value="145.165161132813">
                <text:p>145.165161132813</text:p>
              </table:table-cell>
              <table:table-cell office:value-type="float" office:value="146.601257324219">
                <text:p>146.601257324219</text:p>
              </table:table-cell>
              <table:table-cell office:value-type="float" office:value="146.639526367188">
                <text:p>146.639526367188</text:p>
              </table:table-cell>
              <table:table-cell office:value-type="float" office:value="146.744750976563">
                <text:p>146.744750976563</text:p>
              </table:table-cell>
              <table:table-cell office:value-type="float" office:value="146.785125732422">
                <text:p>146.785125732422</text:p>
              </table:table-cell>
              <table:table-cell office:value-type="float" office:value="146.853424072266">
                <text:p>146.853424072266</text:p>
              </table:table-cell>
              <table:table-cell office:value-type="float" office:value="146.859115600586">
                <text:p>146.859115600586</text:p>
              </table:table-cell>
              <table:table-cell office:value-type="float" office:value="146.9111328125">
                <text:p>146.9111328125</text:p>
              </table:table-cell>
              <table:table-cell office:value-type="float" office:value="147.043960571289">
                <text:p>147.043960571289</text:p>
              </table:table-cell>
              <table:table-cell office:value-type="float" office:value="147.069793701172">
                <text:p>147.069793701172</text:p>
              </table:table-cell>
              <table:table-cell office:value-type="float" office:value="147.136566162109">
                <text:p>147.136566162109</text:p>
              </table:table-cell>
              <table:table-cell office:value-type="float" office:value="147.247833251953">
                <text:p>147.247833251953</text:p>
              </table:table-cell>
              <table:table-cell office:value-type="float" office:value="147.415252685547">
                <text:p>147.415252685547</text:p>
              </table:table-cell>
            </table:table-row>
            <table:table-row>
              <table:table-cell office:value-type="string">
                <text:p>MOCell</text:p>
                <draw:g>
                  <svg:desc>MOCell.B1:MOCell.B1</svg:desc>
                </draw:g>
              </table:table-cell>
              <table:table-cell office:value-type="float" office:value="556776.5">
                <text:p>556776.5</text:p>
                <draw:g>
                  <svg:desc>MOCell.C6:MOCell.C73</svg:desc>
                </draw:g>
              </table:table-cell>
              <table:table-cell office:value-type="float" office:value="556723.625">
                <text:p>556723.625</text:p>
              </table:table-cell>
              <table:table-cell office:value-type="float" office:value="556388">
                <text:p>556388</text:p>
              </table:table-cell>
              <table:table-cell office:value-type="float" office:value="555736.5">
                <text:p>555736.5</text:p>
              </table:table-cell>
              <table:table-cell office:value-type="float" office:value="555591.3125">
                <text:p>555591.3125</text:p>
              </table:table-cell>
              <table:table-cell office:value-type="float" office:value="555094">
                <text:p>555094</text:p>
              </table:table-cell>
              <table:table-cell office:value-type="float" office:value="554891.625">
                <text:p>554891.625</text:p>
              </table:table-cell>
              <table:table-cell office:value-type="float" office:value="553467.5625">
                <text:p>553467.5625</text:p>
              </table:table-cell>
              <table:table-cell office:value-type="float" office:value="553416.3125">
                <text:p>553416.3125</text:p>
              </table:table-cell>
              <table:table-cell office:value-type="float" office:value="552097.8125">
                <text:p>552097.8125</text:p>
              </table:table-cell>
              <table:table-cell office:value-type="float" office:value="547829.5625">
                <text:p>547829.5625</text:p>
              </table:table-cell>
              <table:table-cell office:value-type="float" office:value="546805.4375">
                <text:p>546805.4375</text:p>
              </table:table-cell>
              <table:table-cell office:value-type="float" office:value="546155.3125">
                <text:p>546155.3125</text:p>
              </table:table-cell>
              <table:table-cell office:value-type="float" office:value="545522.4375">
                <text:p>545522.4375</text:p>
              </table:table-cell>
              <table:table-cell office:value-type="float" office:value="545357.0625">
                <text:p>545357.0625</text:p>
              </table:table-cell>
              <table:table-cell office:value-type="float" office:value="544929.5625">
                <text:p>544929.5625</text:p>
              </table:table-cell>
              <table:table-cell office:value-type="float" office:value="544259">
                <text:p>544259</text:p>
              </table:table-cell>
              <table:table-cell office:value-type="float" office:value="544138.8125">
                <text:p>544138.8125</text:p>
              </table:table-cell>
              <table:table-cell office:value-type="float" office:value="543603.125">
                <text:p>543603.125</text:p>
              </table:table-cell>
              <table:table-cell office:value-type="float" office:value="543357.75">
                <text:p>543357.75</text:p>
              </table:table-cell>
              <table:table-cell office:value-type="float" office:value="539416.5">
                <text:p>539416.5</text:p>
              </table:table-cell>
              <table:table-cell office:value-type="float" office:value="538090.3125">
                <text:p>538090.3125</text:p>
              </table:table-cell>
              <table:table-cell office:value-type="float" office:value="538033.5625">
                <text:p>538033.5625</text:p>
              </table:table-cell>
              <table:table-cell office:value-type="float" office:value="537484.5">
                <text:p>537484.5</text:p>
              </table:table-cell>
              <table:table-cell office:value-type="float" office:value="537361.375">
                <text:p>537361.375</text:p>
              </table:table-cell>
              <table:table-cell office:value-type="float" office:value="537215.875">
                <text:p>537215.875</text:p>
              </table:table-cell>
              <table:table-cell office:value-type="float" office:value="537111.3125">
                <text:p>537111.3125</text:p>
              </table:table-cell>
              <table:table-cell office:value-type="float" office:value="536627.5">
                <text:p>536627.5</text:p>
              </table:table-cell>
              <table:table-cell office:value-type="float" office:value="536451.9375">
                <text:p>536451.9375</text:p>
              </table:table-cell>
              <table:table-cell office:value-type="float" office:value="536161.875">
                <text:p>536161.875</text:p>
              </table:table-cell>
              <table:table-cell office:value-type="float" office:value="535675.6875">
                <text:p>535675.6875</text:p>
              </table:table-cell>
              <table:table-cell office:value-type="float" office:value="535224.625">
                <text:p>535224.625</text:p>
              </table:table-cell>
              <table:table-cell office:value-type="float" office:value="534334.9375">
                <text:p>534334.9375</text:p>
              </table:table-cell>
              <table:table-cell office:value-type="float" office:value="534229.75">
                <text:p>534229.75</text:p>
              </table:table-cell>
              <table:table-cell office:value-type="float" office:value="534201.3125">
                <text:p>534201.3125</text:p>
              </table:table-cell>
              <table:table-cell office:value-type="float" office:value="534076">
                <text:p>534076</text:p>
              </table:table-cell>
              <table:table-cell office:value-type="float" office:value="533933.25">
                <text:p>533933.25</text:p>
              </table:table-cell>
              <table:table-cell office:value-type="float" office:value="533852.9375">
                <text:p>533852.9375</text:p>
              </table:table-cell>
              <table:table-cell office:value-type="float" office:value="532686.25">
                <text:p>532686.25</text:p>
              </table:table-cell>
              <table:table-cell office:value-type="float" office:value="532343.0625">
                <text:p>532343.0625</text:p>
              </table:table-cell>
              <table:table-cell office:value-type="float" office:value="532095.1875">
                <text:p>532095.1875</text:p>
              </table:table-cell>
              <table:table-cell office:value-type="float" office:value="532089.25">
                <text:p>532089.25</text:p>
              </table:table-cell>
              <table:table-cell office:value-type="float" office:value="531733.9375">
                <text:p>531733.9375</text:p>
              </table:table-cell>
              <table:table-cell office:value-type="float" office:value="531450.9375">
                <text:p>531450.9375</text:p>
              </table:table-cell>
              <table:table-cell office:value-type="float" office:value="530868.125">
                <text:p>530868.125</text:p>
              </table:table-cell>
              <table:table-cell office:value-type="float" office:value="530583.25">
                <text:p>530583.25</text:p>
              </table:table-cell>
              <table:table-cell office:value-type="float" office:value="529825.6875">
                <text:p>529825.6875</text:p>
              </table:table-cell>
              <table:table-cell office:value-type="float" office:value="529207.5625">
                <text:p>529207.5625</text:p>
              </table:table-cell>
              <table:table-cell office:value-type="float" office:value="528679.3125">
                <text:p>528679.3125</text:p>
              </table:table-cell>
              <table:table-cell office:value-type="float" office:value="528614">
                <text:p>528614</text:p>
              </table:table-cell>
              <table:table-cell office:value-type="float" office:value="528185.625">
                <text:p>528185.625</text:p>
              </table:table-cell>
              <table:table-cell office:value-type="float" office:value="527934.625">
                <text:p>527934.625</text:p>
              </table:table-cell>
              <table:table-cell office:value-type="float" office:value="527913.5">
                <text:p>527913.5</text:p>
              </table:table-cell>
              <table:table-cell office:value-type="float" office:value="527699.8125">
                <text:p>527699.8125</text:p>
              </table:table-cell>
              <table:table-cell office:value-type="float" office:value="527430.625">
                <text:p>527430.625</text:p>
              </table:table-cell>
              <table:table-cell office:value-type="float" office:value="526938.25">
                <text:p>526938.25</text:p>
              </table:table-cell>
              <table:table-cell office:value-type="float" office:value="526555.5625">
                <text:p>526555.5625</text:p>
              </table:table-cell>
              <table:table-cell office:value-type="float" office:value="525763.9375">
                <text:p>525763.9375</text:p>
              </table:table-cell>
              <table:table-cell office:value-type="float" office:value="525429.5625">
                <text:p>525429.5625</text:p>
              </table:table-cell>
              <table:table-cell office:value-type="float" office:value="524966.0625">
                <text:p>524966.0625</text:p>
              </table:table-cell>
              <table:table-cell office:value-type="float" office:value="524730.1875">
                <text:p>524730.1875</text:p>
              </table:table-cell>
              <table:table-cell office:value-type="float" office:value="524489.6875">
                <text:p>524489.6875</text:p>
              </table:table-cell>
              <table:table-cell office:value-type="float" office:value="524094.8125">
                <text:p>524094.8125</text:p>
              </table:table-cell>
              <table:table-cell office:value-type="float" office:value="522766.0625">
                <text:p>522766.0625</text:p>
              </table:table-cell>
              <table:table-cell office:value-type="float" office:value="522610.96875">
                <text:p>522610.96875</text:p>
              </table:table-cell>
              <table:table-cell office:value-type="float" office:value="522352.875">
                <text:p>522352.875</text:p>
              </table:table-cell>
              <table:table-cell office:value-type="float" office:value="522326.75">
                <text:p>522326.75</text:p>
              </table:table-cell>
              <table:table-cell office:value-type="float" office:value="522021.03125">
                <text:p>522021.03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0.964767456055">
                <text:p>140.964767456055</text:p>
                <draw:g>
                  <svg:desc>MOCHC.B6:MOCHC.B10</svg:desc>
                </draw:g>
              </table:table-cell>
              <table:table-cell office:value-type="float" office:value="142.657440185547">
                <text:p>142.657440185547</text:p>
              </table:table-cell>
              <table:table-cell office:value-type="float" office:value="142.041030883789">
                <text:p>142.041030883789</text:p>
              </table:table-cell>
              <table:table-cell office:value-type="float" office:value="142.3408203125">
                <text:p>142.3408203125</text:p>
              </table:table-cell>
              <table:table-cell office:value-type="float" office:value="142.373168945313">
                <text:p>142.373168945313</text:p>
              </table:table-cell>
            </table:table-row>
            <table:table-row>
              <table:table-cell office:value-type="string">
                <text:p>MOCHC</text:p>
                <draw:g>
                  <svg:desc>MOCHC.B1:MOCHC.B1</svg:desc>
                </draw:g>
              </table:table-cell>
              <table:table-cell office:value-type="float" office:value="542503">
                <text:p>542503</text:p>
                <draw:g>
                  <svg:desc>MOCHC.C6:MOCHC.C10</svg:desc>
                </draw:g>
              </table:table-cell>
              <table:table-cell office:value-type="float" office:value="536033.125">
                <text:p>536033.125</text:p>
              </table:table-cell>
              <table:table-cell office:value-type="float" office:value="541277.4375">
                <text:p>541277.4375</text:p>
              </table:table-cell>
              <table:table-cell office:value-type="float" office:value="540306.4375">
                <text:p>540306.4375</text:p>
              </table:table-cell>
              <table:table-cell office:value-type="float" office:value="537977.125">
                <text:p>537977.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40.441055297852">
                <text:p>140.441055297852</text:p>
                <draw:g>
                  <svg:desc>'NSGA-II'.B6:'NSGA-II'.B105</svg:desc>
                </draw:g>
              </table:table-cell>
              <table:table-cell office:value-type="float" office:value="140.441055297852">
                <text:p>140.441055297852</text:p>
              </table:table-cell>
              <table:table-cell office:value-type="float" office:value="140.487823486328">
                <text:p>140.487823486328</text:p>
              </table:table-cell>
              <table:table-cell office:value-type="float" office:value="140.487823486328">
                <text:p>140.487823486328</text:p>
              </table:table-cell>
              <table:table-cell office:value-type="float" office:value="140.557998657227">
                <text:p>140.557998657227</text:p>
              </table:table-cell>
              <table:table-cell office:value-type="float" office:value="140.578018188477">
                <text:p>140.578018188477</text:p>
              </table:table-cell>
              <table:table-cell office:value-type="float" office:value="140.611267089844">
                <text:p>140.611267089844</text:p>
              </table:table-cell>
              <table:table-cell office:value-type="float" office:value="140.620239257813">
                <text:p>140.620239257813</text:p>
              </table:table-cell>
              <table:table-cell office:value-type="float" office:value="140.75390625">
                <text:p>140.75390625</text:p>
              </table:table-cell>
              <table:table-cell office:value-type="float" office:value="140.774490356445">
                <text:p>140.774490356445</text:p>
              </table:table-cell>
              <table:table-cell office:value-type="float" office:value="140.796981811523">
                <text:p>140.796981811523</text:p>
              </table:table-cell>
              <table:table-cell office:value-type="float" office:value="140.796981811523">
                <text:p>140.796981811523</text:p>
              </table:table-cell>
              <table:table-cell office:value-type="float" office:value="140.80322265625">
                <text:p>140.80322265625</text:p>
              </table:table-cell>
              <table:table-cell office:value-type="float" office:value="140.849060058594">
                <text:p>140.849060058594</text:p>
              </table:table-cell>
              <table:table-cell office:value-type="float" office:value="140.8642578125">
                <text:p>140.8642578125</text:p>
              </table:table-cell>
              <table:table-cell office:value-type="float" office:value="140.876831054688">
                <text:p>140.876831054688</text:p>
              </table:table-cell>
              <table:table-cell office:value-type="float" office:value="140.894897460938">
                <text:p>140.894897460938</text:p>
              </table:table-cell>
              <table:table-cell office:value-type="float" office:value="141.168579101563">
                <text:p>141.168579101563</text:p>
              </table:table-cell>
              <table:table-cell office:value-type="float" office:value="141.184158325195">
                <text:p>141.184158325195</text:p>
              </table:table-cell>
              <table:table-cell office:value-type="float" office:value="141.184158325195">
                <text:p>141.184158325195</text:p>
              </table:table-cell>
              <table:table-cell office:value-type="float" office:value="141.186462402344">
                <text:p>141.186462402344</text:p>
              </table:table-cell>
              <table:table-cell office:value-type="float" office:value="141.24235534668">
                <text:p>141.24235534668</text:p>
              </table:table-cell>
              <table:table-cell office:value-type="float" office:value="141.24235534668">
                <text:p>141.24235534668</text:p>
              </table:table-cell>
              <table:table-cell office:value-type="float" office:value="141.437362670898">
                <text:p>141.437362670898</text:p>
              </table:table-cell>
              <table:table-cell office:value-type="float" office:value="141.437362670898">
                <text:p>141.437362670898</text:p>
              </table:table-cell>
              <table:table-cell office:value-type="float" office:value="141.513031005859">
                <text:p>141.513031005859</text:p>
              </table:table-cell>
              <table:table-cell office:value-type="float" office:value="141.513031005859">
                <text:p>141.513031005859</text:p>
              </table:table-cell>
              <table:table-cell office:value-type="float" office:value="141.555465698242">
                <text:p>141.555465698242</text:p>
              </table:table-cell>
              <table:table-cell office:value-type="float" office:value="141.555465698242">
                <text:p>141.555465698242</text:p>
              </table:table-cell>
              <table:table-cell office:value-type="float" office:value="141.605361938477">
                <text:p>141.605361938477</text:p>
              </table:table-cell>
              <table:table-cell office:value-type="float" office:value="141.605361938477">
                <text:p>141.605361938477</text:p>
              </table:table-cell>
              <table:table-cell office:value-type="float" office:value="141.630722045898">
                <text:p>141.630722045898</text:p>
              </table:table-cell>
              <table:table-cell office:value-type="float" office:value="141.7294921875">
                <text:p>141.7294921875</text:p>
              </table:table-cell>
              <table:table-cell office:value-type="float" office:value="141.7294921875">
                <text:p>141.7294921875</text:p>
              </table:table-cell>
              <table:table-cell office:value-type="float" office:value="142.25666809082">
                <text:p>142.25666809082</text:p>
              </table:table-cell>
              <table:table-cell office:value-type="float" office:value="142.25666809082">
                <text:p>142.25666809082</text:p>
              </table:table-cell>
              <table:table-cell office:value-type="float" office:value="142.260314941406">
                <text:p>142.260314941406</text:p>
              </table:table-cell>
              <table:table-cell office:value-type="float" office:value="142.260314941406">
                <text:p>142.260314941406</text:p>
              </table:table-cell>
              <table:table-cell office:value-type="float" office:value="142.536956787109">
                <text:p>142.536956787109</text:p>
              </table:table-cell>
              <table:table-cell office:value-type="float" office:value="142.536956787109">
                <text:p>142.536956787109</text:p>
              </table:table-cell>
              <table:table-cell office:value-type="float" office:value="142.561325073242">
                <text:p>142.561325073242</text:p>
              </table:table-cell>
              <table:table-cell office:value-type="float" office:value="142.561325073242">
                <text:p>142.561325073242</text:p>
              </table:table-cell>
              <table:table-cell office:value-type="float" office:value="142.707412719727">
                <text:p>142.707412719727</text:p>
              </table:table-cell>
              <table:table-cell office:value-type="float" office:value="142.707412719727">
                <text:p>142.707412719727</text:p>
              </table:table-cell>
              <table:table-cell office:value-type="float" office:value="142.749328613281">
                <text:p>142.749328613281</text:p>
              </table:table-cell>
              <table:table-cell office:value-type="float" office:value="142.75569152832">
                <text:p>142.75569152832</text:p>
              </table:table-cell>
              <table:table-cell office:value-type="float" office:value="142.776824951172">
                <text:p>142.776824951172</text:p>
              </table:table-cell>
              <table:table-cell office:value-type="float" office:value="142.8154296875">
                <text:p>142.8154296875</text:p>
              </table:table-cell>
              <table:table-cell office:value-type="float" office:value="142.8154296875">
                <text:p>142.8154296875</text:p>
              </table:table-cell>
              <table:table-cell office:value-type="float" office:value="142.987579345703">
                <text:p>142.987579345703</text:p>
              </table:table-cell>
              <table:table-cell office:value-type="float" office:value="143.106460571289">
                <text:p>143.106460571289</text:p>
              </table:table-cell>
              <table:table-cell office:value-type="float" office:value="143.135299682617">
                <text:p>143.135299682617</text:p>
              </table:table-cell>
              <table:table-cell office:value-type="float" office:value="143.424697875977">
                <text:p>143.424697875977</text:p>
              </table:table-cell>
              <table:table-cell office:value-type="float" office:value="143.424697875977">
                <text:p>143.424697875977</text:p>
              </table:table-cell>
              <table:table-cell office:value-type="float" office:value="143.506896972656">
                <text:p>143.506896972656</text:p>
              </table:table-cell>
              <table:table-cell office:value-type="float" office:value="143.536041259766">
                <text:p>143.536041259766</text:p>
              </table:table-cell>
              <table:table-cell office:value-type="float" office:value="143.536041259766">
                <text:p>143.536041259766</text:p>
              </table:table-cell>
              <table:table-cell office:value-type="float" office:value="143.548980712891">
                <text:p>143.548980712891</text:p>
              </table:table-cell>
              <table:table-cell office:value-type="float" office:value="143.579574584961">
                <text:p>143.579574584961</text:p>
              </table:table-cell>
              <table:table-cell office:value-type="float" office:value="143.64338684082">
                <text:p>143.64338684082</text:p>
              </table:table-cell>
              <table:table-cell office:value-type="float" office:value="143.64338684082">
                <text:p>143.64338684082</text:p>
              </table:table-cell>
              <table:table-cell office:value-type="float" office:value="143.829208374023">
                <text:p>143.829208374023</text:p>
              </table:table-cell>
              <table:table-cell office:value-type="float" office:value="143.829208374023">
                <text:p>143.829208374023</text:p>
              </table:table-cell>
              <table:table-cell office:value-type="float" office:value="143.866928100586">
                <text:p>143.866928100586</text:p>
              </table:table-cell>
              <table:table-cell office:value-type="float" office:value="143.866928100586">
                <text:p>143.866928100586</text:p>
              </table:table-cell>
              <table:table-cell office:value-type="float" office:value="143.898483276367">
                <text:p>143.898483276367</text:p>
              </table:table-cell>
              <table:table-cell office:value-type="float" office:value="144.078552246094">
                <text:p>144.078552246094</text:p>
              </table:table-cell>
              <table:table-cell office:value-type="float" office:value="144.078552246094">
                <text:p>144.078552246094</text:p>
              </table:table-cell>
              <table:table-cell office:value-type="float" office:value="144.088500976563">
                <text:p>144.088500976563</text:p>
              </table:table-cell>
              <table:table-cell office:value-type="float" office:value="144.119552612305">
                <text:p>144.119552612305</text:p>
              </table:table-cell>
              <table:table-cell office:value-type="float" office:value="144.119552612305">
                <text:p>144.119552612305</text:p>
              </table:table-cell>
              <table:table-cell office:value-type="float" office:value="144.195861816406">
                <text:p>144.195861816406</text:p>
              </table:table-cell>
              <table:table-cell office:value-type="float" office:value="144.308013916016">
                <text:p>144.308013916016</text:p>
              </table:table-cell>
              <table:table-cell office:value-type="float" office:value="144.316802978516">
                <text:p>144.316802978516</text:p>
              </table:table-cell>
              <table:table-cell office:value-type="float" office:value="144.574096679688">
                <text:p>144.574096679688</text:p>
              </table:table-cell>
              <table:table-cell office:value-type="float" office:value="144.574096679688">
                <text:p>144.574096679688</text:p>
              </table:table-cell>
              <table:table-cell office:value-type="float" office:value="145.574890136719">
                <text:p>145.574890136719</text:p>
              </table:table-cell>
              <table:table-cell office:value-type="float" office:value="145.599792480469">
                <text:p>145.599792480469</text:p>
              </table:table-cell>
              <table:table-cell office:value-type="float" office:value="145.636032104492">
                <text:p>145.636032104492</text:p>
              </table:table-cell>
              <table:table-cell office:value-type="float" office:value="145.742034912109">
                <text:p>145.742034912109</text:p>
              </table:table-cell>
              <table:table-cell office:value-type="float" office:value="145.750473022461">
                <text:p>145.750473022461</text:p>
              </table:table-cell>
              <table:table-cell office:value-type="float" office:value="145.761901855469">
                <text:p>145.761901855469</text:p>
              </table:table-cell>
              <table:table-cell office:value-type="float" office:value="145.816146850586">
                <text:p>145.816146850586</text:p>
              </table:table-cell>
              <table:table-cell office:value-type="float" office:value="145.8291015625">
                <text:p>145.8291015625</text:p>
              </table:table-cell>
              <table:table-cell office:value-type="float" office:value="145.8291015625">
                <text:p>145.8291015625</text:p>
              </table:table-cell>
              <table:table-cell office:value-type="float" office:value="145.830276489258">
                <text:p>145.830276489258</text:p>
              </table:table-cell>
              <table:table-cell office:value-type="float" office:value="145.837203979492">
                <text:p>145.837203979492</text:p>
              </table:table-cell>
              <table:table-cell office:value-type="float" office:value="145.837203979492">
                <text:p>145.837203979492</text:p>
              </table:table-cell>
              <table:table-cell office:value-type="float" office:value="145.909729003906">
                <text:p>145.909729003906</text:p>
              </table:table-cell>
              <table:table-cell office:value-type="float" office:value="145.909729003906">
                <text:p>145.909729003906</text:p>
              </table:table-cell>
              <table:table-cell office:value-type="float" office:value="145.97282409668">
                <text:p>145.97282409668</text:p>
              </table:table-cell>
              <table:table-cell office:value-type="float" office:value="145.98388671875">
                <text:p>145.98388671875</text:p>
              </table:table-cell>
              <table:table-cell office:value-type="float" office:value="146.057525634766">
                <text:p>146.057525634766</text:p>
              </table:table-cell>
              <table:table-cell office:value-type="float" office:value="146.057525634766">
                <text:p>146.057525634766</text:p>
              </table:table-cell>
              <table:table-cell office:value-type="float" office:value="146.107177734375">
                <text:p>146.107177734375</text:p>
              </table:table-cell>
              <table:table-cell office:value-type="float" office:value="146.107177734375">
                <text:p>146.107177734375</text:p>
              </table:table-cell>
              <table:table-cell office:value-type="float" office:value="146.171173095703">
                <text:p>146.171173095703</text:p>
              </table:table-cell>
              <table:table-cell office:value-type="float" office:value="146.171173095703">
                <text:p>146.171173095703</text:p>
              </table:table-cell>
              <table:table-cell office:value-type="float" office:value="146.177062988281">
                <text:p>146.177062988281</text:p>
              </table:table-cell>
              <table:table-cell office:value-type="float" office:value="146.177062988281">
                <text:p>146.177062988281</text:p>
              </table:table-cell>
            </table:table-row>
            <table:table-row>
              <table:table-cell office:value-type="string">
                <text:p>NSGA-II</text:p>
                <draw:g>
                  <svg:desc>'NSGA-II'.B1:'NSGA-II'.B1</svg:desc>
                </draw:g>
              </table:table-cell>
              <table:table-cell office:value-type="float" office:value="550064.375">
                <text:p>550064.375</text:p>
                <draw:g>
                  <svg:desc>'NSGA-II'.C6:'NSGA-II'.C105</svg:desc>
                </draw:g>
              </table:table-cell>
              <table:table-cell office:value-type="float" office:value="550064.375">
                <text:p>550064.375</text:p>
              </table:table-cell>
              <table:table-cell office:value-type="float" office:value="548736.125">
                <text:p>548736.125</text:p>
              </table:table-cell>
              <table:table-cell office:value-type="float" office:value="548736.125">
                <text:p>548736.125</text:p>
              </table:table-cell>
              <table:table-cell office:value-type="float" office:value="548480.3125">
                <text:p>548480.3125</text:p>
              </table:table-cell>
              <table:table-cell office:value-type="float" office:value="548250.875">
                <text:p>548250.875</text:p>
              </table:table-cell>
              <table:table-cell office:value-type="float" office:value="548095.8125">
                <text:p>548095.8125</text:p>
              </table:table-cell>
              <table:table-cell office:value-type="float" office:value="547617.1875">
                <text:p>547617.1875</text:p>
              </table:table-cell>
              <table:table-cell office:value-type="float" office:value="547343.5">
                <text:p>547343.5</text:p>
              </table:table-cell>
              <table:table-cell office:value-type="float" office:value="547137.4375">
                <text:p>547137.4375</text:p>
              </table:table-cell>
              <table:table-cell office:value-type="float" office:value="546472.25">
                <text:p>546472.25</text:p>
              </table:table-cell>
              <table:table-cell office:value-type="float" office:value="546472.25">
                <text:p>546472.25</text:p>
              </table:table-cell>
              <table:table-cell office:value-type="float" office:value="545338.8125">
                <text:p>545338.8125</text:p>
              </table:table-cell>
              <table:table-cell office:value-type="float" office:value="545197">
                <text:p>545197</text:p>
              </table:table-cell>
              <table:table-cell office:value-type="float" office:value="543940.8125">
                <text:p>543940.8125</text:p>
              </table:table-cell>
              <table:table-cell office:value-type="float" office:value="543710.1875">
                <text:p>543710.1875</text:p>
              </table:table-cell>
              <table:table-cell office:value-type="float" office:value="543454">
                <text:p>543454</text:p>
              </table:table-cell>
              <table:table-cell office:value-type="float" office:value="543276.5">
                <text:p>543276.5</text:p>
              </table:table-cell>
              <table:table-cell office:value-type="float" office:value="541943.9375">
                <text:p>541943.9375</text:p>
              </table:table-cell>
              <table:table-cell office:value-type="float" office:value="541943.9375">
                <text:p>541943.9375</text:p>
              </table:table-cell>
              <table:table-cell office:value-type="float" office:value="541471.9375">
                <text:p>541471.9375</text:p>
              </table:table-cell>
              <table:table-cell office:value-type="float" office:value="541082.875">
                <text:p>541082.875</text:p>
              </table:table-cell>
              <table:table-cell office:value-type="float" office:value="541082.875">
                <text:p>541082.875</text:p>
              </table:table-cell>
              <table:table-cell office:value-type="float" office:value="540145.8125">
                <text:p>540145.8125</text:p>
              </table:table-cell>
              <table:table-cell office:value-type="float" office:value="540145.8125">
                <text:p>540145.8125</text:p>
              </table:table-cell>
              <table:table-cell office:value-type="float" office:value="538685.75">
                <text:p>538685.75</text:p>
              </table:table-cell>
              <table:table-cell office:value-type="float" office:value="538685.75">
                <text:p>538685.75</text:p>
              </table:table-cell>
              <table:table-cell office:value-type="float" office:value="538156.625">
                <text:p>538156.625</text:p>
              </table:table-cell>
              <table:table-cell office:value-type="float" office:value="538156.625">
                <text:p>538156.625</text:p>
              </table:table-cell>
              <table:table-cell office:value-type="float" office:value="537723.25">
                <text:p>537723.25</text:p>
              </table:table-cell>
              <table:table-cell office:value-type="float" office:value="537723.25">
                <text:p>537723.25</text:p>
              </table:table-cell>
              <table:table-cell office:value-type="float" office:value="537190.625">
                <text:p>537190.625</text:p>
              </table:table-cell>
              <table:table-cell office:value-type="float" office:value="537156.75">
                <text:p>537156.75</text:p>
              </table:table-cell>
              <table:table-cell office:value-type="float" office:value="537156.75">
                <text:p>537156.75</text:p>
              </table:table-cell>
              <table:table-cell office:value-type="float" office:value="536603.125">
                <text:p>536603.125</text:p>
              </table:table-cell>
              <table:table-cell office:value-type="float" office:value="536603.125">
                <text:p>536603.125</text:p>
              </table:table-cell>
              <table:table-cell office:value-type="float" office:value="535214.6875">
                <text:p>535214.6875</text:p>
              </table:table-cell>
              <table:table-cell office:value-type="float" office:value="535214.6875">
                <text:p>535214.6875</text:p>
              </table:table-cell>
              <table:table-cell office:value-type="float" office:value="534746.75">
                <text:p>534746.75</text:p>
              </table:table-cell>
              <table:table-cell office:value-type="float" office:value="534746.75">
                <text:p>534746.75</text:p>
              </table:table-cell>
              <table:table-cell office:value-type="float" office:value="534676">
                <text:p>534676</text:p>
              </table:table-cell>
              <table:table-cell office:value-type="float" office:value="534676">
                <text:p>534676</text:p>
              </table:table-cell>
              <table:table-cell office:value-type="float" office:value="534261.1875">
                <text:p>534261.1875</text:p>
              </table:table-cell>
              <table:table-cell office:value-type="float" office:value="534261.1875">
                <text:p>534261.1875</text:p>
              </table:table-cell>
              <table:table-cell office:value-type="float" office:value="533020.1875">
                <text:p>533020.1875</text:p>
              </table:table-cell>
              <table:table-cell office:value-type="float" office:value="532989.0625">
                <text:p>532989.0625</text:p>
              </table:table-cell>
              <table:table-cell office:value-type="float" office:value="532632.0625">
                <text:p>532632.0625</text:p>
              </table:table-cell>
              <table:table-cell office:value-type="float" office:value="532502.875">
                <text:p>532502.875</text:p>
              </table:table-cell>
              <table:table-cell office:value-type="float" office:value="532502.875">
                <text:p>532502.875</text:p>
              </table:table-cell>
              <table:table-cell office:value-type="float" office:value="526834.5">
                <text:p>526834.5</text:p>
              </table:table-cell>
              <table:table-cell office:value-type="float" office:value="526508.5">
                <text:p>526508.5</text:p>
              </table:table-cell>
              <table:table-cell office:value-type="float" office:value="526138.625">
                <text:p>526138.625</text:p>
              </table:table-cell>
              <table:table-cell office:value-type="float" office:value="525378.4375">
                <text:p>525378.4375</text:p>
              </table:table-cell>
              <table:table-cell office:value-type="float" office:value="525378.4375">
                <text:p>525378.4375</text:p>
              </table:table-cell>
              <table:table-cell office:value-type="float" office:value="525340.875">
                <text:p>525340.875</text:p>
              </table:table-cell>
              <table:table-cell office:value-type="float" office:value="524460.375">
                <text:p>524460.375</text:p>
              </table:table-cell>
              <table:table-cell office:value-type="float" office:value="524460.375">
                <text:p>524460.375</text:p>
              </table:table-cell>
              <table:table-cell office:value-type="float" office:value="523738.03125">
                <text:p>523738.03125</text:p>
              </table:table-cell>
              <table:table-cell office:value-type="float" office:value="523647.40625">
                <text:p>523647.40625</text:p>
              </table:table-cell>
              <table:table-cell office:value-type="float" office:value="523503.71875">
                <text:p>523503.71875</text:p>
              </table:table-cell>
              <table:table-cell office:value-type="float" office:value="523503.71875">
                <text:p>523503.71875</text:p>
              </table:table-cell>
              <table:table-cell office:value-type="float" office:value="523206.6875">
                <text:p>523206.6875</text:p>
              </table:table-cell>
              <table:table-cell office:value-type="float" office:value="523206.6875">
                <text:p>523206.6875</text:p>
              </table:table-cell>
              <table:table-cell office:value-type="float" office:value="522436.28125">
                <text:p>522436.28125</text:p>
              </table:table-cell>
              <table:table-cell office:value-type="float" office:value="522436.28125">
                <text:p>522436.28125</text:p>
              </table:table-cell>
              <table:table-cell office:value-type="float" office:value="522274.0625">
                <text:p>522274.0625</text:p>
              </table:table-cell>
              <table:table-cell office:value-type="float" office:value="521939">
                <text:p>521939</text:p>
              </table:table-cell>
              <table:table-cell office:value-type="float" office:value="521939">
                <text:p>521939</text:p>
              </table:table-cell>
              <table:table-cell office:value-type="float" office:value="521050">
                <text:p>521050</text:p>
              </table:table-cell>
              <table:table-cell office:value-type="float" office:value="520947.65625">
                <text:p>520947.65625</text:p>
              </table:table-cell>
              <table:table-cell office:value-type="float" office:value="520947.65625">
                <text:p>520947.65625</text:p>
              </table:table-cell>
              <table:table-cell office:value-type="float" office:value="520385.65625">
                <text:p>520385.65625</text:p>
              </table:table-cell>
              <table:table-cell office:value-type="float" office:value="520381.75">
                <text:p>520381.75</text:p>
              </table:table-cell>
              <table:table-cell office:value-type="float" office:value="519945.34375">
                <text:p>519945.34375</text:p>
              </table:table-cell>
              <table:table-cell office:value-type="float" office:value="519935.59375">
                <text:p>519935.59375</text:p>
              </table:table-cell>
              <table:table-cell office:value-type="float" office:value="519935.59375">
                <text:p>519935.59375</text:p>
              </table:table-cell>
              <table:table-cell office:value-type="float" office:value="519769.1875">
                <text:p>519769.1875</text:p>
              </table:table-cell>
              <table:table-cell office:value-type="float" office:value="519752.21875">
                <text:p>519752.21875</text:p>
              </table:table-cell>
              <table:table-cell office:value-type="float" office:value="519336.34375">
                <text:p>519336.34375</text:p>
              </table:table-cell>
              <table:table-cell office:value-type="float" office:value="519081.21875">
                <text:p>519081.21875</text:p>
              </table:table-cell>
              <table:table-cell office:value-type="float" office:value="518873.34375">
                <text:p>518873.34375</text:p>
              </table:table-cell>
              <table:table-cell office:value-type="float" office:value="518367.3125">
                <text:p>518367.3125</text:p>
              </table:table-cell>
              <table:table-cell office:value-type="float" office:value="518306.75">
                <text:p>518306.75</text:p>
              </table:table-cell>
              <table:table-cell office:value-type="float" office:value="517974.25">
                <text:p>517974.25</text:p>
              </table:table-cell>
              <table:table-cell office:value-type="float" office:value="517974.25">
                <text:p>517974.25</text:p>
              </table:table-cell>
              <table:table-cell office:value-type="float" office:value="517270.4375">
                <text:p>517270.4375</text:p>
              </table:table-cell>
              <table:table-cell office:value-type="float" office:value="516947.625">
                <text:p>516947.625</text:p>
              </table:table-cell>
              <table:table-cell office:value-type="float" office:value="516947.625">
                <text:p>516947.625</text:p>
              </table:table-cell>
              <table:table-cell office:value-type="float" office:value="516353">
                <text:p>516353</text:p>
              </table:table-cell>
              <table:table-cell office:value-type="float" office:value="516353">
                <text:p>516353</text:p>
              </table:table-cell>
              <table:table-cell office:value-type="float" office:value="516122.46875">
                <text:p>516122.46875</text:p>
              </table:table-cell>
              <table:table-cell office:value-type="float" office:value="515882.21875">
                <text:p>515882.21875</text:p>
              </table:table-cell>
              <table:table-cell office:value-type="float" office:value="515804.59375">
                <text:p>515804.59375</text:p>
              </table:table-cell>
              <table:table-cell office:value-type="float" office:value="515804.59375">
                <text:p>515804.59375</text:p>
              </table:table-cell>
              <table:table-cell office:value-type="float" office:value="515560.59375">
                <text:p>515560.59375</text:p>
              </table:table-cell>
              <table:table-cell office:value-type="float" office:value="515560.59375">
                <text:p>515560.59375</text:p>
              </table:table-cell>
              <table:table-cell office:value-type="float" office:value="514422.5625">
                <text:p>514422.5625</text:p>
              </table:table-cell>
              <table:table-cell office:value-type="float" office:value="514422.5625">
                <text:p>514422.5625</text:p>
              </table:table-cell>
              <table:table-cell office:value-type="float" office:value="514384.78125">
                <text:p>514384.78125</text:p>
              </table:table-cell>
              <table:table-cell office:value-type="float" office:value="514384.78125">
                <text:p>514384.78125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35.845779418945">
                <text:p>135.845779418945</text:p>
                <draw:g>
                  <svg:desc>PAES.B6:PAES.B105</svg:desc>
                </draw:g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45779418945">
                <text:p>135.845779418945</text:p>
              </table:table-cell>
              <table:table-cell office:value-type="float" office:value="135.873764038086">
                <text:p>135.873764038086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880523681641">
                <text:p>135.880523681641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49630737305">
                <text:p>135.949630737305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5.999633789063">
                <text:p>135.99963378906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246215820313">
                <text:p>136.24621582031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494415283203">
                <text:p>136.494415283203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2424621582">
                <text:p>136.52424621582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58935546875">
                <text:p>136.58935546875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15295410156">
                <text:p>136.615295410156</text:p>
              </table:table-cell>
              <table:table-cell office:value-type="float" office:value="136.644989013672">
                <text:p>136.644989013672</text:p>
              </table:table-cell>
              <table:table-cell office:value-type="float" office:value="136.664611816406">
                <text:p>136.664611816406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676071166992">
                <text:p>136.676071166992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02407836914">
                <text:p>136.702407836914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22869873047">
                <text:p>136.722869873047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758911132813">
                <text:p>136.758911132813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01315307617">
                <text:p>136.801315307617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6.820373535156">
                <text:p>136.820373535156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0735168457">
                <text:p>137.20735168457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246490478516">
                <text:p>137.246490478516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08944702148">
                <text:p>137.308944702148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  <table:table-cell office:value-type="float" office:value="137.345932006836">
                <text:p>137.345932006836</text:p>
              </table:table-cell>
            </table:table-row>
            <table:table-row>
              <table:table-cell office:value-type="string">
                <text:p>PAES</text:p>
                <draw:g>
                  <svg:desc>PAES.B1:PAES.B1</svg:desc>
                </draw:g>
              </table:table-cell>
              <table:table-cell office:value-type="float" office:value="545711.8125">
                <text:p>545711.8125</text:p>
                <draw:g>
                  <svg:desc>PAES.C6:PAES.C105</svg:desc>
                </draw:g>
              </table:table-cell>
              <table:table-cell office:value-type="float" office:value="545711.8125">
                <text:p>545711.8125</text:p>
              </table:table-cell>
              <table:table-cell office:value-type="float" office:value="545711.8125">
                <text:p>545711.8125</text:p>
              </table:table-cell>
              <table:table-cell office:value-type="float" office:value="545711.8125">
                <text:p>545711.8125</text:p>
              </table:table-cell>
              <table:table-cell office:value-type="float" office:value="541878.8125">
                <text:p>541878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40742.8125">
                <text:p>540742.812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9264.1875">
                <text:p>539264.18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8001.75">
                <text:p>538001.7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868.5">
                <text:p>537868.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7424.375">
                <text:p>537424.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5395.4375">
                <text:p>535395.4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4359.375">
                <text:p>534359.3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303.75">
                <text:p>531303.75</text:p>
              </table:table-cell>
              <table:table-cell office:value-type="float" office:value="531285.5625">
                <text:p>531285.5625</text:p>
              </table:table-cell>
              <table:table-cell office:value-type="float" office:value="530724.875">
                <text:p>530724.87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730.625">
                <text:p>529730.62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9515.6875">
                <text:p>529515.687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967.625">
                <text:p>528967.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800.0625">
                <text:p>528800.062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522.875">
                <text:p>528522.8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8345.4375">
                <text:p>528345.4375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966">
                <text:p>527966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483.375">
                <text:p>527483.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7315.4375">
                <text:p>527315.43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  <table:table-cell office:value-type="float" office:value="526641.6875">
                <text:p>526641.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49cm" svg:height="16.709cm" xlink:href=".." xlink:type="simple" chart:class="chart:scatter" chart:style-name="ch1">
        <chart:legend chart:legend-position="end" svg:x="23.695cm" svg:y="7.806cm" style:legend-expansion="high" chart:style-name="ch2"/>
        <chart:plot-area chart:style-name="ch3" table:cell-range-address="MOCHCD.H6:MOCHCD.I41 MOCHCD.H1:MOCHCD.H1 'ME-MLS'.B1:'ME-MLS'.B1 'ME-MLS'.C6:'ME-MLS'.C13" chart:data-source-has-labels="row" svg:x="1.553cm" svg:y="1.471cm" svg:width="21.058cm" svg:height="13.923cm">
          <chartooo:coordinate-region svg:x="2.915cm" svg:y="1.671cm" svg:width="19.415cm" svg:height="13.077cm"/>
          <chart:axis chart:dimension="x" chart:name="primary-x" chart:style-name="ch4">
            <chart:title svg:x="11.271cm" svg:y="15.728cm" chart:style-name="ch5">
              <text:p>Makespan</text:p>
            </chart:title>
          </chart:axis>
          <chart:axis chart:dimension="y" chart:name="primary-y" chart:style-name="ch4">
            <chart:title svg:x="0.451cm" svg:y="9.005cm" chart:style-name="ch6">
              <text:p>Energy</text:p>
            </chart:title>
            <chart:grid chart:style-name="ch7" chart:class="major"/>
          </chart:axis>
          <chart:series chart:style-name="ch8" chart:values-cell-range-address="MOCHCD.I6:MOCHCD.I41" chart:label-cell-address="MOCHCD.H1:MOCHCD.H1" chart:class="chart:scatter">
            <chart:domain table:cell-range-address="MOCHCD.H6:MOCHCD.H41"/>
            <chart:data-point chart:repeated="36"/>
          </chart:series>
          <chart:series chart:style-name="ch9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OCHC/D (1m-7)</text:p>
                <draw:g>
                  <svg:desc>MOCHCD.H1:MOCHCD.H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E-MLS</text:p>
                <draw:g>
                  <svg:desc>'ME-MLS'.B1:'ME-ML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482447">
                <text:p>108.482447</text:p>
                <draw:g>
                  <svg:desc>MOCHCD.H6:MOCHCD.H41</svg:desc>
                </draw:g>
              </table:table-cell>
              <table:table-cell office:value-type="float" office:value="437344.471511">
                <text:p>437344.471511</text:p>
                <draw:g>
                  <svg:desc>MOCHCD.I6:MOCHCD.I41</svg:desc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484561">
                <text:p>108.484561</text:p>
              </table:table-cell>
              <table:table-cell office:value-type="float" office:value="437328.235246">
                <text:p>437328.235246</text:p>
              </table:table-cell>
              <table:table-cell office:value-type="float" office:value="108.727425">
                <text:p>108.727425</text:p>
              </table:table-cell>
              <table:table-cell office:value-type="float" office:value="425444.03125">
                <text:p>425444.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.485157">
                <text:p>108.485157</text:p>
              </table:table-cell>
              <table:table-cell office:value-type="float" office:value="437308.049498">
                <text:p>437308.049498</text:p>
              </table:table-cell>
              <table:table-cell office:value-type="float" office:value="109.009079">
                <text:p>109.009079</text:p>
              </table:table-cell>
              <table:table-cell office:value-type="float" office:value="424468.59375">
                <text:p>424468.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.539585">
                <text:p>108.539585</text:p>
              </table:table-cell>
              <table:table-cell office:value-type="float" office:value="437094.527128">
                <text:p>437094.527128</text:p>
              </table:table-cell>
              <table:table-cell office:value-type="float" office:value="109.496666">
                <text:p>109.496666</text:p>
              </table:table-cell>
              <table:table-cell office:value-type="float" office:value="423917.8125">
                <text:p>423917.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540964">
                <text:p>108.540964</text:p>
              </table:table-cell>
              <table:table-cell office:value-type="float" office:value="436884.301762">
                <text:p>436884.301762</text:p>
              </table:table-cell>
              <table:table-cell office:value-type="float" office:value="110.277939">
                <text:p>110.277939</text:p>
              </table:table-cell>
              <table:table-cell office:value-type="float" office:value="419945.125">
                <text:p>419945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667105">
                <text:p>108.667105</text:p>
              </table:table-cell>
              <table:table-cell office:value-type="float" office:value="436874.408317">
                <text:p>436874.408317</text:p>
              </table:table-cell>
              <table:table-cell office:value-type="float" office:value="112.215736">
                <text:p>112.215736</text:p>
              </table:table-cell>
              <table:table-cell office:value-type="float" office:value="417825.375">
                <text:p>417825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.723683">
                <text:p>108.723683</text:p>
              </table:table-cell>
              <table:table-cell office:value-type="float" office:value="436761.553353">
                <text:p>436761.553353</text:p>
              </table:table-cell>
              <table:table-cell office:value-type="float" office:value="113.042183">
                <text:p>113.042183</text:p>
              </table:table-cell>
              <table:table-cell office:value-type="float" office:value="415728.53125">
                <text:p>415728.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.727238">
                <text:p>108.727238</text:p>
              </table:table-cell>
              <table:table-cell office:value-type="float" office:value="435767.541313">
                <text:p>435767.541313</text:p>
              </table:table-cell>
              <table:table-cell office:value-type="float" office:value="117.675392">
                <text:p>117.675392</text:p>
              </table:table-cell>
              <table:table-cell office:value-type="float" office:value="411753.25">
                <text:p>41175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004508">
                <text:p>109.004508</text:p>
              </table:table-cell>
              <table:table-cell office:value-type="float" office:value="433816.327272">
                <text:p>433816.32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099773">
                <text:p>109.099773</text:p>
              </table:table-cell>
              <table:table-cell office:value-type="float" office:value="433181.438523">
                <text:p>433181.43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.559275">
                <text:p>109.559275</text:p>
              </table:table-cell>
              <table:table-cell office:value-type="float" office:value="431573.986711">
                <text:p>431573.986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.563847">
                <text:p>109.563847</text:p>
              </table:table-cell>
              <table:table-cell office:value-type="float" office:value="431412.918616">
                <text:p>431412.91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.567963">
                <text:p>109.567963</text:p>
              </table:table-cell>
              <table:table-cell office:value-type="float" office:value="431153.268432">
                <text:p>431153.26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220078">
                <text:p>110.220078</text:p>
              </table:table-cell>
              <table:table-cell office:value-type="float" office:value="430530.587444">
                <text:p>430530.58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.377161">
                <text:p>110.377161</text:p>
              </table:table-cell>
              <table:table-cell office:value-type="float" office:value="427640.232757">
                <text:p>427640.23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.778395">
                <text:p>111.778395</text:p>
              </table:table-cell>
              <table:table-cell office:value-type="float" office:value="427029.897605">
                <text:p>427029.89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.779726">
                <text:p>111.779726</text:p>
              </table:table-cell>
              <table:table-cell office:value-type="float" office:value="426764.581623">
                <text:p>426764.58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160048">
                <text:p>112.160048</text:p>
              </table:table-cell>
              <table:table-cell office:value-type="float" office:value="424128.766699">
                <text:p>424128.76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.538957">
                <text:p>112.538957</text:p>
              </table:table-cell>
              <table:table-cell office:value-type="float" office:value="421319.219286">
                <text:p>421319.21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.546642">
                <text:p>112.546642</text:p>
              </table:table-cell>
              <table:table-cell office:value-type="float" office:value="421271.125451">
                <text:p>421271.12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.684432">
                <text:p>112.684432</text:p>
              </table:table-cell>
              <table:table-cell office:value-type="float" office:value="420756.13575">
                <text:p>420756.1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.097858">
                <text:p>114.097858</text:p>
              </table:table-cell>
              <table:table-cell office:value-type="float" office:value="418646.830773">
                <text:p>418646.83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.193718">
                <text:p>115.193718</text:p>
              </table:table-cell>
              <table:table-cell office:value-type="float" office:value="418543.83553">
                <text:p>418543.8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.359231">
                <text:p>115.359231</text:p>
              </table:table-cell>
              <table:table-cell office:value-type="float" office:value="416354.118809">
                <text:p>416354.11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413901">
                <text:p>115.413901</text:p>
              </table:table-cell>
              <table:table-cell office:value-type="float" office:value="416261.968625">
                <text:p>416261.96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.937101">
                <text:p>115.937101</text:p>
              </table:table-cell>
              <table:table-cell office:value-type="float" office:value="415471.77162">
                <text:p>415471.7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.979118">
                <text:p>116.979118</text:p>
              </table:table-cell>
              <table:table-cell office:value-type="float" office:value="412251.036732">
                <text:p>412251.036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.00354">
                <text:p>117.00354</text:p>
              </table:table-cell>
              <table:table-cell office:value-type="float" office:value="412028.910986">
                <text:p>412028.910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.172485">
                <text:p>117.172485</text:p>
              </table:table-cell>
              <table:table-cell office:value-type="float" office:value="410377.281365">
                <text:p>410377.28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.22976">
                <text:p>117.22976</text:p>
              </table:table-cell>
              <table:table-cell office:value-type="float" office:value="409859.816584">
                <text:p>409859.81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.304569">
                <text:p>117.304569</text:p>
              </table:table-cell>
              <table:table-cell office:value-type="float" office:value="409690.762375">
                <text:p>409690.76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.367935">
                <text:p>117.367935</text:p>
              </table:table-cell>
              <table:table-cell office:value-type="float" office:value="409654.43986">
                <text:p>409654.4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.690261">
                <text:p>119.690261</text:p>
              </table:table-cell>
              <table:table-cell office:value-type="float" office:value="408988.175651">
                <text:p>408988.17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334656">
                <text:p>121.334656</text:p>
              </table:table-cell>
              <table:table-cell office:value-type="float" office:value="407454.757153">
                <text:p>407454.7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602833">
                <text:p>121.602833</text:p>
              </table:table-cell>
              <table:table-cell office:value-type="float" office:value="407418.17692">
                <text:p>407418.1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1.777899">
                <text:p>121.777899</text:p>
              </table:table-cell>
              <table:table-cell office:value-type="float" office:value="406045.550309">
                <text:p>406045.55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2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5000" chart:maximum="44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7.175cm" svg:y="7.969cm" style:legend-expansion="high" chart:style-name="ch2"/>
        <chart:plot-area chart:style-name="ch3" table:cell-range-address="ListSched.B3:ListSched.D3 MOCHCD.B1:MOCHCD.B1 MOCHCD.C6:MOCHCD.C35 'ME-MLS'.B1:'ME-MLS'.B1 'ME-MLS'.C6:'ME-MLS'.C13" chart:data-source-has-labels="column" svg:x="1.601cm" svg:y="1.535cm" svg:width="24.394cm" svg:height="14.666cm">
          <chartooo:coordinate-region svg:x="2.963cm" svg:y="1.734cm" svg:width="22.752cm" svg:height="13.82cm"/>
          <chart:axis chart:dimension="x" chart:name="primary-x" chart:style-name="ch4">
            <chart:title svg:x="12.987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1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07" chart:maximum="12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5000" chart:maximum="44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544cm" svg:height="17.532cm" xlink:href=".." xlink:type="simple" chart:class="chart:scatter" chart:style-name="ch1">
        <chart:legend chart:legend-position="end" svg:x="26.09cm" svg:y="6.973cm" style:legend-expansion="high" chart:style-name="ch2"/>
        <chart:plot-area chart:style-name="ch3" table:cell-range-address="ListSched.B3:ListSched.D3 MOCHCD.B1:MOCHCD.B1 MOCHCD.C6:MOCHCD.C35 MOCHCD.E1:MOCHCD.E1 MOCHCD.F6:MOCHCD.F34 MOCHCD.H1:MOCHCD.H1 MOCHCD.I6:MOCHCD.I45 MOCHCD.K1:MOCHCD.K1 MOCHCD.L6:MOCHCD.L43 MOCHCD.N1:MOCHCD.N1 MOCHCD.O6:MOCHCD.O39 'ME-MLS'.B1:'ME-MLS'.B1 'ME-MLS'.C6:'ME-MLS'.C13" chart:data-source-has-labels="column" svg:x="1.601cm" svg:y="1.535cm" svg:width="23.309cm" svg:height="14.666cm">
          <chartooo:coordinate-region svg:x="2.963cm" svg:y="1.734cm" svg:width="21.667cm" svg:height="13.82cm"/>
          <chart:axis chart:dimension="x" chart:name="primary-x" chart:style-name="ch4">
            <chart:title svg:x="12.444cm" svg:y="16.551cm" chart:style-name="ch5">
              <text:p>Makespan</text:p>
            </chart:title>
          </chart:axis>
          <chart:axis chart:dimension="y" chart:name="primary-y" chart:style-name="ch6">
            <chart:title svg:x="0.451cm" svg:y="9.441cm" chart:style-name="ch7">
              <text:p>Energy</text:p>
            </chart:title>
            <chart:grid chart:style-name="ch8" chart:class="major"/>
          </chart:axis>
          <chart:series chart:style-name="ch9" chart:values-cell-range-address="ListSched.D3:ListSched.D3" chart:label-cell-address="ListSched.B3:ListSched.B3" chart:class="chart:scatter">
            <chart:domain table:cell-range-address="ListSched.C3:ListSched.C3"/>
            <chart:data-point/>
          </chart:series>
          <chart:series chart:style-name="ch10" chart:values-cell-range-address="MOCHCD.C6:MOCHCD.C35" chart:label-cell-address="MOCHCD.B1:MOCHCD.B1" chart:class="chart:scatter">
            <chart:domain table:cell-range-address="MOCHCD.B6:MOCHCD.B35"/>
            <chart:data-point chart:repeated="30"/>
          </chart:series>
          <chart:series chart:style-name="ch11" chart:values-cell-range-address="MOCHCD.F6:MOCHCD.F34" chart:label-cell-address="MOCHCD.E1:MOCHCD.E1" chart:class="chart:scatter">
            <chart:domain table:cell-range-address="MOCHCD.E6:MOCHCD.E34"/>
            <chart:data-point chart:repeated="29"/>
          </chart:series>
          <chart:series chart:style-name="ch12" chart:values-cell-range-address="MOCHCD.I6:MOCHCD.I45" chart:label-cell-address="MOCHCD.H1:MOCHCD.H1" chart:class="chart:scatter">
            <chart:domain table:cell-range-address="MOCHCD.H6:MOCHCD.H45"/>
            <chart:data-point chart:repeated="40"/>
          </chart:series>
          <chart:series chart:style-name="ch13" chart:values-cell-range-address="MOCHCD.L6:MOCHCD.L43" chart:label-cell-address="MOCHCD.K1:MOCHCD.K1" chart:class="chart:scatter">
            <chart:domain table:cell-range-address="MOCHCD.K6:MOCHCD.K43"/>
            <chart:data-point chart:repeated="38"/>
          </chart:series>
          <chart:series chart:style-name="ch14" chart:values-cell-range-address="MOCHCD.O6:MOCHCD.O39" chart:label-cell-address="MOCHCD.N1:MOCHCD.N1" chart:class="chart:scatter">
            <chart:domain table:cell-range-address="MOCHCD.N6:MOCHCD.N39"/>
            <chart:data-point chart:repeated="34"/>
          </chart:series>
          <chart:series chart:style-name="ch11" chart:values-cell-range-address="'ME-MLS'.C6:'ME-MLS'.C13" chart:label-cell-address="'ME-MLS'.B1:'ME-MLS'.B1" chart:class="chart:scatter">
            <chart:domain table:cell-range-address="'ME-MLS'.B6:'ME-MLS'.B13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6.774377">
                <text:p>116.774377</text:p>
                <draw:g>
                  <svg:desc>ListSched.C3:ListSched.C3</svg:desc>
                </draw:g>
              </table:table-cell>
            </table:table-row>
            <table:table-row>
              <table:table-cell office:value-type="string">
                <text:p>Min-Min</text:p>
                <draw:g>
                  <svg:desc>ListSched.B3:ListSched.B3</svg:desc>
                </draw:g>
              </table:table-cell>
              <table:table-cell office:value-type="float" office:value="442520.723466">
                <text:p>442520.723466</text:p>
                <draw:g>
                  <svg:desc>ListSched.D3:ListSched.D3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11.466847">
                <text:p>111.466847</text:p>
                <draw:g>
                  <svg:desc>MOCHCD.B6:MOCHCD.B35</svg:desc>
                </draw:g>
              </table:table-cell>
              <table:table-cell office:value-type="float" office:value="111.470403">
                <text:p>111.470403</text:p>
              </table:table-cell>
              <table:table-cell office:value-type="float" office:value="111.470776">
                <text:p>111.470776</text:p>
              </table:table-cell>
              <table:table-cell office:value-type="float" office:value="111.474171">
                <text:p>111.474171</text:p>
              </table:table-cell>
              <table:table-cell office:value-type="float" office:value="111.707453">
                <text:p>111.707453</text:p>
              </table:table-cell>
              <table:table-cell office:value-type="float" office:value="112.113589">
                <text:p>112.113589</text:p>
              </table:table-cell>
              <table:table-cell office:value-type="float" office:value="112.12194">
                <text:p>112.12194</text:p>
              </table:table-cell>
              <table:table-cell office:value-type="float" office:value="112.143673">
                <text:p>112.143673</text:p>
              </table:table-cell>
              <table:table-cell office:value-type="float" office:value="112.293313">
                <text:p>112.293313</text:p>
              </table:table-cell>
              <table:table-cell office:value-type="float" office:value="112.305338">
                <text:p>112.305338</text:p>
              </table:table-cell>
              <table:table-cell office:value-type="float" office:value="112.354576">
                <text:p>112.354576</text:p>
              </table:table-cell>
              <table:table-cell office:value-type="float" office:value="112.804143">
                <text:p>112.804143</text:p>
              </table:table-cell>
              <table:table-cell office:value-type="float" office:value="113.164519">
                <text:p>113.164519</text:p>
              </table:table-cell>
              <table:table-cell office:value-type="float" office:value="114.004426">
                <text:p>114.004426</text:p>
              </table:table-cell>
              <table:table-cell office:value-type="float" office:value="114.408455">
                <text:p>114.408455</text:p>
              </table:table-cell>
              <table:table-cell office:value-type="float" office:value="114.425284">
                <text:p>114.425284</text:p>
              </table:table-cell>
              <table:table-cell office:value-type="float" office:value="115.079082">
                <text:p>115.079082</text:p>
              </table:table-cell>
              <table:table-cell office:value-type="float" office:value="115.080457">
                <text:p>115.080457</text:p>
              </table:table-cell>
              <table:table-cell office:value-type="float" office:value="115.217051">
                <text:p>115.217051</text:p>
              </table:table-cell>
              <table:table-cell office:value-type="float" office:value="115.296849">
                <text:p>115.296849</text:p>
              </table:table-cell>
              <table:table-cell office:value-type="float" office:value="117.119486">
                <text:p>117.119486</text:p>
              </table:table-cell>
              <table:table-cell office:value-type="float" office:value="118.03203">
                <text:p>118.03203</text:p>
              </table:table-cell>
              <table:table-cell office:value-type="float" office:value="118.092494">
                <text:p>118.092494</text:p>
              </table:table-cell>
              <table:table-cell office:value-type="float" office:value="119.391094">
                <text:p>119.391094</text:p>
              </table:table-cell>
              <table:table-cell office:value-type="float" office:value="119.395279">
                <text:p>119.395279</text:p>
              </table:table-cell>
              <table:table-cell office:value-type="float" office:value="119.395918">
                <text:p>119.395918</text:p>
              </table:table-cell>
              <table:table-cell office:value-type="float" office:value="119.553039">
                <text:p>119.553039</text:p>
              </table:table-cell>
              <table:table-cell office:value-type="float" office:value="119.562086">
                <text:p>119.562086</text:p>
              </table:table-cell>
              <table:table-cell office:value-type="float" office:value="119.615629">
                <text:p>119.615629</text:p>
              </table:table-cell>
              <table:table-cell office:value-type="float" office:value="122.658179">
                <text:p>122.658179</text:p>
              </table:table-cell>
            </table:table-row>
            <table:table-row>
              <table:table-cell office:value-type="string">
                <text:p>MOCHC/D</text:p>
                <draw:g>
                  <svg:desc>MOCHCD.B1:MOCHCD.B1</svg:desc>
                </draw:g>
              </table:table-cell>
              <table:table-cell office:value-type="float" office:value="436046.776134">
                <text:p>436046.776134</text:p>
                <draw:g>
                  <svg:desc>MOCHCD.C6:MOCHCD.C35</svg:desc>
                </draw:g>
              </table:table-cell>
              <table:table-cell office:value-type="float" office:value="435980.336281">
                <text:p>435980.336281</text:p>
              </table:table-cell>
              <table:table-cell office:value-type="float" office:value="435979.768991">
                <text:p>435979.768991</text:p>
              </table:table-cell>
              <table:table-cell office:value-type="float" office:value="435944.585429">
                <text:p>435944.585429</text:p>
              </table:table-cell>
              <table:table-cell office:value-type="float" office:value="434259.165656">
                <text:p>434259.165656</text:p>
              </table:table-cell>
              <table:table-cell office:value-type="float" office:value="434013.466424">
                <text:p>434013.466424</text:p>
              </table:table-cell>
              <table:table-cell office:value-type="float" office:value="433855.470825">
                <text:p>433855.470825</text:p>
              </table:table-cell>
              <table:table-cell office:value-type="float" office:value="433833.532843">
                <text:p>433833.532843</text:p>
              </table:table-cell>
              <table:table-cell office:value-type="float" office:value="433789.293452">
                <text:p>433789.293452</text:p>
              </table:table-cell>
              <table:table-cell office:value-type="float" office:value="433462.014499">
                <text:p>433462.014499</text:p>
              </table:table-cell>
              <table:table-cell office:value-type="float" office:value="432857.656391">
                <text:p>432857.656391</text:p>
              </table:table-cell>
              <table:table-cell office:value-type="float" office:value="431613.972576">
                <text:p>431613.972576</text:p>
              </table:table-cell>
              <table:table-cell office:value-type="float" office:value="428299.695711">
                <text:p>428299.695711</text:p>
              </table:table-cell>
              <table:table-cell office:value-type="float" office:value="427039.136687">
                <text:p>427039.136687</text:p>
              </table:table-cell>
              <table:table-cell office:value-type="float" office:value="424859.410707">
                <text:p>424859.410707</text:p>
              </table:table-cell>
              <table:table-cell office:value-type="float" office:value="424614.565631">
                <text:p>424614.565631</text:p>
              </table:table-cell>
              <table:table-cell office:value-type="float" office:value="421743.904849">
                <text:p>421743.904849</text:p>
              </table:table-cell>
              <table:table-cell office:value-type="float" office:value="421405.321107">
                <text:p>421405.321107</text:p>
              </table:table-cell>
              <table:table-cell office:value-type="float" office:value="417404.219408">
                <text:p>417404.219408</text:p>
              </table:table-cell>
              <table:table-cell office:value-type="float" office:value="416343.336359">
                <text:p>416343.336359</text:p>
              </table:table-cell>
              <table:table-cell office:value-type="float" office:value="414678.258381">
                <text:p>414678.258381</text:p>
              </table:table-cell>
              <table:table-cell office:value-type="float" office:value="413379.324867">
                <text:p>413379.324867</text:p>
              </table:table-cell>
              <table:table-cell office:value-type="float" office:value="413172.43061">
                <text:p>413172.43061</text:p>
              </table:table-cell>
              <table:table-cell office:value-type="float" office:value="411187.039201">
                <text:p>411187.039201</text:p>
              </table:table-cell>
              <table:table-cell office:value-type="float" office:value="411115.064453">
                <text:p>411115.064453</text:p>
              </table:table-cell>
              <table:table-cell office:value-type="float" office:value="411090.375865">
                <text:p>411090.375865</text:p>
              </table:table-cell>
              <table:table-cell office:value-type="float" office:value="410825.861211">
                <text:p>410825.861211</text:p>
              </table:table-cell>
              <table:table-cell office:value-type="float" office:value="410586.887442">
                <text:p>410586.887442</text:p>
              </table:table-cell>
              <table:table-cell office:value-type="float" office:value="410469.990483">
                <text:p>410469.990483</text:p>
              </table:table-cell>
              <table:table-cell office:value-type="float" office:value="409030.865722">
                <text:p>409030.865722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111.363241">
                <text:p>111.363241</text:p>
                <draw:g>
                  <svg:desc>MOCHCD.E6:MOCHCD.E34</svg:desc>
                </draw:g>
              </table:table-cell>
              <table:table-cell office:value-type="float" office:value="111.378328">
                <text:p>111.378328</text:p>
              </table:table-cell>
              <table:table-cell office:value-type="float" office:value="111.522895">
                <text:p>111.522895</text:p>
              </table:table-cell>
              <table:table-cell office:value-type="float" office:value="111.61406">
                <text:p>111.61406</text:p>
              </table:table-cell>
              <table:table-cell office:value-type="float" office:value="111.615955">
                <text:p>111.615955</text:p>
              </table:table-cell>
              <table:table-cell office:value-type="float" office:value="112.235924">
                <text:p>112.235924</text:p>
              </table:table-cell>
              <table:table-cell office:value-type="float" office:value="112.644244">
                <text:p>112.644244</text:p>
              </table:table-cell>
              <table:table-cell office:value-type="float" office:value="112.871148">
                <text:p>112.871148</text:p>
              </table:table-cell>
              <table:table-cell office:value-type="float" office:value="112.885484">
                <text:p>112.885484</text:p>
              </table:table-cell>
              <table:table-cell office:value-type="float" office:value="112.944022">
                <text:p>112.944022</text:p>
              </table:table-cell>
              <table:table-cell office:value-type="float" office:value="113.285421">
                <text:p>113.285421</text:p>
              </table:table-cell>
              <table:table-cell office:value-type="float" office:value="113.40238">
                <text:p>113.40238</text:p>
              </table:table-cell>
              <table:table-cell office:value-type="float" office:value="113.706801">
                <text:p>113.706801</text:p>
              </table:table-cell>
              <table:table-cell office:value-type="float" office:value="114.641434">
                <text:p>114.641434</text:p>
              </table:table-cell>
              <table:table-cell office:value-type="float" office:value="114.701954">
                <text:p>114.701954</text:p>
              </table:table-cell>
              <table:table-cell office:value-type="float" office:value="114.702885">
                <text:p>114.702885</text:p>
              </table:table-cell>
              <table:table-cell office:value-type="float" office:value="115.009641">
                <text:p>115.009641</text:p>
              </table:table-cell>
              <table:table-cell office:value-type="float" office:value="115.014107">
                <text:p>115.014107</text:p>
              </table:table-cell>
              <table:table-cell office:value-type="float" office:value="115.274871">
                <text:p>115.274871</text:p>
              </table:table-cell>
              <table:table-cell office:value-type="float" office:value="116.814453">
                <text:p>116.814453</text:p>
              </table:table-cell>
              <table:table-cell office:value-type="float" office:value="117.104892">
                <text:p>117.104892</text:p>
              </table:table-cell>
              <table:table-cell office:value-type="float" office:value="117.792392">
                <text:p>117.792392</text:p>
              </table:table-cell>
              <table:table-cell office:value-type="float" office:value="117.812911">
                <text:p>117.812911</text:p>
              </table:table-cell>
              <table:table-cell office:value-type="float" office:value="117.940923">
                <text:p>117.940923</text:p>
              </table:table-cell>
              <table:table-cell office:value-type="float" office:value="118.933187">
                <text:p>118.933187</text:p>
              </table:table-cell>
              <table:table-cell office:value-type="float" office:value="119.117288">
                <text:p>119.117288</text:p>
              </table:table-cell>
              <table:table-cell office:value-type="float" office:value="119.608545">
                <text:p>119.608545</text:p>
              </table:table-cell>
              <table:table-cell office:value-type="float" office:value="122.374337">
                <text:p>122.374337</text:p>
              </table:table-cell>
              <table:table-cell office:value-type="float" office:value="122.415461">
                <text:p>122.415461</text:p>
              </table:table-cell>
            </table:table-row>
            <table:table-row>
              <table:table-cell office:value-type="string">
                <text:p>MOCHC/D (2m)</text:p>
                <draw:g>
                  <svg:desc>MOCHCD.E1:MOCHCD.E1</svg:desc>
                </draw:g>
              </table:table-cell>
              <table:table-cell office:value-type="float" office:value="434195.870649">
                <text:p>434195.870649</text:p>
                <draw:g>
                  <svg:desc>MOCHCD.F6:MOCHCD.F34</svg:desc>
                </draw:g>
              </table:table-cell>
              <table:table-cell office:value-type="float" office:value="433671.397165">
                <text:p>433671.397165</text:p>
              </table:table-cell>
              <table:table-cell office:value-type="float" office:value="432998.076038">
                <text:p>432998.076038</text:p>
              </table:table-cell>
              <table:table-cell office:value-type="float" office:value="432806.63159">
                <text:p>432806.63159</text:p>
              </table:table-cell>
              <table:table-cell office:value-type="float" office:value="432677.078401">
                <text:p>432677.078401</text:p>
              </table:table-cell>
              <table:table-cell office:value-type="float" office:value="431370.710512">
                <text:p>431370.710512</text:p>
              </table:table-cell>
              <table:table-cell office:value-type="float" office:value="430663.063081">
                <text:p>430663.063081</text:p>
              </table:table-cell>
              <table:table-cell office:value-type="float" office:value="429725.726679">
                <text:p>429725.726679</text:p>
              </table:table-cell>
              <table:table-cell office:value-type="float" office:value="429596.724912">
                <text:p>429596.724912</text:p>
              </table:table-cell>
              <table:table-cell office:value-type="float" office:value="424300.030891">
                <text:p>424300.030891</text:p>
              </table:table-cell>
              <table:table-cell office:value-type="float" office:value="422710.363678">
                <text:p>422710.363678</text:p>
              </table:table-cell>
              <table:table-cell office:value-type="float" office:value="421926.704827">
                <text:p>421926.704827</text:p>
              </table:table-cell>
              <table:table-cell office:value-type="float" office:value="421000.938674">
                <text:p>421000.938674</text:p>
              </table:table-cell>
              <table:table-cell office:value-type="float" office:value="417491.836526">
                <text:p>417491.836526</text:p>
              </table:table-cell>
              <table:table-cell office:value-type="float" office:value="416438.232028">
                <text:p>416438.232028</text:p>
              </table:table-cell>
              <table:table-cell office:value-type="float" office:value="416412.461464">
                <text:p>416412.461464</text:p>
              </table:table-cell>
              <table:table-cell office:value-type="float" office:value="416355.880186">
                <text:p>416355.880186</text:p>
              </table:table-cell>
              <table:table-cell office:value-type="float" office:value="416218.97094">
                <text:p>416218.97094</text:p>
              </table:table-cell>
              <table:table-cell office:value-type="float" office:value="415988.699736">
                <text:p>415988.699736</text:p>
              </table:table-cell>
              <table:table-cell office:value-type="float" office:value="414887.339066">
                <text:p>414887.339066</text:p>
              </table:table-cell>
              <table:table-cell office:value-type="float" office:value="413672.478247">
                <text:p>413672.478247</text:p>
              </table:table-cell>
              <table:table-cell office:value-type="float" office:value="413139.819242">
                <text:p>413139.819242</text:p>
              </table:table-cell>
              <table:table-cell office:value-type="float" office:value="412426.7399">
                <text:p>412426.7399</text:p>
              </table:table-cell>
              <table:table-cell office:value-type="float" office:value="412323.254299">
                <text:p>412323.254299</text:p>
              </table:table-cell>
              <table:table-cell office:value-type="float" office:value="411831.298665">
                <text:p>411831.298665</text:p>
              </table:table-cell>
              <table:table-cell office:value-type="float" office:value="410339.008203">
                <text:p>410339.008203</text:p>
              </table:table-cell>
              <table:table-cell office:value-type="float" office:value="409633.693606">
                <text:p>409633.693606</text:p>
              </table:table-cell>
              <table:table-cell office:value-type="float" office:value="408771.627272">
                <text:p>408771.627272</text:p>
              </table:table-cell>
              <table:table-cell office:value-type="float" office:value="408573.139733">
                <text:p>408573.139733</text:p>
              </table:table-cell>
            </table:table-row>
            <table:table-row>
              <table:table-cell office:value-type="string">
                <text:p>Column H</text:p>
                <draw:g>
                  <svg:desc/>
                </draw:g>
              </table:table-cell>
              <table:table-cell office:value-type="float" office:value="108.482447">
                <text:p>108.482447</text:p>
                <draw:g>
                  <svg:desc>MOCHCD.H6:MOCHCD.H45</svg:desc>
                </draw:g>
              </table:table-cell>
              <table:table-cell office:value-type="float" office:value="108.484561">
                <text:p>108.484561</text:p>
              </table:table-cell>
              <table:table-cell office:value-type="float" office:value="108.485157">
                <text:p>108.485157</text:p>
              </table:table-cell>
              <table:table-cell office:value-type="float" office:value="108.539585">
                <text:p>108.539585</text:p>
              </table:table-cell>
              <table:table-cell office:value-type="float" office:value="108.540964">
                <text:p>108.540964</text:p>
              </table:table-cell>
              <table:table-cell office:value-type="float" office:value="108.667105">
                <text:p>108.667105</text:p>
              </table:table-cell>
              <table:table-cell office:value-type="float" office:value="108.723683">
                <text:p>108.723683</text:p>
              </table:table-cell>
              <table:table-cell office:value-type="float" office:value="108.727238">
                <text:p>108.727238</text:p>
              </table:table-cell>
              <table:table-cell office:value-type="float" office:value="109.004508">
                <text:p>109.004508</text:p>
              </table:table-cell>
              <table:table-cell office:value-type="float" office:value="109.099773">
                <text:p>109.099773</text:p>
              </table:table-cell>
              <table:table-cell office:value-type="float" office:value="109.559275">
                <text:p>109.559275</text:p>
              </table:table-cell>
              <table:table-cell office:value-type="float" office:value="109.563847">
                <text:p>109.563847</text:p>
              </table:table-cell>
              <table:table-cell office:value-type="float" office:value="109.567963">
                <text:p>109.567963</text:p>
              </table:table-cell>
              <table:table-cell office:value-type="float" office:value="110.220078">
                <text:p>110.220078</text:p>
              </table:table-cell>
              <table:table-cell office:value-type="float" office:value="110.377161">
                <text:p>110.377161</text:p>
              </table:table-cell>
              <table:table-cell office:value-type="float" office:value="111.778395">
                <text:p>111.778395</text:p>
              </table:table-cell>
              <table:table-cell office:value-type="float" office:value="111.779726">
                <text:p>111.779726</text:p>
              </table:table-cell>
              <table:table-cell office:value-type="float" office:value="112.160048">
                <text:p>112.160048</text:p>
              </table:table-cell>
              <table:table-cell office:value-type="float" office:value="112.538957">
                <text:p>112.538957</text:p>
              </table:table-cell>
              <table:table-cell office:value-type="float" office:value="112.546642">
                <text:p>112.546642</text:p>
              </table:table-cell>
              <table:table-cell office:value-type="float" office:value="112.684432">
                <text:p>112.684432</text:p>
              </table:table-cell>
              <table:table-cell office:value-type="float" office:value="114.097858">
                <text:p>114.097858</text:p>
              </table:table-cell>
              <table:table-cell office:value-type="float" office:value="115.193718">
                <text:p>115.193718</text:p>
              </table:table-cell>
              <table:table-cell office:value-type="float" office:value="115.359231">
                <text:p>115.359231</text:p>
              </table:table-cell>
              <table:table-cell office:value-type="float" office:value="115.413901">
                <text:p>115.413901</text:p>
              </table:table-cell>
              <table:table-cell office:value-type="float" office:value="115.937101">
                <text:p>115.937101</text:p>
              </table:table-cell>
              <table:table-cell office:value-type="float" office:value="116.979118">
                <text:p>116.979118</text:p>
              </table:table-cell>
              <table:table-cell office:value-type="float" office:value="117.00354">
                <text:p>117.00354</text:p>
              </table:table-cell>
              <table:table-cell office:value-type="float" office:value="117.172485">
                <text:p>117.172485</text:p>
              </table:table-cell>
              <table:table-cell office:value-type="float" office:value="117.22976">
                <text:p>117.22976</text:p>
              </table:table-cell>
              <table:table-cell office:value-type="float" office:value="117.304569">
                <text:p>117.304569</text:p>
              </table:table-cell>
              <table:table-cell office:value-type="float" office:value="117.367935">
                <text:p>117.367935</text:p>
              </table:table-cell>
              <table:table-cell office:value-type="float" office:value="119.690261">
                <text:p>119.690261</text:p>
              </table:table-cell>
              <table:table-cell office:value-type="float" office:value="121.334656">
                <text:p>121.334656</text:p>
              </table:table-cell>
              <table:table-cell office:value-type="float" office:value="121.602833">
                <text:p>121.602833</text:p>
              </table:table-cell>
              <table:table-cell office:value-type="float" office:value="121.777899">
                <text:p>121.77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HC/D (1m-7)</text:p>
                <draw:g>
                  <svg:desc>MOCHCD.H1:MOCHCD.H1</svg:desc>
                </draw:g>
              </table:table-cell>
              <table:table-cell office:value-type="float" office:value="437344.471511">
                <text:p>437344.471511</text:p>
                <draw:g>
                  <svg:desc>MOCHCD.I6:MOCHCD.I45</svg:desc>
                </draw:g>
              </table:table-cell>
              <table:table-cell office:value-type="float" office:value="437328.235246">
                <text:p>437328.235246</text:p>
              </table:table-cell>
              <table:table-cell office:value-type="float" office:value="437308.049498">
                <text:p>437308.049498</text:p>
              </table:table-cell>
              <table:table-cell office:value-type="float" office:value="437094.527128">
                <text:p>437094.527128</text:p>
              </table:table-cell>
              <table:table-cell office:value-type="float" office:value="436884.301762">
                <text:p>436884.301762</text:p>
              </table:table-cell>
              <table:table-cell office:value-type="float" office:value="436874.408317">
                <text:p>436874.408317</text:p>
              </table:table-cell>
              <table:table-cell office:value-type="float" office:value="436761.553353">
                <text:p>436761.553353</text:p>
              </table:table-cell>
              <table:table-cell office:value-type="float" office:value="435767.541313">
                <text:p>435767.541313</text:p>
              </table:table-cell>
              <table:table-cell office:value-type="float" office:value="433816.327272">
                <text:p>433816.327272</text:p>
              </table:table-cell>
              <table:table-cell office:value-type="float" office:value="433181.438523">
                <text:p>433181.438523</text:p>
              </table:table-cell>
              <table:table-cell office:value-type="float" office:value="431573.986711">
                <text:p>431573.986711</text:p>
              </table:table-cell>
              <table:table-cell office:value-type="float" office:value="431412.918616">
                <text:p>431412.918616</text:p>
              </table:table-cell>
              <table:table-cell office:value-type="float" office:value="431153.268432">
                <text:p>431153.268432</text:p>
              </table:table-cell>
              <table:table-cell office:value-type="float" office:value="430530.587444">
                <text:p>430530.587444</text:p>
              </table:table-cell>
              <table:table-cell office:value-type="float" office:value="427640.232757">
                <text:p>427640.232757</text:p>
              </table:table-cell>
              <table:table-cell office:value-type="float" office:value="427029.897605">
                <text:p>427029.897605</text:p>
              </table:table-cell>
              <table:table-cell office:value-type="float" office:value="426764.581623">
                <text:p>426764.581623</text:p>
              </table:table-cell>
              <table:table-cell office:value-type="float" office:value="424128.766699">
                <text:p>424128.766699</text:p>
              </table:table-cell>
              <table:table-cell office:value-type="float" office:value="421319.219286">
                <text:p>421319.219286</text:p>
              </table:table-cell>
              <table:table-cell office:value-type="float" office:value="421271.125451">
                <text:p>421271.125451</text:p>
              </table:table-cell>
              <table:table-cell office:value-type="float" office:value="420756.13575">
                <text:p>420756.13575</text:p>
              </table:table-cell>
              <table:table-cell office:value-type="float" office:value="418646.830773">
                <text:p>418646.830773</text:p>
              </table:table-cell>
              <table:table-cell office:value-type="float" office:value="418543.83553">
                <text:p>418543.83553</text:p>
              </table:table-cell>
              <table:table-cell office:value-type="float" office:value="416354.118809">
                <text:p>416354.118809</text:p>
              </table:table-cell>
              <table:table-cell office:value-type="float" office:value="416261.968625">
                <text:p>416261.968625</text:p>
              </table:table-cell>
              <table:table-cell office:value-type="float" office:value="415471.77162">
                <text:p>415471.77162</text:p>
              </table:table-cell>
              <table:table-cell office:value-type="float" office:value="412251.036732">
                <text:p>412251.036732</text:p>
              </table:table-cell>
              <table:table-cell office:value-type="float" office:value="412028.910986">
                <text:p>412028.910986</text:p>
              </table:table-cell>
              <table:table-cell office:value-type="float" office:value="410377.281365">
                <text:p>410377.281365</text:p>
              </table:table-cell>
              <table:table-cell office:value-type="float" office:value="409859.816584">
                <text:p>409859.816584</text:p>
              </table:table-cell>
              <table:table-cell office:value-type="float" office:value="409690.762375">
                <text:p>409690.762375</text:p>
              </table:table-cell>
              <table:table-cell office:value-type="float" office:value="409654.43986">
                <text:p>409654.43986</text:p>
              </table:table-cell>
              <table:table-cell office:value-type="float" office:value="408988.175651">
                <text:p>408988.175651</text:p>
              </table:table-cell>
              <table:table-cell office:value-type="float" office:value="407454.757153">
                <text:p>407454.757153</text:p>
              </table:table-cell>
              <table:table-cell office:value-type="float" office:value="407418.17692">
                <text:p>407418.17692</text:p>
              </table:table-cell>
              <table:table-cell office:value-type="float" office:value="406045.550309">
                <text:p>406045.550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umn K</text:p>
                <draw:g>
                  <svg:desc/>
                </draw:g>
              </table:table-cell>
              <table:table-cell office:value-type="float" office:value="109.140063">
                <text:p>109.140063</text:p>
                <draw:g>
                  <svg:desc>MOCHCD.K6:MOCHCD.K43</svg:desc>
                </draw:g>
              </table:table-cell>
              <table:table-cell office:value-type="float" office:value="109.144501">
                <text:p>109.144501</text:p>
              </table:table-cell>
              <table:table-cell office:value-type="float" office:value="109.327429">
                <text:p>109.327429</text:p>
              </table:table-cell>
              <table:table-cell office:value-type="float" office:value="109.906404">
                <text:p>109.906404</text:p>
              </table:table-cell>
              <table:table-cell office:value-type="float" office:value="109.907309">
                <text:p>109.907309</text:p>
              </table:table-cell>
              <table:table-cell office:value-type="float" office:value="113.068971">
                <text:p>113.068971</text:p>
              </table:table-cell>
              <table:table-cell office:value-type="float" office:value="113.110968">
                <text:p>113.110968</text:p>
              </table:table-cell>
              <table:table-cell office:value-type="float" office:value="113.732027">
                <text:p>113.732027</text:p>
              </table:table-cell>
              <table:table-cell office:value-type="float" office:value="114.632052">
                <text:p>114.632052</text:p>
              </table:table-cell>
              <table:table-cell office:value-type="float" office:value="114.846705">
                <text:p>114.846705</text:p>
              </table:table-cell>
              <table:table-cell office:value-type="float" office:value="114.86363">
                <text:p>114.86363</text:p>
              </table:table-cell>
              <table:table-cell office:value-type="float" office:value="114.868067">
                <text:p>114.868067</text:p>
              </table:table-cell>
              <table:table-cell office:value-type="float" office:value="115.37141">
                <text:p>115.37141</text:p>
              </table:table-cell>
              <table:table-cell office:value-type="float" office:value="115.430662">
                <text:p>115.430662</text:p>
              </table:table-cell>
              <table:table-cell office:value-type="float" office:value="115.507718">
                <text:p>115.507718</text:p>
              </table:table-cell>
              <table:table-cell office:value-type="float" office:value="115.578288">
                <text:p>115.578288</text:p>
              </table:table-cell>
              <table:table-cell office:value-type="float" office:value="115.657002">
                <text:p>115.657002</text:p>
              </table:table-cell>
              <table:table-cell office:value-type="float" office:value="117.764644">
                <text:p>117.764644</text:p>
              </table:table-cell>
              <table:table-cell office:value-type="float" office:value="117.77988">
                <text:p>117.77988</text:p>
              </table:table-cell>
              <table:table-cell office:value-type="float" office:value="118.081001">
                <text:p>118.081001</text:p>
              </table:table-cell>
              <table:table-cell office:value-type="float" office:value="118.148473">
                <text:p>118.148473</text:p>
              </table:table-cell>
              <table:table-cell office:value-type="float" office:value="118.172361">
                <text:p>118.172361</text:p>
              </table:table-cell>
              <table:table-cell office:value-type="float" office:value="118.40409">
                <text:p>118.40409</text:p>
              </table:table-cell>
              <table:table-cell office:value-type="float" office:value="118.572515">
                <text:p>118.572515</text:p>
              </table:table-cell>
              <table:table-cell office:value-type="float" office:value="118.656148">
                <text:p>118.656148</text:p>
              </table:table-cell>
              <table:table-cell office:value-type="float" office:value="118.923848">
                <text:p>118.923848</text:p>
              </table:table-cell>
              <table:table-cell office:value-type="float" office:value="119.853705">
                <text:p>119.853705</text:p>
              </table:table-cell>
              <table:table-cell office:value-type="float" office:value="120.037943">
                <text:p>120.037943</text:p>
              </table:table-cell>
              <table:table-cell office:value-type="float" office:value="120.601193">
                <text:p>120.601193</text:p>
              </table:table-cell>
              <table:table-cell office:value-type="float" office:value="120.687678">
                <text:p>120.687678</text:p>
              </table:table-cell>
              <table:table-cell office:value-type="float" office:value="121.842762">
                <text:p>121.842762</text:p>
              </table:table-cell>
              <table:table-cell office:value-type="float" office:value="122.268203">
                <text:p>122.268203</text:p>
              </table:table-cell>
              <table:table-cell office:value-type="float" office:value="123.103496">
                <text:p>123.103496</text:p>
              </table:table-cell>
              <table:table-cell office:value-type="float" office:value="123.110158">
                <text:p>123.110158</text:p>
              </table:table-cell>
              <table:table-cell office:value-type="float" office:value="123.54475">
                <text:p>123.54475</text:p>
              </table:table-cell>
              <table:table-cell office:value-type="float" office:value="123.554527">
                <text:p>123.554527</text:p>
              </table:table-cell>
              <table:table-cell office:value-type="float" office:value="124.376521">
                <text:p>124.376521</text:p>
              </table:table-cell>
              <table:table-cell office:value-type="float" office:value="124.380146">
                <text:p>124.380146</text:p>
              </table:table-cell>
            </table:table-row>
            <table:table-row>
              <table:table-cell office:value-type="string">
                <text:p>MOCHC/D (1m-6)</text:p>
                <draw:g>
                  <svg:desc>MOCHCD.K1:MOCHCD.K1</svg:desc>
                </draw:g>
              </table:table-cell>
              <table:table-cell office:value-type="float" office:value="436493.736284">
                <text:p>436493.736284</text:p>
                <draw:g>
                  <svg:desc>MOCHCD.L6:MOCHCD.L43</svg:desc>
                </draw:g>
              </table:table-cell>
              <table:table-cell office:value-type="float" office:value="436408.133441">
                <text:p>436408.133441</text:p>
              </table:table-cell>
              <table:table-cell office:value-type="float" office:value="436287.443131">
                <text:p>436287.443131</text:p>
              </table:table-cell>
              <table:table-cell office:value-type="float" office:value="434896.617231">
                <text:p>434896.617231</text:p>
              </table:table-cell>
              <table:table-cell office:value-type="float" office:value="434891.924847">
                <text:p>434891.924847</text:p>
              </table:table-cell>
              <table:table-cell office:value-type="float" office:value="433963.672648">
                <text:p>433963.672648</text:p>
              </table:table-cell>
              <table:table-cell office:value-type="float" office:value="433831.975753">
                <text:p>433831.975753</text:p>
              </table:table-cell>
              <table:table-cell office:value-type="float" office:value="429604.9499">
                <text:p>429604.9499</text:p>
              </table:table-cell>
              <table:table-cell office:value-type="float" office:value="429293.849539">
                <text:p>429293.849539</text:p>
              </table:table-cell>
              <table:table-cell office:value-type="float" office:value="429116.559233">
                <text:p>429116.559233</text:p>
              </table:table-cell>
              <table:table-cell office:value-type="float" office:value="429052.29021">
                <text:p>429052.29021</text:p>
              </table:table-cell>
              <table:table-cell office:value-type="float" office:value="428986.164647">
                <text:p>428986.164647</text:p>
              </table:table-cell>
              <table:table-cell office:value-type="float" office:value="425938.095818">
                <text:p>425938.095818</text:p>
              </table:table-cell>
              <table:table-cell office:value-type="float" office:value="425625.593161">
                <text:p>425625.593161</text:p>
              </table:table-cell>
              <table:table-cell office:value-type="float" office:value="424526.055628">
                <text:p>424526.055628</text:p>
              </table:table-cell>
              <table:table-cell office:value-type="float" office:value="424172.106445">
                <text:p>424172.106445</text:p>
              </table:table-cell>
              <table:table-cell office:value-type="float" office:value="424112.018235">
                <text:p>424112.018235</text:p>
              </table:table-cell>
              <table:table-cell office:value-type="float" office:value="422874.21198">
                <text:p>422874.21198</text:p>
              </table:table-cell>
              <table:table-cell office:value-type="float" office:value="422571.276064">
                <text:p>422571.276064</text:p>
              </table:table-cell>
              <table:table-cell office:value-type="float" office:value="422420.803127">
                <text:p>422420.803127</text:p>
              </table:table-cell>
              <table:table-cell office:value-type="float" office:value="422140.390976">
                <text:p>422140.390976</text:p>
              </table:table-cell>
              <table:table-cell office:value-type="float" office:value="421451.282911">
                <text:p>421451.282911</text:p>
              </table:table-cell>
              <table:table-cell office:value-type="float" office:value="420402.672931">
                <text:p>420402.672931</text:p>
              </table:table-cell>
              <table:table-cell office:value-type="float" office:value="420094.069593">
                <text:p>420094.069593</text:p>
              </table:table-cell>
              <table:table-cell office:value-type="float" office:value="419189.957724">
                <text:p>419189.957724</text:p>
              </table:table-cell>
              <table:table-cell office:value-type="float" office:value="418309.401961">
                <text:p>418309.401961</text:p>
              </table:table-cell>
              <table:table-cell office:value-type="float" office:value="413580.207572">
                <text:p>413580.207572</text:p>
              </table:table-cell>
              <table:table-cell office:value-type="float" office:value="413556.218979">
                <text:p>413556.218979</text:p>
              </table:table-cell>
              <table:table-cell office:value-type="float" office:value="410801.079519">
                <text:p>410801.079519</text:p>
              </table:table-cell>
              <table:table-cell office:value-type="float" office:value="410414.886426">
                <text:p>410414.886426</text:p>
              </table:table-cell>
              <table:table-cell office:value-type="float" office:value="409817.241904">
                <text:p>409817.241904</text:p>
              </table:table-cell>
              <table:table-cell office:value-type="float" office:value="409123.351602">
                <text:p>409123.351602</text:p>
              </table:table-cell>
              <table:table-cell office:value-type="float" office:value="407940.037482">
                <text:p>407940.037482</text:p>
              </table:table-cell>
              <table:table-cell office:value-type="float" office:value="407935.987559">
                <text:p>407935.987559</text:p>
              </table:table-cell>
              <table:table-cell office:value-type="float" office:value="407555.535872">
                <text:p>407555.535872</text:p>
              </table:table-cell>
              <table:table-cell office:value-type="float" office:value="407505.610799">
                <text:p>407505.610799</text:p>
              </table:table-cell>
              <table:table-cell office:value-type="float" office:value="406417.988905">
                <text:p>406417.988905</text:p>
              </table:table-cell>
              <table:table-cell office:value-type="float" office:value="406417.109348">
                <text:p>406417.109348</text:p>
              </table:table-cell>
            </table:table-row>
            <table:table-row>
              <table:table-cell office:value-type="string">
                <text:p>Column N</text:p>
                <draw:g>
                  <svg:desc/>
                </draw:g>
              </table:table-cell>
              <table:table-cell office:value-type="float" office:value="108.548135">
                <text:p>108.548135</text:p>
                <draw:g>
                  <svg:desc>MOCHCD.N6:MOCHCD.N39</svg:desc>
                </draw:g>
              </table:table-cell>
              <table:table-cell office:value-type="float" office:value="109.30327">
                <text:p>109.30327</text:p>
              </table:table-cell>
              <table:table-cell office:value-type="float" office:value="109.395573">
                <text:p>109.395573</text:p>
              </table:table-cell>
              <table:table-cell office:value-type="float" office:value="109.419383">
                <text:p>109.419383</text:p>
              </table:table-cell>
              <table:table-cell office:value-type="float" office:value="109.423739">
                <text:p>109.423739</text:p>
              </table:table-cell>
              <table:table-cell office:value-type="float" office:value="109.423818">
                <text:p>109.423818</text:p>
              </table:table-cell>
              <table:table-cell office:value-type="float" office:value="109.428347">
                <text:p>109.428347</text:p>
              </table:table-cell>
              <table:table-cell office:value-type="float" office:value="109.442039">
                <text:p>109.442039</text:p>
              </table:table-cell>
              <table:table-cell office:value-type="float" office:value="109.447813">
                <text:p>109.447813</text:p>
              </table:table-cell>
              <table:table-cell office:value-type="float" office:value="109.452188">
                <text:p>109.452188</text:p>
              </table:table-cell>
              <table:table-cell office:value-type="float" office:value="109.467703">
                <text:p>109.467703</text:p>
              </table:table-cell>
              <table:table-cell office:value-type="float" office:value="109.476012">
                <text:p>109.476012</text:p>
              </table:table-cell>
              <table:table-cell office:value-type="float" office:value="109.599476">
                <text:p>109.599476</text:p>
              </table:table-cell>
              <table:table-cell office:value-type="float" office:value="111.99297">
                <text:p>111.99297</text:p>
              </table:table-cell>
              <table:table-cell office:value-type="float" office:value="112.575626">
                <text:p>112.575626</text:p>
              </table:table-cell>
              <table:table-cell office:value-type="float" office:value="114.238934">
                <text:p>114.238934</text:p>
              </table:table-cell>
              <table:table-cell office:value-type="float" office:value="114.50117">
                <text:p>114.50117</text:p>
              </table:table-cell>
              <table:table-cell office:value-type="float" office:value="114.993378">
                <text:p>114.993378</text:p>
              </table:table-cell>
              <table:table-cell office:value-type="float" office:value="117.58332">
                <text:p>117.58332</text:p>
              </table:table-cell>
              <table:table-cell office:value-type="float" office:value="117.613371">
                <text:p>117.613371</text:p>
              </table:table-cell>
              <table:table-cell office:value-type="float" office:value="117.622585">
                <text:p>117.622585</text:p>
              </table:table-cell>
              <table:table-cell office:value-type="float" office:value="117.889227">
                <text:p>117.889227</text:p>
              </table:table-cell>
              <table:table-cell office:value-type="float" office:value="117.944046">
                <text:p>117.944046</text:p>
              </table:table-cell>
              <table:table-cell office:value-type="float" office:value="117.947878">
                <text:p>117.947878</text:p>
              </table:table-cell>
              <table:table-cell office:value-type="float" office:value="119.083226">
                <text:p>119.083226</text:p>
              </table:table-cell>
              <table:table-cell office:value-type="float" office:value="119.088147">
                <text:p>119.088147</text:p>
              </table:table-cell>
              <table:table-cell office:value-type="float" office:value="119.209525">
                <text:p>119.209525</text:p>
              </table:table-cell>
              <table:table-cell office:value-type="float" office:value="119.212334">
                <text:p>119.212334</text:p>
              </table:table-cell>
              <table:table-cell office:value-type="float" office:value="119.27637">
                <text:p>119.27637</text:p>
              </table:table-cell>
              <table:table-cell office:value-type="float" office:value="119.314641">
                <text:p>119.314641</text:p>
              </table:table-cell>
              <table:table-cell office:value-type="float" office:value="119.323703">
                <text:p>119.323703</text:p>
              </table:table-cell>
              <table:table-cell office:value-type="float" office:value="119.324411">
                <text:p>119.324411</text:p>
              </table:table-cell>
              <table:table-cell office:value-type="float" office:value="119.963392">
                <text:p>119.963392</text:p>
              </table:table-cell>
              <table:table-cell office:value-type="float" office:value="123.952787">
                <text:p>123.952787</text:p>
              </table:table-cell>
            </table:table-row>
            <table:table-row>
              <table:table-cell office:value-type="string">
                <text:p>MOCHC/D (1m-8)</text:p>
                <draw:g>
                  <svg:desc>MOCHCD.N1:MOCHCD.N1</svg:desc>
                </draw:g>
              </table:table-cell>
              <table:table-cell office:value-type="float" office:value="437971.851794">
                <text:p>437971.851794</text:p>
                <draw:g>
                  <svg:desc>MOCHCD.O6:MOCHCD.O39</svg:desc>
                </draw:g>
              </table:table-cell>
              <table:table-cell office:value-type="float" office:value="436235.625484">
                <text:p>436235.625484</text:p>
              </table:table-cell>
              <table:table-cell office:value-type="float" office:value="436112.268585">
                <text:p>436112.268585</text:p>
              </table:table-cell>
              <table:table-cell office:value-type="float" office:value="436109.530903">
                <text:p>436109.530903</text:p>
              </table:table-cell>
              <table:table-cell office:value-type="float" office:value="436050.770631">
                <text:p>436050.770631</text:p>
              </table:table-cell>
              <table:table-cell office:value-type="float" office:value="435892.702199">
                <text:p>435892.702199</text:p>
              </table:table-cell>
              <table:table-cell office:value-type="float" office:value="435802.463377">
                <text:p>435802.463377</text:p>
              </table:table-cell>
              <table:table-cell office:value-type="float" office:value="435702.070945">
                <text:p>435702.070945</text:p>
              </table:table-cell>
              <table:table-cell office:value-type="float" office:value="435646.352942">
                <text:p>435646.352942</text:p>
              </table:table-cell>
              <table:table-cell office:value-type="float" office:value="435627.417087">
                <text:p>435627.417087</text:p>
              </table:table-cell>
              <table:table-cell office:value-type="float" office:value="435603.428798">
                <text:p>435603.428798</text:p>
              </table:table-cell>
              <table:table-cell office:value-type="float" office:value="434021.126731">
                <text:p>434021.126731</text:p>
              </table:table-cell>
              <table:table-cell office:value-type="float" office:value="432688.499016">
                <text:p>432688.499016</text:p>
              </table:table-cell>
              <table:table-cell office:value-type="float" office:value="431318.156951">
                <text:p>431318.156951</text:p>
              </table:table-cell>
              <table:table-cell office:value-type="float" office:value="430863.979912">
                <text:p>430863.979912</text:p>
              </table:table-cell>
              <table:table-cell office:value-type="float" office:value="430565.706627">
                <text:p>430565.706627</text:p>
              </table:table-cell>
              <table:table-cell office:value-type="float" office:value="430130.298442">
                <text:p>430130.298442</text:p>
              </table:table-cell>
              <table:table-cell office:value-type="float" office:value="422907.526233">
                <text:p>422907.526233</text:p>
              </table:table-cell>
              <table:table-cell office:value-type="float" office:value="421751.486207">
                <text:p>421751.486207</text:p>
              </table:table-cell>
              <table:table-cell office:value-type="float" office:value="421657.467871">
                <text:p>421657.467871</text:p>
              </table:table-cell>
              <table:table-cell office:value-type="float" office:value="421653.074017">
                <text:p>421653.074017</text:p>
              </table:table-cell>
              <table:table-cell office:value-type="float" office:value="416280.570519">
                <text:p>416280.570519</text:p>
              </table:table-cell>
              <table:table-cell office:value-type="float" office:value="414182.800571">
                <text:p>414182.800571</text:p>
              </table:table-cell>
              <table:table-cell office:value-type="float" office:value="411584.723496">
                <text:p>411584.723496</text:p>
              </table:table-cell>
              <table:table-cell office:value-type="float" office:value="411228.381991">
                <text:p>411228.381991</text:p>
              </table:table-cell>
              <table:table-cell office:value-type="float" office:value="411209.347896">
                <text:p>411209.347896</text:p>
              </table:table-cell>
              <table:table-cell office:value-type="float" office:value="410005.55779">
                <text:p>410005.55779</text:p>
              </table:table-cell>
              <table:table-cell office:value-type="float" office:value="409997.766925">
                <text:p>409997.766925</text:p>
              </table:table-cell>
              <table:table-cell office:value-type="float" office:value="409319.831341">
                <text:p>409319.831341</text:p>
              </table:table-cell>
              <table:table-cell office:value-type="float" office:value="408602.918725">
                <text:p>408602.918725</text:p>
              </table:table-cell>
              <table:table-cell office:value-type="float" office:value="408246.420791">
                <text:p>408246.420791</text:p>
              </table:table-cell>
              <table:table-cell office:value-type="float" office:value="408148.039859">
                <text:p>408148.039859</text:p>
              </table:table-cell>
              <table:table-cell office:value-type="float" office:value="407043.828704">
                <text:p>407043.828704</text:p>
              </table:table-cell>
              <table:table-cell office:value-type="float" office:value="405587.037604">
                <text:p>405587.037604</text:p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108.500725">
                <text:p>108.500725</text:p>
                <draw:g>
                  <svg:desc>'ME-MLS'.B6:'ME-MLS'.B13</svg:desc>
                </draw:g>
              </table:table-cell>
              <table:table-cell office:value-type="float" office:value="108.727425">
                <text:p>108.727425</text:p>
              </table:table-cell>
              <table:table-cell office:value-type="float" office:value="109.009079">
                <text:p>109.009079</text:p>
              </table:table-cell>
              <table:table-cell office:value-type="float" office:value="109.496666">
                <text:p>109.496666</text:p>
              </table:table-cell>
              <table:table-cell office:value-type="float" office:value="110.277939">
                <text:p>110.277939</text:p>
              </table:table-cell>
              <table:table-cell office:value-type="float" office:value="112.215736">
                <text:p>112.215736</text:p>
              </table:table-cell>
              <table:table-cell office:value-type="float" office:value="113.042183">
                <text:p>113.042183</text:p>
              </table:table-cell>
              <table:table-cell office:value-type="float" office:value="117.675392">
                <text:p>117.675392</text:p>
              </table:table-cell>
            </table:table-row>
            <table:table-row>
              <table:table-cell office:value-type="string">
                <text:p>ME-MLS</text:p>
                <draw:g>
                  <svg:desc>'ME-MLS'.B1:'ME-MLS'.B1</svg:desc>
                </draw:g>
              </table:table-cell>
              <table:table-cell office:value-type="float" office:value="425615.75">
                <text:p>425615.75</text:p>
                <draw:g>
                  <svg:desc>'ME-MLS'.C6:'ME-MLS'.C13</svg:desc>
                </draw:g>
              </table:table-cell>
              <table:table-cell office:value-type="float" office:value="425444.03125">
                <text:p>425444.03125</text:p>
              </table:table-cell>
              <table:table-cell office:value-type="float" office:value="424468.59375">
                <text:p>424468.59375</text:p>
              </table:table-cell>
              <table:table-cell office:value-type="float" office:value="423917.8125">
                <text:p>423917.8125</text:p>
              </table:table-cell>
              <table:table-cell office:value-type="float" office:value="419945.125">
                <text:p>419945.125</text:p>
              </table:table-cell>
              <table:table-cell office:value-type="float" office:value="417825.375">
                <text:p>417825.375</text:p>
              </table:table-cell>
              <table:table-cell office:value-type="float" office:value="415728.53125">
                <text:p>415728.53125</text:p>
              </table:table-cell>
              <table:table-cell office:value-type="float" office:value="411753.25">
                <text:p>411753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